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29000001086AD3BEF0F01A9BB8.png" manifest:media-type="image/png"/>
  <manifest:file-entry manifest:full-path="Pictures/10000000000001E4000000ED26B508012475A37A.png" manifest:media-type="image/png"/>
  <manifest:file-entry manifest:full-path="Pictures/10000000000001BE0000011202607E8BCB66D189.png" manifest:media-type="image/png"/>
  <manifest:file-entry manifest:full-path="Pictures/100000000000021F0000009BB016B5915DFCBFB1.png" manifest:media-type="image/png"/>
  <manifest:file-entry manifest:full-path="Pictures/1000000000000161000000BFA4929D24B3655B2E.png" manifest:media-type="image/png"/>
  <manifest:file-entry manifest:full-path="Pictures/1000000000000388000001290CF6231AA55955E0.png" manifest:media-type="image/png"/>
  <manifest:file-entry manifest:full-path="Pictures/100000000000020C000000AD9404603C47D201D8.png" manifest:media-type="image/png"/>
  <manifest:file-entry manifest:full-path="Pictures/1000020100000463000002C235ADF51AA5AA13D2.png" manifest:media-type="image/png"/>
  <manifest:file-entry manifest:full-path="Pictures/10000000000002D00000007366DAFC2FD93699FB.png" manifest:media-type="image/png"/>
  <manifest:file-entry manifest:full-path="Pictures/1000000000000222000000C9D0C43E3AA0474798.png" manifest:media-type="image/png"/>
  <manifest:file-entry manifest:full-path="Pictures/1000020000000020000000206284DE9C05FFED8F.png" manifest:media-type="image/png"/>
  <manifest:file-entry manifest:full-path="Pictures/100000000000014C000000C1F9AA701B8AA8B95A.png" manifest:media-type="image/png"/>
  <manifest:file-entry manifest:full-path="Pictures/100000000000014E0000016FF942CC5DAB07D892.png" manifest:media-type="image/png"/>
  <manifest:file-entry manifest:full-path="Pictures/10000000000002D900000056934D742474F361DC.png" manifest:media-type="image/png"/>
  <manifest:file-entry manifest:full-path="Pictures/1000000000000160000000DBD6D8D0945A3BB3DA.png" manifest:media-type="image/png"/>
  <manifest:file-entry manifest:full-path="Pictures/10000201000003E8000000D2A7FE72F00FFCF111.png" manifest:media-type="image/png"/>
  <manifest:file-entry manifest:full-path="Pictures/100000000000015E0000009A1729E929AB0F9D6A.png" manifest:media-type="image/png"/>
  <manifest:file-entry manifest:full-path="Pictures/1000000000000152000000D21B8C21BD73D5C1FF.png" manifest:media-type="image/png"/>
  <manifest:file-entry manifest:full-path="Pictures/10000000000001BF000001B44738E01CB4F83A69.png" manifest:media-type="image/png"/>
  <manifest:file-entry manifest:full-path="Pictures/100000000000011700000069626E0D3D497E6433.png" manifest:media-type="image/png"/>
  <manifest:file-entry manifest:full-path="Pictures/100000000000019F0000016CA0FFB0314B4109D4.png" manifest:media-type="image/png"/>
  <manifest:file-entry manifest:full-path="Pictures/1000000000000171000000C16D0A12C628A07A70.png" manifest:media-type="image/png"/>
  <manifest:file-entry manifest:full-path="Pictures/1000000000000117000000694CAD632BD06B817F.png" manifest:media-type="image/png"/>
  <manifest:file-entry manifest:full-path="Pictures/1000000000000177000000A69C05082F4B1B2962.png" manifest:media-type="image/png"/>
  <manifest:file-entry manifest:full-path="Pictures/10000000000003ED000001BCE7355128A431EA36.png" manifest:media-type="image/png"/>
  <manifest:file-entry manifest:full-path="Pictures/1000020000000030000000306F43286E97B59990.png" manifest:media-type="image/png"/>
  <manifest:file-entry manifest:full-path="Pictures/100002000000040C000000AA2490947610EBBDB4.png" manifest:media-type="image/png"/>
  <manifest:file-entry manifest:full-path="Pictures/100002000000002000000020A6BB2897B4B7679A.png" manifest:media-type="image/png"/>
  <manifest:file-entry manifest:full-path="Pictures/10000000000003010000020C2971367F7EDA9241.png" manifest:media-type="image/png"/>
  <manifest:file-entry manifest:full-path="Pictures/1000000000000140000000BAEAE6065E0A4C4579.png" manifest:media-type="image/png"/>
  <manifest:file-entry manifest:full-path="Pictures/1000000000000128000001AEF3A4AAE184FF75D6.png" manifest:media-type="image/png"/>
  <manifest:file-entry manifest:full-path="Pictures/100002000000000B0000000B70A9EE9903C9253B.gif" manifest:media-type="image/gif"/>
  <manifest:file-entry manifest:full-path="Pictures/10000000000001AD000000B4C78AAFE3623AE349.png" manifest:media-type="image/png"/>
  <manifest:file-entry manifest:full-path="Pictures/10000000000001BA00000112874B2E8DB20E73C2.png" manifest:media-type="image/png"/>
  <manifest:file-entry manifest:full-path="Pictures/100000000000012900000092EC977738283069D7.png" manifest:media-type="image/png"/>
  <manifest:file-entry manifest:full-path="Pictures/10000000000003C40000014E64A2D6649BCDE599.png" manifest:media-type="image/png"/>
  <manifest:file-entry manifest:full-path="Pictures/100000000000028B000001AF697B9E0A7322FB7E.png" manifest:media-type="image/png"/>
  <manifest:file-entry manifest:full-path="Pictures/1000000000000128000000911AFCED0DF33B8714.png" manifest:media-type="image/png"/>
  <manifest:file-entry manifest:full-path="Pictures/10000000000001DF000001F044EE1BD210E4590F.png" manifest:media-type="image/png"/>
  <manifest:file-entry manifest:full-path="Pictures/10000000000002FB000000649F9E0AE6D57866AF.png" manifest:media-type="image/png"/>
  <manifest:file-entry manifest:full-path="Pictures/10000201000002FF0000016F907FDE0EE3B11581.png" manifest:media-type="image/png"/>
  <manifest:file-entry manifest:full-path="Pictures/100000000000015E0000005BF5794028512B4712.png" manifest:media-type="image/png"/>
  <manifest:file-entry manifest:full-path="Pictures/100000000000012C00000106911409942F97B072.png" manifest:media-type="image/png"/>
  <manifest:file-entry manifest:full-path="Pictures/100000000000015E000000E350030F13BEDFB677.png" manifest:media-type="image/png"/>
  <manifest:file-entry manifest:full-path="Pictures/10000000000002080000024F5E03118B0076EFD3.png" manifest:media-type="image/png"/>
  <manifest:file-entry manifest:full-path="Pictures/100000000000011200000166E587646135C0DA02.png" manifest:media-type="image/png"/>
  <manifest:file-entry manifest:full-path="Pictures/100000000000011200000166C60FC6A206A458F7.png" manifest:media-type="image/png"/>
  <manifest:file-entry manifest:full-path="Pictures/1000000000000273000002287A4C9A86086853AB.png" manifest:media-type="image/png"/>
  <manifest:file-entry manifest:full-path="Pictures/1000000000000182000000924313DC4632A7E679.png" manifest:media-type="image/png"/>
  <manifest:file-entry manifest:full-path="Pictures/10000201000002E200000029F6563721CA26C69B.png" manifest:media-type="image/png"/>
  <manifest:file-entry manifest:full-path="Pictures/100000000000012A000001052E43D0F1BF269917.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3" style:family="table">
      <style:table-properties style:width="6.6917in" fo:margin-left="0in" fo:margin-right="0.0014in" fo:margin-top="0.1181in" fo:margin-bottom="0in" table:align="margins" style:may-break-between-rows="true"/>
    </style:style>
    <style:style style:name="Table13.A" style:family="table-column">
      <style:table-column-properties style:column-width="2.2306in" style:rel-column-width="21845*"/>
    </style:style>
    <style:style style:name="Table13.1" style:family="table-row">
      <style:table-row-properties fo:keep-together="always"/>
    </style:style>
    <style:style style:name="Table13.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f26de8"/>
    </style:style>
    <style:style style:name="P3" style:family="paragraph" style:parent-style-name="Table_20_Heading">
      <style:text-properties officeooo:paragraph-rsid="0051bb9c"/>
    </style:style>
    <style:style style:name="P4" style:family="paragraph" style:parent-style-name="Text_20_body">
      <style:text-properties officeooo:paragraph-rsid="0051bb9c"/>
    </style:style>
    <style:style style:name="P5" style:family="paragraph" style:parent-style-name="Text_20_body">
      <style:text-properties officeooo:paragraph-rsid="006185ba"/>
    </style:style>
    <style:style style:name="P6" style:family="paragraph" style:parent-style-name="Text_20_body">
      <style:text-properties officeooo:paragraph-rsid="00633118"/>
    </style:style>
    <style:style style:name="P7" style:family="paragraph" style:parent-style-name="Text_20_body">
      <style:text-properties officeooo:paragraph-rsid="00662ea9"/>
    </style:style>
    <style:style style:name="P8" style:family="paragraph" style:parent-style-name="Text_20_body">
      <style:text-properties officeooo:rsid="007c8678" officeooo:paragraph-rsid="007c8678"/>
    </style:style>
    <style:style style:name="P9" style:family="paragraph" style:parent-style-name="Text_20_body">
      <style:text-properties officeooo:rsid="007ecb77" officeooo:paragraph-rsid="007ecb77"/>
    </style:style>
    <style:style style:name="P10" style:family="paragraph" style:parent-style-name="Text_20_body">
      <style:text-properties officeooo:paragraph-rsid="007f5e2b"/>
    </style:style>
    <style:style style:name="P11" style:family="paragraph" style:parent-style-name="Text_20_body">
      <style:text-properties officeooo:paragraph-rsid="0087d8f8"/>
    </style:style>
    <style:style style:name="P12" style:family="paragraph" style:parent-style-name="Text_20_body">
      <style:text-properties officeooo:paragraph-rsid="0088c20c"/>
    </style:style>
    <style:style style:name="P13" style:family="paragraph" style:parent-style-name="Text_20_body">
      <style:text-properties officeooo:rsid="008b55a7" officeooo:paragraph-rsid="008b55a7"/>
    </style:style>
    <style:style style:name="P14" style:family="paragraph" style:parent-style-name="Text_20_body">
      <style:text-properties officeooo:rsid="0090dfe6" officeooo:paragraph-rsid="0090dfe6"/>
    </style:style>
    <style:style style:name="P15" style:family="paragraph" style:parent-style-name="Text_20_body">
      <style:text-properties officeooo:rsid="0090dfe6" officeooo:paragraph-rsid="00994915"/>
    </style:style>
    <style:style style:name="P16" style:family="paragraph" style:parent-style-name="Text_20_body">
      <style:text-properties officeooo:rsid="009634d6" officeooo:paragraph-rsid="009634d6"/>
    </style:style>
    <style:style style:name="P17" style:family="paragraph" style:parent-style-name="Text_20_body">
      <style:text-properties officeooo:paragraph-rsid="00a44c5a"/>
    </style:style>
    <style:style style:name="P18" style:family="paragraph" style:parent-style-name="Text_20_body">
      <style:text-properties officeooo:paragraph-rsid="00af3405"/>
    </style:style>
    <style:style style:name="P19" style:family="paragraph" style:parent-style-name="Text_20_body">
      <style:text-properties officeooo:rsid="00b3cfbd" officeooo:paragraph-rsid="00b3cfbd"/>
    </style:style>
    <style:style style:name="P20" style:family="paragraph" style:parent-style-name="Text_20_body">
      <style:text-properties officeooo:paragraph-rsid="00b575dc"/>
    </style:style>
    <style:style style:name="P21" style:family="paragraph" style:parent-style-name="Text_20_body">
      <style:text-properties officeooo:paragraph-rsid="00b88426"/>
    </style:style>
    <style:style style:name="P22" style:family="paragraph" style:parent-style-name="Text_20_body">
      <style:text-properties officeooo:paragraph-rsid="00bf7ed7"/>
    </style:style>
    <style:style style:name="P23" style:family="paragraph" style:parent-style-name="Text_20_body">
      <style:text-properties officeooo:rsid="00d0dfde" officeooo:paragraph-rsid="00d0dfde"/>
    </style:style>
    <style:style style:name="P24" style:family="paragraph" style:parent-style-name="Text_20_body">
      <style:text-properties officeooo:paragraph-rsid="00d1206a"/>
    </style:style>
    <style:style style:name="P25" style:family="paragraph" style:parent-style-name="Text_20_body">
      <style:text-properties officeooo:rsid="00d26ce9" officeooo:paragraph-rsid="00d26ce9"/>
    </style:style>
    <style:style style:name="P26" style:family="paragraph" style:parent-style-name="Text_20_body">
      <style:text-properties officeooo:paragraph-rsid="00d79d78"/>
    </style:style>
    <style:style style:name="P27" style:family="paragraph" style:parent-style-name="Text_20_body">
      <style:text-properties officeooo:paragraph-rsid="0094d20b"/>
    </style:style>
    <style:style style:name="P28" style:family="paragraph" style:parent-style-name="Text_20_body">
      <style:text-properties officeooo:paragraph-rsid="009820aa"/>
    </style:style>
    <style:style style:name="P29" style:family="paragraph" style:parent-style-name="Text_20_body">
      <style:text-properties officeooo:paragraph-rsid="00f4e472"/>
    </style:style>
    <style:style style:name="P30" style:family="paragraph" style:parent-style-name="Text_20_body">
      <style:text-properties officeooo:paragraph-rsid="007c8678"/>
    </style:style>
    <style:style style:name="P31" style:family="paragraph" style:parent-style-name="Text_20_body">
      <style:text-properties officeooo:paragraph-rsid="01010d0d"/>
    </style:style>
    <style:style style:name="P32" style:family="paragraph" style:parent-style-name="Standard">
      <style:text-properties officeooo:paragraph-rsid="0051bb9c"/>
    </style:style>
    <style:style style:name="P33" style:family="paragraph" style:parent-style-name="Table_20_Contents">
      <style:text-properties officeooo:paragraph-rsid="0051bb9c"/>
    </style:style>
    <style:style style:name="P34" style:family="paragraph" style:parent-style-name="Table_20_Contents">
      <style:text-properties officeooo:rsid="0051006e"/>
    </style:style>
    <style:style style:name="P35" style:family="paragraph" style:parent-style-name="Table_20_Contents">
      <style:text-properties officeooo:paragraph-rsid="00522346"/>
    </style:style>
    <style:style style:name="P36" style:family="paragraph" style:parent-style-name="Table_20_Contents">
      <style:text-properties officeooo:rsid="00db6fc7" officeooo:paragraph-rsid="00db6fc7"/>
    </style:style>
    <style:style style:name="P37" style:family="paragraph" style:parent-style-name="Table_20_Contents">
      <style:text-properties officeooo:rsid="00f0c032" officeooo:paragraph-rsid="00f0c032"/>
    </style:style>
    <style:style style:name="P38" style:family="paragraph" style:parent-style-name="Subtitle">
      <style:text-properties officeooo:rsid="0051006e"/>
    </style:style>
    <style:style style:name="P39" style:family="paragraph" style:parent-style-name="Text_20_body">
      <style:paragraph-properties fo:margin-left="0.5in" fo:margin-right="0in" fo:text-indent="0in" style:auto-text-indent="false"/>
    </style:style>
    <style:style style:name="P40" style:family="paragraph" style:parent-style-name="Text_20_body">
      <style:paragraph-properties fo:margin-left="0.5in" fo:margin-right="0in" fo:text-indent="0in" style:auto-text-indent="false"/>
      <style:text-properties officeooo:rsid="00af3405" officeooo:paragraph-rsid="00af3405"/>
    </style:style>
    <style:style style:name="P41" style:family="paragraph" style:parent-style-name="Text_20_body">
      <style:paragraph-properties fo:margin-left="0.5in" fo:margin-right="0in" fo:text-indent="0in" style:auto-text-indent="false"/>
      <style:text-properties officeooo:rsid="00b21878" officeooo:paragraph-rsid="00b21878"/>
    </style:style>
    <style:style style:name="P42" style:family="paragraph" style:parent-style-name="Text_20_body">
      <style:paragraph-properties fo:margin-left="0.5in" fo:margin-right="0in" fo:text-indent="0in" style:auto-text-indent="false"/>
      <style:text-properties officeooo:rsid="00b3cfbd" officeooo:paragraph-rsid="00b3cfbd"/>
    </style:style>
    <style:style style:name="P43" style:family="paragraph" style:parent-style-name="Text_20_body">
      <style:paragraph-properties fo:margin-left="0.5in" fo:margin-right="0in" fo:text-indent="0in" style:auto-text-indent="false"/>
      <style:text-properties officeooo:rsid="00a70d22" officeooo:paragraph-rsid="00a70d22"/>
    </style:style>
    <style:style style:name="P44" style:family="paragraph" style:parent-style-name="Text_20_body">
      <style:paragraph-properties fo:margin-left="0.5in" fo:margin-right="0in" fo:text-indent="0in" style:auto-text-indent="false"/>
      <style:text-properties officeooo:paragraph-rsid="00b21878"/>
    </style:style>
    <style:style style:name="P45" style:family="paragraph" style:parent-style-name="Text_20_body_20_indent">
      <style:paragraph-properties fo:margin-left="0.5in" fo:margin-right="0in" fo:text-indent="0in" style:auto-text-indent="false"/>
    </style:style>
    <style:style style:name="P46" style:family="paragraph" style:parent-style-name="Text_20_Note">
      <style:text-properties officeooo:paragraph-rsid="0059ee9e"/>
    </style:style>
    <style:style style:name="P47" style:family="paragraph" style:parent-style-name="Text_20_Note">
      <style:text-properties officeooo:paragraph-rsid="00680e95"/>
    </style:style>
    <style:style style:name="P48" style:family="paragraph" style:parent-style-name="Text_20_Note">
      <style:text-properties officeooo:paragraph-rsid="007a7cdd"/>
    </style:style>
    <style:style style:name="P49" style:family="paragraph" style:parent-style-name="Text_20_Note">
      <style:text-properties officeooo:rsid="0097b28c" officeooo:paragraph-rsid="0097b28c"/>
    </style:style>
    <style:style style:name="P50" style:family="paragraph" style:parent-style-name="Text_20_Note">
      <style:text-properties officeooo:rsid="00a0df89" officeooo:paragraph-rsid="00a0df89"/>
    </style:style>
    <style:style style:name="P51" style:family="paragraph" style:parent-style-name="Text_20_Note">
      <style:text-properties officeooo:rsid="00a34355" officeooo:paragraph-rsid="00a34355"/>
    </style:style>
    <style:style style:name="P52" style:family="paragraph" style:parent-style-name="Text_20_Note">
      <style:text-properties officeooo:paragraph-rsid="00a987ae"/>
    </style:style>
    <style:style style:name="P53" style:family="paragraph" style:parent-style-name="Text_20_Note">
      <style:text-properties officeooo:rsid="00c65d9a" officeooo:paragraph-rsid="00c65d9a"/>
    </style:style>
    <style:style style:name="P54" style:family="paragraph" style:parent-style-name="Text_20_Note">
      <style:text-properties officeooo:rsid="00c6b77a" officeooo:paragraph-rsid="00c6b77a"/>
    </style:style>
    <style:style style:name="P55" style:family="paragraph" style:parent-style-name="Text_20_Note">
      <style:text-properties officeooo:rsid="00ca12f9" officeooo:paragraph-rsid="00ca12f9"/>
    </style:style>
    <style:style style:name="P56" style:family="paragraph" style:parent-style-name="Text_20_Note">
      <style:text-properties officeooo:paragraph-rsid="00d1206a"/>
    </style:style>
    <style:style style:name="P57" style:family="paragraph" style:parent-style-name="Text_20_Note">
      <style:text-properties officeooo:paragraph-rsid="0101b767"/>
    </style:style>
    <style:style style:name="P58" style:family="paragraph" style:parent-style-name="Text_20_body_20_indent">
      <style:text-properties officeooo:rsid="0083ba00" officeooo:paragraph-rsid="0083ba00"/>
    </style:style>
    <style:style style:name="P59" style:family="paragraph" style:parent-style-name="Text_20_body_20_indent">
      <style:text-properties officeooo:paragraph-rsid="0084bfb7"/>
    </style:style>
    <style:style style:name="P60" style:family="paragraph" style:parent-style-name="Text_20_Body_20_List_20_Intro">
      <style:text-properties officeooo:paragraph-rsid="00c68c84"/>
    </style:style>
    <style:style style:name="P61" style:family="paragraph" style:parent-style-name="Caption">
      <style:text-properties officeooo:paragraph-rsid="00d8f10d"/>
    </style:style>
    <style:style style:name="P62" style:family="paragraph" style:parent-style-name="Caption">
      <style:text-properties officeooo:paragraph-rsid="01010d0d"/>
    </style:style>
    <style:style style:name="P63" style:family="paragraph" style:parent-style-name="Contents_20_1">
      <style:paragraph-properties>
        <style:tab-stops>
          <style:tab-stop style:position="6.6929in" style:type="right" style:leader-style="dotted" style:leader-text="."/>
        </style:tab-stops>
      </style:paragraph-properties>
    </style:style>
    <style:style style:name="P64" style:family="paragraph" style:parent-style-name="Contents_20_2">
      <style:paragraph-properties>
        <style:tab-stops>
          <style:tab-stop style:position="6.6929in" style:type="right" style:leader-style="dotted" style:leader-text="."/>
        </style:tab-stops>
      </style:paragraph-properties>
    </style:style>
    <style:style style:name="P65" style:family="paragraph" style:parent-style-name="Contents_20_3">
      <style:paragraph-properties>
        <style:tab-stops>
          <style:tab-stop style:position="6.6929in" style:type="right" style:leader-style="dotted" style:leader-text="."/>
        </style:tab-stops>
      </style:paragraph-properties>
    </style:style>
    <style:style style:name="P66" style:family="paragraph" style:parent-style-name="Figure">
      <style:text-properties officeooo:paragraph-rsid="00f4e472"/>
    </style:style>
    <style:style style:name="P67" style:family="paragraph" style:parent-style-name="Figure">
      <style:text-properties officeooo:paragraph-rsid="00fc1697"/>
    </style:style>
    <style:style style:name="P68" style:family="paragraph" style:parent-style-name="Figure">
      <style:text-properties officeooo:paragraph-rsid="00fea6ee"/>
    </style:style>
    <style:style style:name="P69" style:family="paragraph" style:parent-style-name="Text_20_Note" style:master-page-name="">
      <style:paragraph-properties fo:margin-left="0.3937in" fo:margin-right="0.3154in" fo:text-indent="0in" style:auto-text-indent="false" style:page-number="auto"/>
      <style:text-properties officeooo:rsid="00aea03e" officeooo:paragraph-rsid="0101b767"/>
    </style:style>
    <style:style style:name="P70" style:family="paragraph" style:parent-style-name="Text_20_Note">
      <style:paragraph-properties style:shadow="none" style:writing-mode="page"/>
      <style:text-properties officeooo:paragraph-rsid="00fea6ee"/>
    </style:style>
    <style:style style:name="P71" style:family="paragraph" style:parent-style-name="Guide_20_Name">
      <style:text-properties fo:language="en" fo:country="US" officeooo:rsid="0109fcbf" officeooo:paragraph-rsid="0109fcbf"/>
    </style:style>
    <style:style style:name="P72" style:family="paragraph" style:parent-style-name="Guide_20_Name" style:master-page-name="First_20_Page">
      <style:paragraph-properties style:page-number="auto" fo:break-before="page"/>
      <style:text-properties fo:language="en" fo:country="US"/>
    </style:style>
    <style:style style:name="P73" style:family="paragraph" style:parent-style-name="Contents_20_1">
      <style:paragraph-properties>
        <style:tab-stops>
          <style:tab-stop style:position="6.6929in" style:type="right" style:leader-style="dotted" style:leader-text="."/>
        </style:tab-stops>
      </style:paragraph-properties>
    </style:style>
    <style:style style:name="P74" style:family="paragraph" style:parent-style-name="Contents_20_2">
      <style:paragraph-properties>
        <style:tab-stops>
          <style:tab-stop style:position="6.6929in" style:type="right" style:leader-style="dotted" style:leader-text="."/>
        </style:tab-stops>
      </style:paragraph-properties>
    </style:style>
    <style:style style:name="P75" style:family="paragraph" style:parent-style-name="Contents_20_3">
      <style:paragraph-properties>
        <style:tab-stops>
          <style:tab-stop style:position="6.6929in" style:type="right" style:leader-style="dotted" style:leader-text="."/>
        </style:tab-stops>
      </style:paragraph-properties>
    </style:style>
    <style:style style:name="P76" style:family="paragraph" style:parent-style-name="Contents_20_4">
      <style:paragraph-properties>
        <style:tab-stops>
          <style:tab-stop style:position="6.6929in" style:type="right" style:leader-style="dotted" style:leader-text="."/>
        </style:tab-stops>
      </style:paragraph-properties>
    </style:style>
    <style:style style:name="P77" style:family="paragraph" style:parent-style-name="Heading_20_1" style:master-page-name="Front_20_Matter">
      <style:paragraph-properties style:page-number="auto"/>
      <style:text-properties fo:language="en" fo:country="US"/>
    </style:style>
    <style:style style:name="P78" style:family="paragraph" style:parent-style-name="Heading_20_1" style:master-page-name="Standard">
      <style:paragraph-properties style:page-number="auto"/>
    </style:style>
    <style:style style:name="P79" style:family="paragraph" style:parent-style-name="Heading_20_2">
      <style:text-properties officeooo:paragraph-rsid="0051bb9c"/>
    </style:style>
    <style:style style:name="P80" style:family="paragraph" style:parent-style-name="Heading_20_2">
      <style:text-properties officeooo:paragraph-rsid="008b55a7"/>
    </style:style>
    <style:style style:name="P81" style:family="paragraph" style:parent-style-name="Heading_20_Note" style:list-style-name="Heading_20_Note"/>
    <style:style style:name="P82" style:family="paragraph" style:parent-style-name="Heading_20_Note" style:list-style-name="Heading_20_Note">
      <style:text-properties officeooo:paragraph-rsid="0101b767"/>
    </style:style>
    <style:style style:name="P83" style:family="paragraph" style:parent-style-name="Heading_20_Note" style:list-style-name="Heading_20_Note">
      <style:text-properties officeooo:rsid="00aea03e" officeooo:paragraph-rsid="0101b767"/>
    </style:style>
    <style:style style:name="P84" style:family="paragraph" style:parent-style-name="Heading_20_Note">
      <style:text-properties officeooo:rsid="00c65d9a" officeooo:paragraph-rsid="00c65d9a"/>
    </style:style>
    <style:style style:name="P85" style:family="paragraph" style:parent-style-name="List_20_1">
      <style:text-properties officeooo:rsid="006084c9" officeooo:paragraph-rsid="006084c9"/>
    </style:style>
    <style:style style:name="P86" style:family="paragraph" style:parent-style-name="List_20_1" style:list-style-name="List_20_1">
      <style:text-properties officeooo:rsid="006084c9" officeooo:paragraph-rsid="006185ba"/>
    </style:style>
    <style:style style:name="P87" style:family="paragraph" style:parent-style-name="List_20_1" style:list-style-name="List_20_1">
      <style:text-properties officeooo:paragraph-rsid="006185ba"/>
    </style:style>
    <style:style style:name="P88" style:family="paragraph" style:parent-style-name="List_20_1" style:list-style-name="List_20_1">
      <style:text-properties officeooo:paragraph-rsid="006769b5"/>
    </style:style>
    <style:style style:name="P89" style:family="paragraph" style:parent-style-name="List_20_1" style:list-style-name="List_20_1">
      <style:text-properties officeooo:paragraph-rsid="00af3405"/>
    </style:style>
    <style:style style:name="P90" style:family="paragraph" style:parent-style-name="List_20_1" style:list-style-name="List_20_1">
      <style:text-properties officeooo:rsid="006769b5" officeooo:paragraph-rsid="006769b5"/>
    </style:style>
    <style:style style:name="P91" style:family="paragraph" style:parent-style-name="List_20_1">
      <style:text-properties officeooo:rsid="00b0bd06" officeooo:paragraph-rsid="00b0bd06"/>
    </style:style>
    <style:style style:name="P92" style:family="paragraph" style:parent-style-name="List_20_1">
      <style:text-properties officeooo:rsid="00b21878" officeooo:paragraph-rsid="00b21878"/>
    </style:style>
    <style:style style:name="P93" style:family="paragraph" style:parent-style-name="List_20_2">
      <style:text-properties officeooo:paragraph-rsid="0083ba00"/>
    </style:style>
    <style:style style:name="P94" style:family="paragraph" style:parent-style-name="List_20_2">
      <style:text-properties officeooo:paragraph-rsid="00fc1697"/>
    </style:style>
    <style:style style:name="P95" style:family="paragraph" style:parent-style-name="Numbering_20_1">
      <style:text-properties officeooo:rsid="00633118" officeooo:paragraph-rsid="00633118"/>
    </style:style>
    <style:style style:name="P96" style:family="paragraph" style:parent-style-name="Numbering_20_1">
      <style:text-properties officeooo:paragraph-rsid="00633118"/>
    </style:style>
    <style:style style:name="P97" style:family="paragraph" style:parent-style-name="Numbering_20_1" style:list-style-name="Numbering_20_1">
      <style:text-properties officeooo:paragraph-rsid="00935a5c"/>
    </style:style>
    <style:style style:name="P98" style:family="paragraph" style:parent-style-name="Numbering_20_1" style:list-style-name="Numbering_20_1">
      <style:text-properties officeooo:paragraph-rsid="00fea6ee"/>
    </style:style>
    <style:style style:name="P99" style:family="paragraph" style:parent-style-name="Numbering_20_1" style:list-style-name="Numbering_20_1">
      <style:text-properties officeooo:paragraph-rsid="009cb49e"/>
    </style:style>
    <style:style style:name="P100" style:family="paragraph" style:parent-style-name="Numbering_20_1" style:list-style-name="Numbering_20_1">
      <style:text-properties officeooo:paragraph-rsid="009d6b56"/>
    </style:style>
    <style:style style:name="P101" style:family="paragraph" style:parent-style-name="Numbering_20_1" style:list-style-name="Numbering_20_1">
      <style:text-properties officeooo:paragraph-rsid="00d81eaa"/>
    </style:style>
    <style:style style:name="P102" style:family="paragraph" style:parent-style-name="Numbering_20_1" style:list-style-name="Numbering_20_1">
      <style:text-properties officeooo:paragraph-rsid="0101b767"/>
    </style:style>
    <style:style style:name="P103" style:family="paragraph" style:parent-style-name="Numbering_20_1" style:list-style-name="Numbering_20_1">
      <style:text-properties officeooo:paragraph-rsid="00c4cd4d"/>
    </style:style>
    <style:style style:name="P104" style:family="paragraph" style:parent-style-name="Numbering_20_1" style:list-style-name="Numbering_20_1">
      <style:text-properties officeooo:paragraph-rsid="00ca12f9"/>
    </style:style>
    <style:style style:name="P105" style:family="paragraph" style:parent-style-name="Numbering_20_1" style:list-style-name="Numbering_20_1">
      <style:text-properties officeooo:paragraph-rsid="00f5f9c1"/>
    </style:style>
    <style:style style:name="P106" style:family="paragraph" style:parent-style-name="Numbering_20_1">
      <style:text-properties style:font-name="Liberation Sans2" fo:font-size="11pt" style:font-size-asian="10.5pt"/>
    </style:style>
    <style:style style:name="P107" style:family="paragraph" style:parent-style-name="Numbering_20_1">
      <style:text-properties officeooo:paragraph-rsid="00a987ae"/>
    </style:style>
    <style:style style:name="P108" style:family="paragraph" style:parent-style-name="Numbering_20_1">
      <style:text-properties officeooo:paragraph-rsid="0101b767"/>
    </style:style>
    <style:style style:name="P109" style:family="paragraph" style:parent-style-name="Numbering_20_1">
      <style:text-properties officeooo:paragraph-rsid="00b975fb"/>
    </style:style>
    <style:style style:name="P110" style:family="paragraph" style:parent-style-name="Numbering_20_1">
      <style:text-properties officeooo:paragraph-rsid="00f5f9c1"/>
    </style:style>
    <style:style style:name="P111" style:family="paragraph" style:parent-style-name="Numbering_20_1">
      <style:text-properties officeooo:rsid="00f5f9c1" officeooo:paragraph-rsid="00f5f9c1"/>
    </style:style>
    <style:style style:name="P112" style:family="paragraph" style:parent-style-name="Numbering_20_1">
      <style:text-properties officeooo:paragraph-rsid="00c14f4d"/>
    </style:style>
    <style:style style:name="P113" style:family="paragraph" style:parent-style-name="Numbering_20_1">
      <style:text-properties officeooo:paragraph-rsid="00c85b09"/>
    </style:style>
    <style:style style:name="P114" style:family="paragraph" style:parent-style-name="Numbering_20_1">
      <style:text-properties officeooo:rsid="00c85b09" officeooo:paragraph-rsid="00c85b09"/>
    </style:style>
    <style:style style:name="P115" style:family="paragraph" style:parent-style-name="Numbering_20_1" style:list-style-name="Numbering_20_1">
      <style:text-properties officeooo:rsid="00cb96b0" officeooo:paragraph-rsid="00f5f9c1"/>
    </style:style>
    <style:style style:name="P116" style:family="paragraph" style:parent-style-name="Numbering_20_1" style:master-page-name="">
      <style:paragraph-properties fo:keep-together="always" fo:orphans="0" fo:widows="0" style:page-number="auto"/>
    </style:style>
    <style:style style:name="P117" style:family="paragraph" style:parent-style-name="Numbering_20_2">
      <style:text-properties officeooo:paragraph-rsid="00916679"/>
    </style:style>
    <style:style style:name="P118" style:family="paragraph" style:parent-style-name="Numbering_20_2" style:list-style-name="">
      <style:paragraph-properties fo:margin-left="0.5in" fo:margin-right="0in" fo:text-indent="0in" style:auto-text-indent="false"/>
      <style:text-properties officeooo:rsid="00b3cfbd" officeooo:paragraph-rsid="00b3cfbd"/>
    </style:style>
    <style:style style:name="P119" style:family="paragraph" style:parent-style-name="Standard">
      <style:text-properties officeooo:paragraph-rsid="0051bb9c"/>
    </style:style>
    <style:style style:name="P120" style:family="paragraph" style:parent-style-name="Text_20_body" style:list-style-name="List_20_1">
      <style:text-properties officeooo:paragraph-rsid="006247b7"/>
    </style:style>
    <style:style style:name="P121" style:family="paragraph" style:parent-style-name="Text_20_body" style:list-style-name="List_20_1">
      <style:text-properties fo:language="en" fo:country="GB" officeooo:rsid="006247b7" officeooo:paragraph-rsid="006247b7"/>
    </style:style>
    <style:style style:name="P122" style:family="paragraph" style:parent-style-name="Text_20_body" style:list-style-name="List_20_1">
      <style:text-properties officeooo:rsid="006247b7" officeooo:paragraph-rsid="006247b7"/>
    </style:style>
    <style:style style:name="P123" style:family="paragraph" style:parent-style-name="Text_20_body" style:list-style-name="Numbering_20_1"/>
    <style:style style:name="P124" style:family="paragraph" style:parent-style-name="Text_20_body" style:list-style-name="Numbering_20_1">
      <style:text-properties officeooo:rsid="00d1e8dd" officeooo:paragraph-rsid="00d1e8dd"/>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6084c9"/>
    </style:style>
    <style:style style:name="T7" style:family="text">
      <style:text-properties fo:language="en" fo:country="US" officeooo:rsid="0087d8f8"/>
    </style:style>
    <style:style style:name="T8" style:family="text">
      <style:text-properties style:font-name="Times New Roman"/>
    </style:style>
    <style:style style:name="T9" style:family="text">
      <style:text-properties style:font-name="Liberation Sans5" fo:font-size="10.5pt" fo:language="en" fo:country="US" officeooo:rsid="0019deb4" style:font-name-asian="Liberation Sans5" style:font-size-asian="10.5pt" style:font-name-complex="Liberation Sans5" style:font-size-complex="10.5pt"/>
    </style:style>
    <style:style style:name="T10" style:family="text">
      <style:text-properties fo:language="en" fo:country="GB"/>
    </style:style>
    <style:style style:name="T11" style:family="text">
      <style:text-properties fo:language="en" fo:country="GB" officeooo:rsid="006084c9"/>
    </style:style>
    <style:style style:name="T12" style:family="text">
      <style:text-properties fo:language="en" fo:country="GB" officeooo:rsid="006185ba"/>
    </style:style>
    <style:style style:name="T13" style:family="text">
      <style:text-properties fo:language="en" fo:country="GB" officeooo:rsid="006247b7"/>
    </style:style>
    <style:style style:name="T14" style:family="text">
      <style:text-properties fo:language="en" fo:country="GB" officeooo:rsid="00d0dfde"/>
    </style:style>
    <style:style style:name="T15" style:family="text">
      <style:text-properties fo:language="en" fo:country="GB" officeooo:rsid="00d26ce9"/>
    </style:style>
    <style:style style:name="T16" style:family="text">
      <style:text-properties officeooo:rsid="0051006e"/>
    </style:style>
    <style:style style:name="T17" style:family="text">
      <style:text-properties officeooo:rsid="00e9da12"/>
    </style:style>
    <style:style style:name="T18" style:family="text">
      <style:text-properties officeooo:rsid="006194b1"/>
    </style:style>
    <style:style style:name="T19"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20" style:family="text">
      <style:text-properties fo:color="#000000" style:text-outline="false" style:text-line-through-style="none" style:text-line-through-type="none" style:font-name="Liberation Sans2"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1" style:family="text">
      <style:text-properties fo:color="#000000" style:text-outline="false" style:text-line-through-style="none" style:text-line-through-type="none" style:font-name="Liberation Sans5" fo:font-size="10.5pt" fo:language="en" fo:country="US" fo:text-shadow="none" style:text-underline-style="none" fo:font-weight="normal" officeooo:rsid="0019deb4" style:font-name-asian="Liberation Sans5" style:font-size-asian="10.5pt" style:font-weight-asian="normal" style:font-name-complex="Liberation Sans5" style:font-size-complex="10.5pt" style:font-weight-complex="normal" style:text-overline-style="none" style:text-overline-color="font-color"/>
    </style:style>
    <style:style style:name="T22" style:family="text">
      <style:text-properties officeooo:rsid="005a1d39"/>
    </style:style>
    <style:style style:name="T23" style:family="text">
      <style:text-properties officeooo:rsid="005c0c56"/>
    </style:style>
    <style:style style:name="T24" style:family="text">
      <style:text-properties officeooo:rsid="005c574d"/>
    </style:style>
    <style:style style:name="T25" style:family="text">
      <style:text-properties officeooo:rsid="005e1a53"/>
    </style:style>
    <style:style style:name="T26" style:family="text">
      <style:text-properties officeooo:rsid="005f4a3c"/>
    </style:style>
    <style:style style:name="T27" style:family="text">
      <style:text-properties officeooo:rsid="006084c9"/>
    </style:style>
    <style:style style:name="T28" style:family="text">
      <style:text-properties officeooo:rsid="0060a28f"/>
    </style:style>
    <style:style style:name="T29" style:family="text">
      <style:text-properties officeooo:rsid="006185ba"/>
    </style:style>
    <style:style style:name="T30" style:family="text">
      <style:text-properties officeooo:rsid="006247b7"/>
    </style:style>
    <style:style style:name="T31" style:family="text">
      <style:text-properties officeooo:rsid="00633118"/>
    </style:style>
    <style:style style:name="T32" style:family="text">
      <style:text-properties officeooo:rsid="00640a50"/>
    </style:style>
    <style:style style:name="T33" style:family="text">
      <style:text-properties officeooo:rsid="006568e7"/>
    </style:style>
    <style:style style:name="T34" style:family="text">
      <style:text-properties officeooo:rsid="0065fe5e"/>
    </style:style>
    <style:style style:name="T35" style:family="text">
      <style:text-properties officeooo:rsid="00662ea9"/>
    </style:style>
    <style:style style:name="T36" style:family="text">
      <style:text-properties officeooo:rsid="006769b5"/>
    </style:style>
    <style:style style:name="T37" style:family="text">
      <style:text-properties officeooo:rsid="00680e95"/>
    </style:style>
    <style:style style:name="T38" style:family="text">
      <style:text-properties officeooo:rsid="006d7bb5"/>
    </style:style>
    <style:style style:name="T39" style:family="text">
      <style:text-properties officeooo:rsid="0071c8b9"/>
    </style:style>
    <style:style style:name="T40" style:family="text">
      <style:text-properties officeooo:rsid="007244ed"/>
    </style:style>
    <style:style style:name="T41" style:family="text">
      <style:text-properties officeooo:rsid="0072bd58"/>
    </style:style>
    <style:style style:name="T42" style:family="text">
      <style:text-properties officeooo:rsid="00779701"/>
    </style:style>
    <style:style style:name="T43" style:family="text">
      <style:text-properties officeooo:rsid="007937cc"/>
    </style:style>
    <style:style style:name="T44" style:family="text">
      <style:text-properties officeooo:rsid="007978f0"/>
    </style:style>
    <style:style style:name="T45" style:family="text">
      <style:text-properties officeooo:rsid="007a7cdd"/>
    </style:style>
    <style:style style:name="T46" style:family="text">
      <style:text-properties officeooo:rsid="007d7c54"/>
    </style:style>
    <style:style style:name="T47" style:family="text">
      <style:text-properties officeooo:rsid="007d80bf"/>
    </style:style>
    <style:style style:name="T48" style:family="text">
      <style:text-properties officeooo:rsid="007ecb77"/>
    </style:style>
    <style:style style:name="T49" style:family="text">
      <style:text-properties officeooo:rsid="007edf3a"/>
    </style:style>
    <style:style style:name="T50" style:family="text">
      <style:text-properties officeooo:rsid="007f5e2b"/>
    </style:style>
    <style:style style:name="T51" style:family="text">
      <style:text-properties officeooo:rsid="0081f4f5"/>
    </style:style>
    <style:style style:name="T52" style:family="text">
      <style:text-properties officeooo:rsid="0083ba00"/>
    </style:style>
    <style:style style:name="T53" style:family="text">
      <style:text-properties officeooo:rsid="0084bfb7"/>
    </style:style>
    <style:style style:name="T54" style:family="text">
      <style:text-properties officeooo:rsid="0085e368"/>
    </style:style>
    <style:style style:name="T55" style:family="text">
      <style:text-properties officeooo:rsid="0087d8f8"/>
    </style:style>
    <style:style style:name="T56" style:family="text">
      <style:text-properties officeooo:rsid="0088c20c"/>
    </style:style>
    <style:style style:name="T57" style:family="text">
      <style:text-properties officeooo:rsid="0089bd68"/>
    </style:style>
    <style:style style:name="T58" style:family="text">
      <style:text-properties officeooo:rsid="008b55a7"/>
    </style:style>
    <style:style style:name="T59" style:family="text">
      <style:text-properties officeooo:rsid="008d437a"/>
    </style:style>
    <style:style style:name="T60" style:family="text">
      <style:text-properties officeooo:rsid="008f3567"/>
    </style:style>
    <style:style style:name="T61" style:family="text">
      <style:text-properties officeooo:rsid="0090dfe6"/>
    </style:style>
    <style:style style:name="T62" style:family="text">
      <style:text-properties officeooo:rsid="00916679"/>
    </style:style>
    <style:style style:name="T63" style:family="text">
      <style:text-properties officeooo:rsid="0094d20b"/>
    </style:style>
    <style:style style:name="T64" style:family="text">
      <style:text-properties officeooo:rsid="009634d6"/>
    </style:style>
    <style:style style:name="T65" style:family="text">
      <style:text-properties officeooo:rsid="0097b28c"/>
    </style:style>
    <style:style style:name="T66" style:family="text">
      <style:text-properties officeooo:rsid="00994915"/>
    </style:style>
    <style:style style:name="T67" style:family="text">
      <style:text-properties officeooo:rsid="009b32a9"/>
    </style:style>
    <style:style style:name="T68" style:family="text">
      <style:text-properties officeooo:rsid="009cb49e"/>
    </style:style>
    <style:style style:name="T69" style:family="text">
      <style:text-properties officeooo:rsid="009d6b56"/>
    </style:style>
    <style:style style:name="T70" style:family="text">
      <style:text-properties style:font-name="Liberation Sans2" fo:font-size="11pt" style:font-size-asian="10.5pt"/>
    </style:style>
    <style:style style:name="T71" style:family="text">
      <style:text-properties style:font-name="Liberation Sans2" fo:font-size="11pt" officeooo:rsid="00df2f67" style:font-size-asian="10.5pt"/>
    </style:style>
    <style:style style:name="T72" style:family="text">
      <style:text-properties style:font-name="Liberation Sans2" fo:font-size="11pt" officeooo:rsid="009820aa" style:font-size-asian="10.5pt"/>
    </style:style>
    <style:style style:name="T73" style:family="text">
      <style:text-properties style:font-name="Liberation Sans2" fo:font-size="11pt" officeooo:rsid="00e6725a" style:font-size-asian="10.5pt"/>
    </style:style>
    <style:style style:name="T74" style:family="text">
      <style:text-properties style:font-name="Liberation Sans2" fo:font-size="11pt" officeooo:rsid="00e7ca66" style:font-size-asian="10.5pt"/>
    </style:style>
    <style:style style:name="T75" style:family="text">
      <style:text-properties style:font-name="Liberation Sans2" fo:font-size="11pt" officeooo:rsid="00b21878" style:font-size-asian="10.5pt"/>
    </style:style>
    <style:style style:name="T76" style:family="text">
      <style:text-properties style:font-name="Liberation Sans2" fo:font-size="11pt" officeooo:rsid="00e80fd6" style:font-size-asian="10.5pt"/>
    </style:style>
    <style:style style:name="T77" style:family="text">
      <style:text-properties style:font-name="Liberation Sans2" fo:font-size="11pt" officeooo:rsid="00b54257" style:font-size-asian="10.5pt"/>
    </style:style>
    <style:style style:name="T78" style:family="text">
      <style:text-properties style:font-name="Liberation Sans2" fo:font-size="11pt" officeooo:rsid="005c574d" style:font-size-asian="10.5pt"/>
    </style:style>
    <style:style style:name="T79" style:family="text">
      <style:text-properties style:font-name="Liberation Sans2" fo:font-size="11pt" officeooo:rsid="00e97734" style:font-size-asian="10.5pt"/>
    </style:style>
    <style:style style:name="T80" style:family="text">
      <style:text-properties style:font-name="Liberation Sans2" fo:font-size="11pt" officeooo:rsid="00bf7ed7" style:font-size-asian="10.5pt"/>
    </style:style>
    <style:style style:name="T81" style:family="text">
      <style:text-properties style:font-name="Liberation Sans2" fo:font-size="11pt" officeooo:rsid="00c31cad" style:font-size-asian="10.5pt"/>
    </style:style>
    <style:style style:name="T82" style:family="text">
      <style:text-properties style:font-name="Liberation Sans2" fo:font-size="11pt" officeooo:rsid="00c68c84" style:font-size-asian="10.5pt"/>
    </style:style>
    <style:style style:name="T83" style:family="text">
      <style:text-properties style:font-name="Liberation Sans2" fo:font-size="11pt" officeooo:rsid="007c8678" style:font-size-asian="10.5pt"/>
    </style:style>
    <style:style style:name="T84" style:family="text">
      <style:text-properties style:font-name="Liberation Sans2" fo:font-size="11pt" officeooo:rsid="00f4e472" style:font-size-asian="10.5pt"/>
    </style:style>
    <style:style style:name="T85" style:family="text">
      <style:text-properties style:font-name="Liberation Sans2" fo:font-size="11pt" officeooo:rsid="007ecb77" style:font-size-asian="10.5pt"/>
    </style:style>
    <style:style style:name="T86" style:family="text">
      <style:text-properties style:font-name="Liberation Sans2" fo:font-size="11pt" officeooo:rsid="00a987ae" style:font-size-asian="10.5pt"/>
    </style:style>
    <style:style style:name="T87" style:family="text">
      <style:text-properties style:font-name="Liberation Sans2" fo:font-size="11pt" officeooo:rsid="00f5112a" style:font-size-asian="10.5pt"/>
    </style:style>
    <style:style style:name="T88" style:family="text">
      <style:text-properties style:font-name="Liberation Sans2" fo:font-size="11pt" officeooo:rsid="00af3405" style:font-size-asian="10.5pt"/>
    </style:style>
    <style:style style:name="T89" style:family="text">
      <style:text-properties style:font-name="Liberation Sans2" fo:font-size="11pt" officeooo:rsid="00f5f9c1" style:font-size-asian="10.5pt"/>
    </style:style>
    <style:style style:name="T90" style:family="text">
      <style:text-properties style:font-name="Liberation Sans2" fo:font-size="11pt" officeooo:rsid="00cfeb01" style:font-size-asian="10.5pt" style:font-weight-asian="normal" style:font-weight-complex="normal"/>
    </style:style>
    <style:style style:name="T91" style:family="text">
      <style:text-properties style:font-name="Liberation Sans2" fo:font-size="11pt" officeooo:rsid="00fc1697" style:font-size-asian="10.5pt" style:font-weight-asian="normal" style:font-weight-complex="normal"/>
    </style:style>
    <style:style style:name="T92" style:family="text">
      <style:text-properties style:font-name="Liberation Sans2" style:font-size-asian="10.5pt"/>
    </style:style>
    <style:style style:name="T93" style:family="text">
      <style:text-properties officeooo:rsid="009e1b12"/>
    </style:style>
    <style:style style:name="T94" style:family="text">
      <style:text-properties officeooo:rsid="00a245ce"/>
    </style:style>
    <style:style style:name="T95" style:family="text">
      <style:text-properties officeooo:rsid="00a31a0a"/>
    </style:style>
    <style:style style:name="T96" style:family="text">
      <style:text-properties officeooo:rsid="00a34355"/>
    </style:style>
    <style:style style:name="T97" style:family="text">
      <style:text-properties officeooo:rsid="00a44c5a"/>
    </style:style>
    <style:style style:name="T98" style:family="text">
      <style:text-properties officeooo:rsid="00a5d260"/>
    </style:style>
    <style:style style:name="T99" style:family="text">
      <style:text-properties officeooo:rsid="00a70d22"/>
    </style:style>
    <style:style style:name="T100" style:family="text">
      <style:text-properties officeooo:rsid="00a82978"/>
    </style:style>
    <style:style style:name="T101" style:family="text">
      <style:text-properties officeooo:rsid="00a987ae"/>
    </style:style>
    <style:style style:name="T102" style:family="text">
      <style:text-properties officeooo:rsid="00aa2bed"/>
    </style:style>
    <style:style style:name="T103" style:family="text">
      <style:text-properties officeooo:rsid="00ab93e8"/>
    </style:style>
    <style:style style:name="T104" style:family="text">
      <style:text-properties officeooo:rsid="00aea03e"/>
    </style:style>
    <style:style style:name="T105" style:family="text">
      <style:text-properties officeooo:rsid="00af3405"/>
    </style:style>
    <style:style style:name="T106" style:family="text">
      <style:text-properties officeooo:rsid="00b4a84f"/>
    </style:style>
    <style:style style:name="T107" style:family="text">
      <style:text-properties officeooo:rsid="00b54257"/>
    </style:style>
    <style:style style:name="T108" style:family="text">
      <style:text-properties officeooo:rsid="00b3cfbd"/>
    </style:style>
    <style:style style:name="T109" style:family="text">
      <style:text-properties officeooo:rsid="00b575dc"/>
    </style:style>
    <style:style style:name="T110" style:family="text">
      <style:text-properties officeooo:rsid="00b763a7"/>
    </style:style>
    <style:style style:name="T111" style:family="text">
      <style:text-properties officeooo:rsid="00b88426"/>
    </style:style>
    <style:style style:name="T112" style:family="text">
      <style:text-properties officeooo:rsid="00b90cdd"/>
    </style:style>
    <style:style style:name="T113" style:family="text">
      <style:text-properties officeooo:rsid="00b975fb"/>
    </style:style>
    <style:style style:name="T114" style:family="text">
      <style:text-properties officeooo:rsid="00bb6b19"/>
    </style:style>
    <style:style style:name="T115" style:family="text">
      <style:text-properties officeooo:rsid="00bc8e84"/>
    </style:style>
    <style:style style:name="T116" style:family="text">
      <style:text-properties officeooo:rsid="00bf7ed7"/>
    </style:style>
    <style:style style:name="T117" style:family="text">
      <style:text-properties officeooo:rsid="00c14f4d"/>
    </style:style>
    <style:style style:name="T118" style:family="text">
      <style:text-properties officeooo:rsid="00c31cad"/>
    </style:style>
    <style:style style:name="T119" style:family="text">
      <style:text-properties officeooo:rsid="00c4cd4d"/>
    </style:style>
    <style:style style:name="T120" style:family="text">
      <style:text-properties officeooo:rsid="00c52233"/>
    </style:style>
    <style:style style:name="T121" style:family="text">
      <style:text-properties officeooo:rsid="00c68c84"/>
    </style:style>
    <style:style style:name="T122" style:family="text">
      <style:text-properties officeooo:rsid="00c6b77a"/>
    </style:style>
    <style:style style:name="T123" style:family="text">
      <style:text-properties officeooo:rsid="00c85b09"/>
    </style:style>
    <style:style style:name="T124" style:family="text">
      <style:text-properties officeooo:rsid="00ca12f9"/>
    </style:style>
    <style:style style:name="T125" style:family="text">
      <style:text-properties officeooo:rsid="00cb96b0"/>
    </style:style>
    <style:style style:name="T126" style:family="text">
      <style:text-properties officeooo:rsid="00cfeb01"/>
    </style:style>
    <style:style style:name="T127" style:family="text">
      <style:text-properties officeooo:rsid="00d0dfde"/>
    </style:style>
    <style:style style:name="T128" style:family="text">
      <style:text-properties officeooo:rsid="00d1206a"/>
    </style:style>
    <style:style style:name="T129" style:family="text">
      <style:text-properties officeooo:rsid="00d1e8dd"/>
    </style:style>
    <style:style style:name="T130" style:family="text">
      <style:text-properties officeooo:rsid="00d26ce9"/>
    </style:style>
    <style:style style:name="T131" style:family="text">
      <style:text-properties officeooo:rsid="00d43aa3"/>
    </style:style>
    <style:style style:name="T132" style:family="text">
      <style:text-properties officeooo:rsid="00d79d78"/>
    </style:style>
    <style:style style:name="T133" style:family="text">
      <style:text-properties officeooo:rsid="00d81eaa"/>
    </style:style>
    <style:style style:name="T134" style:family="text">
      <style:text-properties officeooo:rsid="00d8f10d"/>
    </style:style>
    <style:style style:name="T135" style:family="text">
      <style:text-properties officeooo:rsid="00b21878"/>
    </style:style>
    <style:style style:name="T136" style:family="text">
      <style:text-properties style:font-name="Liberation Sans4" fo:font-size="11pt" fo:font-weight="bold" officeooo:rsid="007244ed" style:font-size-asian="10.5pt" style:font-weight-asian="bold" style:font-weight-complex="bold"/>
    </style:style>
    <style:style style:name="T137" style:family="text">
      <style:text-properties style:font-name="Liberation Sans4" fo:font-size="11pt" fo:font-weight="bold" officeooo:rsid="00df2f67" style:font-size-asian="10.5pt" style:font-weight-asian="bold" style:font-weight-complex="bold"/>
    </style:style>
    <style:style style:name="T138" style:family="text">
      <style:text-properties style:font-name="Liberation Sans4" fo:font-size="11pt" fo:font-weight="bold" officeooo:rsid="007978f0" style:font-size-asian="10.5pt" style:font-weight-asian="bold" style:font-weight-complex="bold"/>
    </style:style>
    <style:style style:name="T139" style:family="text">
      <style:text-properties officeooo:rsid="009820aa"/>
    </style:style>
    <style:style style:name="T140" style:family="text">
      <style:text-properties style:font-name="Liberation Sans" fo:font-size="11pt" fo:font-style="italic" officeooo:rsid="00c68c84" style:font-size-asian="10.5pt" style:font-style-asian="italic" style:font-weight-asian="normal" style:font-size-complex="12pt" style:font-style-complex="italic" style:font-weight-complex="normal"/>
    </style:style>
    <style:style style:name="T141" style:family="text">
      <style:text-properties style:font-name="Liberation Sans" fo:font-size="11pt" fo:font-style="italic" officeooo:rsid="00e97734" style:font-size-asian="10.5pt" style:font-style-asian="italic" style:font-weight-asian="normal" style:font-size-complex="12pt" style:font-style-complex="italic" style:font-weight-complex="normal"/>
    </style:style>
    <style:style style:name="T142" style:family="text">
      <style:text-properties style:font-name="Liberation Sans" fo:font-size="11pt" fo:font-style="italic" officeooo:rsid="00bc8e84" style:font-size-asian="10.5pt" style:font-style-asian="italic" style:font-weight-asian="normal" style:font-size-complex="12pt" style:font-style-complex="italic" style:font-weight-complex="normal"/>
    </style:style>
    <style:style style:name="T143" style:family="text">
      <style:text-properties officeooo:rsid="00f0c032"/>
    </style:style>
    <style:style style:name="T144" style:family="text">
      <style:text-properties officeooo:rsid="00f42db0"/>
    </style:style>
    <style:style style:name="T145" style:family="text">
      <style:text-properties officeooo:rsid="00f4e472"/>
    </style:style>
    <style:style style:name="T146" style:family="text">
      <style:text-properties officeooo:rsid="00f5112a"/>
    </style:style>
    <style:style style:name="T147" style:family="text">
      <style:text-properties officeooo:rsid="00f5f9c1"/>
    </style:style>
    <style:style style:name="T148" style:family="text">
      <style:text-properties officeooo:rsid="00f92840"/>
    </style:style>
    <style:style style:name="T149" style:family="text">
      <style:text-properties officeooo:rsid="00fc1697"/>
    </style:style>
    <style:style style:name="T150" style:family="text">
      <style:text-properties officeooo:rsid="010546f9"/>
    </style:style>
    <style:style style:name="T151" style:family="text">
      <style:text-properties officeooo:rsid="0105bfa7"/>
    </style:style>
    <style:style style:name="T152" style:family="text">
      <style:text-properties officeooo:rsid="01074348"/>
    </style:style>
    <style:style style:name="T153" style:family="text">
      <style:text-properties officeooo:rsid="010b7b40"/>
    </style:style>
    <style:style style:name="T154" style:family="text"/>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from-left" style:horizontal-rel="paragraph" fo:padding="0in" fo:border="none"/>
    </style:style>
    <style:style style:name="fr4" style:family="graphic" style:parent-style-name="Frame">
      <style:graphic-properties style:wrap="none" style:vertical-pos="from-top" style:horizontal-pos="from-left" style:horizontal-rel="paragraph" fo:padding="0in" fo:border="none"/>
    </style:style>
    <style:style style:name="fr5"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6"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7"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8"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9"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loext:rel-width-rel="paragraph"/>
    </style:style>
    <style:style style:name="fr10"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Frame">
      <style:graphic-properties style:vertical-pos="top" style:vertical-rel="baseline"/>
    </style:style>
    <style:style style:name="fr13" style:family="graphic" style:parent-style-name="Frame">
      <style:graphic-properties style:vertical-pos="top" style:vertical-rel="baseline" style:horizontal-pos="center" style:horizontal-rel="paragraph-content" fo:background-color="transparent" draw:fill="none" draw:fill-color="#ffffff" fo:padding="0.0783in" fo:border="0.51pt solid #000000"/>
    </style:style>
    <style:style style:name="fr1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128in, 0in)" draw:luminance="0%" draw:contrast="0%" draw:red="0%" draw:green="0%" draw:blue="0%" draw:gamma="100%" draw:color-inversion="false" draw:image-opacity="100%" draw:color-mode="standard" loext:rel-width-rel="paragraph"/>
    </style:style>
    <style:style style:name="fr2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2.102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draw:frame draw:style-name="fr24" draw:name="Image1" text:anchor-type="as-char" svg:width="3.3335in" svg:height="0.7in" draw:z-index="0"><draw:image xlink:href="Pictures/10000201000003E8000000D2A7FE72F00FFCF111.png" xlink:type="simple" xlink:show="embed" xlink:actuate="onLoad" loext:mime-type="image/png"/></draw:frame></text:p>
      <text:p text:style-name="P71">Průvodce programem Calc</text:p>
      <text:p text:style-name="Title">Kapitola <text:span text:style-name="T16">10</text:span><text:line-break/><text:span text:style-name="T16">Linking Calc Data</text:span></text:p>
      <text:p text:style-name="P38">Sharing data in and out of Calc</text:p>
      <text:section text:style-name="Sect1" text:name="CG6210S1" text:condition="ooow:book eq1" text:display="condition">
        <text:h text:style-name="P77" text:outline-level="1"><text:bookmark-start text:name="__RefHeading__5636_1566568644"/>Autorská práva<text:bookmark-end text:name="__RefHeading__5636_1566568644"/></text:h>
        <text:p text:style-name="P4">Tento dokument je duševním vlastnictvím dokumentačního týmu LibreOffice <text:span text:style-name="T8">©</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16">the </text:span><text:span text:style-name="Emphasis"><text:span text:style-name="T16">LibreOffice 4.1 </text:span></text:span><text:span text:style-name="Emphasis"><text:user-defined style:data-style-name="N0" text:name="Guide Name">Calc Guide</text:user-defined></text:span>.</text:p>
        <text:h text:style-name="Heading_20_4" text:outline-level="4"><text:bookmark-start text:name="__RefHeading___Toc1847_1473846649"/>Pro <text:span text:style-name="T143">t</text:span>oto <text:span text:style-name="T143">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4">Steve Fanning</text:p>
            </table:table-cell>
            <table:table-cell office:value-type="string">
              <text:p text:style-name="P36">Kees Kriek</text:p>
            </table:table-cell>
            <table:table-cell office:value-type="string">
              <text:p text:style-name="P37">Jean Hollis Weber</text:p>
            </table:table-cell>
          </table:table-row>
        </table:table>
        <text:h text:style-name="Heading_20_4" text:outline-level="4"><text:bookmark-start text:name="__RefHeading___Toc28529_3211575895"/>Pro <text:span text:style-name="T143">p</text:span>ředchozí <text:span text:style-name="T143">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P35">Jean Hollis Weber</text:p>
            </table:table-cell>
            <table:table-cell table:style-name="Table3.A1" office:value-type="string">
              <text:p text:style-name="P35">John A. Smith</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311108037"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5:54:25.781779540" text:fixed="true">December</text:date><text:s/><text:date style:data-style-name="N121" text:date-value="2019-12-26T15:54:28.093540286" text:fixed="true">2019</text:date>. Based on LibreOffice <text:user-defined style:data-style-name="N0" text:name="LibreOffive Version">6.2</text:user-defined>.</text:p>
        <text:h text:style-name="P79" text:outline-level="2"><text:bookmark-start text:name="__RefHeading___Toc3990_4250119710"/>Používání LibreOffice na systému macOS<text:bookmark-end text:name="__RefHeading___Toc3990_4250119710"/></text:h>
        <text:p text:style-name="P4">Některé klávesové zkratky a položky nabídek jsou v systému macOS jiné než v systémech Windows a Linux. The table below gives some common substitutions for the instructions in this <text:span text:style-name="T17">chapter</text:span>. Podrobnější seznam se nachází v nápovědě k aplikaci.</text:p>
        <table:table table:name="Table13" table:style-name="Table13">
          <table:table-column table:style-name="Table13.A" table:number-columns-repeated="3"/>
          <table:table-row table:style-name="Table13.1">
            <table:table-cell table:style-name="Table13.A1" office:value-type="string">
              <text:p text:style-name="P3">Windows nebo Linux</text:p>
            </table:table-cell>
            <table:table-cell table:style-name="Table13.A1" office:value-type="string">
              <text:p text:style-name="P3"><text:span text:style-name="T18">macOS</text:span> equivalent</text:p>
            </table:table-cell>
            <table:table-cell table:style-name="Table13.A1" office:value-type="string">
              <text:p text:style-name="P3">Výsledek</text:p>
            </table:table-cell>
          </table:table-row>
          <table:table-row table:style-name="Table13.1">
            <table:table-cell table:style-name="Table13.A2" office:value-type="string">
              <text:p text:style-name="P33">Nabídka <text:span text:style-name="Strong_20_Emphasis">Nástroje &gt; Možnosti</text:span></text:p>
            </table:table-cell>
            <table:table-cell table:style-name="Table13.A2" office:value-type="string">
              <text:p text:style-name="P33"><text:span text:style-name="Strong_20_Emphasis">LibreOffice &gt; Předvolby</text:span></text:p>
            </table:table-cell>
            <table:table-cell table:style-name="Table13.A2" office:value-type="string">
              <text:p text:style-name="P33">Otevřou se možnosti nastavení</text:p>
            </table:table-cell>
          </table:table-row>
          <table:table-row table:style-name="Table13.1">
            <table:table-cell table:style-name="Table13.A2" office:value-type="string">
              <text:p text:style-name="P33">Klepnutí pravým tlačítkem</text:p>
            </table:table-cell>
            <table:table-cell table:style-name="Table13.A2" office:value-type="string">
              <text:p text:style-name="P33"><text:span text:style-name="Keystroke">Control</text:span><text:span text:style-name="Emphasis"> </text:span>+ click or right-click depending on computer setup</text:p>
            </table:table-cell>
            <table:table-cell table:style-name="Table13.A2" office:value-type="string">
              <text:p text:style-name="P33">Otevře se místní nabídka</text:p>
            </table:table-cell>
          </table:table-row>
          <table:table-row table:style-name="Table13.1">
            <table:table-cell table:style-name="Table13.A2" office:value-type="string">
              <text:p text:style-name="P33"><text:span text:style-name="Keystroke">Ctrl</text:span> (Control)</text:p>
            </table:table-cell>
            <table:table-cell table:style-name="Table13.A2" office:value-type="string">
              <text:p text:style-name="P33"><text:span text:style-name="Keystroke"><text:span text:style-name="T19">⌘</text:span></text:span><text:span text:style-name="T20"> (</text:span>Command<text:span text:style-name="T20">)</text:span></text:p>
            </table:table-cell>
            <table:table-cell table:style-name="Table13.A2" office:value-type="string">
              <text:p text:style-name="P33">Používá se i s dalšími klávesami</text:p>
            </table:table-cell>
          </table:table-row>
          <table:table-row table:style-name="Table13.1">
            <table:table-cell table:style-name="Table13.A2" office:value-type="string">
              <text:p text:style-name="P33"><text:span text:style-name="Keystroke">F5</text:span></text:p>
            </table:table-cell>
            <table:table-cell table:style-name="Table13.A2" office:value-type="string">
              <text:p text:style-name="P33"><text:span text:style-name="Keystroke">Shift</text:span><text:span text:style-name="Emphasis"> </text:span>+ <text:span text:style-name="Keystroke"><text:span text:style-name="T5">⌘</text:span></text:span><text:span text:style-name="Emphasis"><text:span text:style-name="T9"> </text:span></text:span>+ <text:span text:style-name="Keystroke">F5</text:span></text:p>
            </table:table-cell>
            <table:table-cell table:style-name="Table13.A2" office:value-type="string">
              <text:p text:style-name="P33">Otevře se Navigátor</text:p>
            </table:table-cell>
          </table:table-row>
          <table:table-row table:style-name="Table13.1">
            <table:table-cell table:style-name="Table13.A2" office:value-type="string">
              <text:p text:style-name="P33"><text:span text:style-name="Keystroke">F11</text:span></text:p>
            </table:table-cell>
            <table:table-cell table:style-name="Table13.A2" office:value-type="string">
              <text:p text:style-name="P33"><text:span text:style-name="Keystroke"><text:span text:style-name="T19">⌘</text:span></text:span><text:span text:style-name="Emphasis"><text:span text:style-name="T21"> </text:span></text:span><text:span text:style-name="T20">+ </text:span><text:span text:style-name="Keystroke">T</text:span></text:p>
            </table:table-cell>
            <table:table-cell table:style-name="Table13.A2" office:value-type="string">
              <text:p text:style-name="P33">Open the <text:span text:style-name="T18">sidebar </text:span>Styles <text:span text:style-name="T18">panel</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3"><text:a xlink:type="simple" xlink:href="#__RefHeading__5636_1566568644" text:style-name="Index_20_Link" text:visited-style-name="Index_20_Link">Autorská práva<text:tab/>2</text:a></text:p>
            <text:p text:style-name="P74"><text:a xlink:type="simple" xlink:href="#__RefHeading__5638_1566568644" text:style-name="Index_20_Link" text:visited-style-name="Index_20_Link">Přispěvatelé<text:tab/>2</text:a></text:p>
            <text:p text:style-name="P76"><text:a xlink:type="simple" xlink:href="#__RefHeading___Toc1847_1473846649" text:style-name="Index_20_Link" text:visited-style-name="Index_20_Link">Pro toto vydání<text:tab/>2</text:a></text:p>
            <text:p text:style-name="P76"><text:a xlink:type="simple" xlink:href="#__RefHeading___Toc28529_3211575895" text:style-name="Index_20_Link" text:visited-style-name="Index_20_Link">Pro předchozí vydání<text:tab/>2</text:a></text:p>
            <text:p text:style-name="P74"><text:a xlink:type="simple" xlink:href="#__RefHeading___Toc4648_402817234" text:style-name="Index_20_Link" text:visited-style-name="Index_20_Link">Zpětná vazba<text:tab/>2</text:a></text:p>
            <text:p text:style-name="P74"><text:a xlink:type="simple" xlink:href="#__RefHeading__5644_1566568644" text:style-name="Index_20_Link" text:visited-style-name="Index_20_Link">Datum vydání a verze programu<text:tab/>2</text:a></text:p>
            <text:p text:style-name="P74"><text:a xlink:type="simple" xlink:href="#__RefHeading___Toc3990_4250119710" text:style-name="Index_20_Link" text:visited-style-name="Index_20_Link">Používání LibreOffice na systému macOS<text:tab/>2</text:a></text:p>
            <text:p text:style-name="P73"><text:a xlink:type="simple" xlink:href="#__RefHeading___Toc3992_4250119710" text:style-name="Index_20_Link" text:visited-style-name="Index_20_Link">Using multiple worksheets<text:tab/>5</text:a></text:p>
            <text:p text:style-name="P74"><text:a xlink:type="simple" xlink:href="#__RefHeading___Toc4238_4128424727" text:style-name="Index_20_Link" text:visited-style-name="Index_20_Link">Why use multiple sheets?<text:tab/>5</text:a></text:p>
            <text:p text:style-name="P74"><text:a xlink:type="simple" xlink:href="#__RefHeading__42100_116595067" text:style-name="Index_20_Link" text:visited-style-name="Index_20_Link">Setting up multiple sheets<text:tab/>5</text:a></text:p>
            <text:p text:style-name="P75"><text:a xlink:type="simple" xlink:href="#__RefHeading__42102_116595067" text:style-name="Index_20_Link" text:visited-style-name="Index_20_Link">Identifying sheets<text:tab/>5</text:a></text:p>
            <text:p text:style-name="P75"><text:a xlink:type="simple" xlink:href="#__RefHeading__42104_116595067" text:style-name="Index_20_Link" text:visited-style-name="Index_20_Link">Vkládání nového listu<text:tab/>6</text:a></text:p>
            <text:p text:style-name="P75"><text:a xlink:type="simple" xlink:href="#__RefHeading__5576_1885301239" text:style-name="Index_20_Link" text:visited-style-name="Index_20_Link">Inserting sheets from a different spreadsheet<text:tab/>8</text:a></text:p>
            <text:p text:style-name="P75"><text:a xlink:type="simple" xlink:href="#__RefHeading__28623902" text:style-name="Index_20_Link" text:visited-style-name="Index_20_Link">Přejmenování listů<text:tab/>9</text:a></text:p>
            <text:p text:style-name="P74"><text:a xlink:type="simple" xlink:href="#__RefHeading__42106_116595067" text:style-name="Index_20_Link" text:visited-style-name="Index_20_Link">Referencing other sheets<text:tab/>10</text:a></text:p>
            <text:p text:style-name="P75"><text:a xlink:type="simple" xlink:href="#__RefHeading__42108_116595067" text:style-name="Index_20_Link" text:visited-style-name="Index_20_Link">Creating the reference with the mouse<text:tab/>10</text:a></text:p>
            <text:p text:style-name="P75"><text:a xlink:type="simple" xlink:href="#__RefHeading__42110_116595067" text:style-name="Index_20_Link" text:visited-style-name="Index_20_Link">Creating the reference with the keyboard<text:tab/>11</text:a></text:p>
            <text:p text:style-name="P73"><text:a xlink:type="simple" xlink:href="#__RefHeading__42112_116595067" text:style-name="Index_20_Link" text:visited-style-name="Index_20_Link">Referencing other documents<text:tab/>12</text:a></text:p>
            <text:p text:style-name="P74"><text:a xlink:type="simple" xlink:href="#__RefHeading__42114_116595067" text:style-name="Index_20_Link" text:visited-style-name="Index_20_Link">Creating the reference with the mouse<text:tab/>12</text:a></text:p>
            <text:p text:style-name="P74"><text:a xlink:type="simple" xlink:href="#__RefHeading__42116_116595067" text:style-name="Index_20_Link" text:visited-style-name="Index_20_Link">Creating the reference with the keyboard<text:tab/>13</text:a></text:p>
            <text:p text:style-name="P73"><text:a xlink:type="simple" xlink:href="#__RefHeading__42118_116595067" text:style-name="Index_20_Link" text:visited-style-name="Index_20_Link">Using hyperlinks and URLs<text:tab/>13</text:a></text:p>
            <text:p text:style-name="P74"><text:a xlink:type="simple" xlink:href="#__RefHeading__35834_1130598086" text:style-name="Index_20_Link" text:visited-style-name="Index_20_Link">Relativní a absolutní hypertextové odkazy<text:tab/>13</text:a></text:p>
            <text:p text:style-name="P74"><text:a xlink:type="simple" xlink:href="#__RefHeading__42120_116595067" text:style-name="Index_20_Link" text:visited-style-name="Index_20_Link">Vytváření hypertextových odkazů<text:tab/>14</text:a></text:p>
            <text:p text:style-name="P74"><text:a xlink:type="simple" xlink:href="#__RefHeading___Toc4112_3042851674" text:style-name="Index_20_Link" text:visited-style-name="Index_20_Link">Opening hyperlinks<text:tab/>15</text:a></text:p>
            <text:p text:style-name="P74"><text:a xlink:type="simple" xlink:href="#__RefHeading___Toc5571_738996969" text:style-name="Index_20_Link" text:visited-style-name="Index_20_Link">Hyperlink dialog<text:tab/>15</text:a></text:p>
            <text:p text:style-name="P74"><text:a xlink:type="simple" xlink:href="#__RefHeading__42122_116595067" text:style-name="Index_20_Link" text:visited-style-name="Index_20_Link">Úprava hypertextových odkazů<text:tab/>18</text:a></text:p>
            <text:p text:style-name="P74"><text:a xlink:type="simple" xlink:href="#__RefHeading__42124_116595067" text:style-name="Index_20_Link" text:visited-style-name="Index_20_Link">Odstranění hypertextových odkazů<text:tab/>18</text:a></text:p>
            <text:p text:style-name="P73"><text:a xlink:type="simple" xlink:href="#__RefHeading__40675006" text:style-name="Index_20_Link" text:visited-style-name="Index_20_Link">Propojení s externími daty<text:tab/>19</text:a></text:p>
            <text:p text:style-name="P74"><text:a xlink:type="simple" xlink:href="#__RefHeading__42128_116595067" text:style-name="Index_20_Link" text:visited-style-name="Index_20_Link">Using the External Data dialog<text:tab/>19</text:a></text:p>
            <text:p text:style-name="P74"><text:a xlink:type="simple" xlink:href="#__RefHeading__42130_116595067" text:style-name="Index_20_Link" text:visited-style-name="Index_20_Link">Použití Navigátoru<text:tab/>23</text:a></text:p>
            <text:p text:style-name="P74"><text:a xlink:type="simple" xlink:href="#__RefHeading__42132_116595067" text:style-name="Index_20_Link" text:visited-style-name="Index_20_Link">How to find the required data range or table<text:tab/>25</text:a></text:p>
            <text:p text:style-name="P73"><text:a xlink:type="simple" xlink:href="#__RefHeading__38426319" text:style-name="Index_20_Link" text:visited-style-name="Index_20_Link">Linking to registered data sources<text:tab/>26</text:a></text:p>
            <text:p text:style-name="P74"><text:a xlink:type="simple" xlink:href="#__RefHeading__42134_116595067" text:style-name="Index_20_Link" text:visited-style-name="Index_20_Link">Prohlížení zdrojů dat<text:tab/>28</text:a></text:p>
            <text:p text:style-name="P74"><text:a xlink:type="simple" xlink:href="#__RefHeading__42136_116595067" text:style-name="Index_20_Link" text:visited-style-name="Index_20_Link">Úpravy zdrojů dat<text:tab/>30</text:a></text:p>
            <text:p text:style-name="P74"><text:a xlink:type="simple" xlink:href="#__RefHeading__27620922" text:style-name="Index_20_Link" text:visited-style-name="Index_20_Link">Spuštění programu Base pro práci se zdroji dat<text:tab/>30</text:a></text:p>
            <text:p text:style-name="P74"><text:a xlink:type="simple" xlink:href="#__RefHeading__42138_116595067" text:style-name="Index_20_Link" text:visited-style-name="Index_20_Link">Using data sources in Calc spreadsheets<text:tab/>30</text:a></text:p>
            <text:p text:style-name="P73"><text:a xlink:type="simple" xlink:href="#__RefHeading__42140_116595067" text:style-name="Index_20_Link" text:visited-style-name="Index_20_Link">Embedding spreadsheets<text:tab/>32</text:a></text:p>
            <text:p text:style-name="P74"><text:a xlink:type="simple" xlink:href="#__RefHeading__42142_116595067" text:style-name="Index_20_Link" text:visited-style-name="Index_20_Link">Object Linking and Embedding (OLE)<text:tab/>32</text:a></text:p>
            <text:p text:style-name="P75"><text:a xlink:type="simple" xlink:href="#__RefHeading__42144_116595067" text:style-name="Index_20_Link" text:visited-style-name="Index_20_Link">Other OLE objects<text:tab/>34</text:a></text:p>
            <text:p text:style-name="P75"><text:a xlink:type="simple" xlink:href="#__RefHeading__42146_116595067" text:style-name="Index_20_Link" text:visited-style-name="Index_20_Link">Non-linked OLE object<text:tab/>34</text:a></text:p>
            <text:p text:style-name="P75"><text:a xlink:type="simple" xlink:href="#__RefHeading__42148_116595067" text:style-name="Index_20_Link" text:visited-style-name="Index_20_Link">Linked OLE object<text:tab/>35</text:a></text:p>
            <text:p text:style-name="P74"><text:a xlink:type="simple" xlink:href="#__RefHeading__42150_116595067" text:style-name="Index_20_Link" text:visited-style-name="Index_20_Link">Dynamic Data Exchange (DDE)<text:tab/>35</text:a></text:p>
            <text:p text:style-name="P75"><text:a xlink:type="simple" xlink:href="#__RefHeading__42152_116595067" text:style-name="Index_20_Link" text:visited-style-name="Index_20_Link">DDE link in Calc<text:tab/>35</text:a></text:p>
            <text:p text:style-name="P75"><text:a xlink:type="simple" xlink:href="#__RefHeading__42154_116595067" text:style-name="Index_20_Link" text:visited-style-name="Index_20_Link">DDE link in Writer<text:tab/>37</text:a></text:p>
          </text:index-body>
        </text:table-of-content>
        <text:p text:style-name="P32"><text:soft-page-break/></text:p>
      </text:section>
      <text:h text:style-name="P78" text:outline-level="1"><text:bookmark-start text:name="__RefHeading___Toc3992_4250119710"/>Using multiple worksheets<text:bookmark-end text:name="__RefHeading___Toc3992_4250119710"/></text:h>
      <text:h text:style-name="Heading_20_2" text:outline-level="2"><text:bookmark-start text:name="__RefHeading___Toc4238_4128424727"/>Why use multiple sheets?<text:bookmark-end text:name="__RefHeading___Toc4238_4128424727"/></text:h>
      <text:p text:style-name="Text_20_body">Chapter 1, <text:span text:style-name="T25">Introducing Calc,</text:span> <text:alphabetical-index-mark text:string-value="introduction" text:key1="multiple sheets"/>introduced the concept of multiple sheets (also called worksheets) in a spreadsheet. Multiple sheets help keep information organized; once you link those sheets together, you unleash the full power of Calc. Consider this case.</text:p>
      <text:p text:style-name="Figure"><draw:frame draw:style-name="fr13" draw:name="Frame1" text:anchor-type="as-char" svg:width="6.1937in" draw:z-index="1"><draw:text-box fo:min-height="1.5366in"><text:p text:style-name="Text_20_body">John is having trouble keeping track of his personal finances. He has several bank accounts and the information is scattered and disorganized. He can’t get a good grasp on his finances until he can see everything at once. </text:p><text:p text:style-name="Text_20_body">To resolve this, John decide<text:span text:style-name="T130">s</text:span> to track his finances in LibreOffice Calc. John knows Calc can do simple mathematical computations to help him keep a running tab of his accounts, and he wants to set up a summary sheet so that he can see all of his account balances at once.</text:p></draw:text-box></draw:frame></text:p>
      <text:list xml:id="list114212306418496" text:continue-numbering="true" text:style-name="Heading_20_Note">
        <text:list-item>
          <text:p text:style-name="P81">Poznámka</text:p>
        </text:list-item>
      </text:list>
      <text:p text:style-name="P46">For users with experience <text:span text:style-name="T130">of </text:span>using Microsoft Excel: what Excel calls a <text:span text:style-name="Emphasis">workbook</text:span>, Calc calls a <text:span text:style-name="Emphasis">spreadsheet</text:span> (the whole document). Both Excel and Calc use the terms <text:span text:style-name="Emphasis">sheet</text:span> and <text:span text:style-name="Emphasis">worksheet</text:span>.</text:p>
      <text:h text:style-name="Heading_20_2" text:outline-level="2"><text:bookmark-start text:name="__RefHeading__42100_116595067"/>Setting up multiple sheets<text:bookmark-end text:name="__RefHeading__42100_116595067"/></text:h>
      <text:p text:style-name="Text_20_body">Chapter 1, Introducing Calc, gives a detailed explanation of how to <text:alphabetical-index-mark text:string-value="setting up" text:key1="multiple sheets"/>set up multiple sheets in a spreadsheet. Here is a quick review.</text:p>
      <text:h text:style-name="Heading_20_3" text:outline-level="3"><text:bookmark-start text:name="__RefHeading__42102_116595067"/><text:alphabetical-index-mark text:string-value="identifying" text:key1="listy"/>Identifying sheets<text:bookmark-end text:name="__RefHeading__42102_116595067"/></text:h>
      <text:p text:style-name="P31">When you open a new spreadsheet it has, by default, one sheet named <text:span text:style-name="Emphasis">Sheet1</text:span>. <text:span text:style-name="T26">You can </text:span>specif<text:span text:style-name="T26">y</text:span> a different number of <text:span text:style-name="T130">work</text:span>sheets <text:span text:style-name="T127">to be created in a new document, or a different prefix name for new worksheets, by using the Options – LibreOffice Calc – Defaults dialog (Figure </text:span><text:span text:style-name="T127"><text:sequence-ref text:reference-format="value" text:ref-name="refFigure0">1</text:sequence-ref></text:span><text:span text:style-name="T127">). To access this dialog, select</text:span> <text:span text:style-name="Strong_20_Emphasis">Tools &gt; Options &gt; LibreOffice Calc &gt; Defaults</text:span> <text:span text:style-name="T25">from the Menu bar</text:span>.</text:p>
      <text:p text:style-name="Figure"><draw:frame draw:style-name="fr12" draw:name="Frame22" text:anchor-type="as-char" svg:width="6.6929in" draw:z-index="2"><draw:text-box fo:min-height="3.2626in"><text:p text:style-name="Caption"><draw:frame draw:style-name="fr23" draw:name="graphics33" text:anchor-type="paragraph" svg:width="6.6929in" style:rel-width="100%" svg:height="3.0193in" style:rel-height="scale" draw:z-index="3"><draw:image xlink:href="Pictures/10000000000003010000020C2971367F7EDA9241.png" xlink:type="simple" xlink:show="embed" xlink:actuate="onLoad" loext:mime-type="image/png"/></draw:frame>Figure <text:sequence text:ref-name="refFigure0" text:name="Figure" text:formula="ooow:Figure+1" style:num-format="1">1</text:sequence>: <text:span text:style-name="T130">Options – LibreOffice Calc - Defaults dialog</text:span></text:p></draw:text-box></draw:frame></text:p>
      <text:p text:style-name="Text_20_body">Worksheets in Calc are managed using tabs <text:span text:style-name="T130">located </text:span>at the bottom of the spreadsheet.</text:p>
      <text:h text:style-name="Heading_20_3" text:outline-level="3"><text:bookmark-start text:name="__RefHeading__42104_116595067"/><text:soft-page-break/><text:alphabetical-index-mark text:string-value="vkládání" text:key1="listy"/>Vkládání nového listu<text:bookmark-end text:name="__RefHeading__42104_116595067"/></text:h>
      <text:p text:style-name="Text_20_body">There are several ways to insert a new sheet. The fastest method is to click on the <text:span text:style-name="Strong_20_Emphasis">Add Sheet</text:span> button, <text:span text:style-name="T127">which has a </text:span><text:span text:style-name="Strong_20_Emphasis"><text:span text:style-name="T127">+</text:span></text:span><text:span text:style-name="T127"> icon and is</text:span> <text:span text:style-name="T27">located to the left of the sheet tabs at the bottom of the spreadsheet</text:span>. This inserts one new sheet without opening <text:span text:style-name="T127">any</text:span> dialog, <text:span text:style-name="T130">with a default name (</text:span><text:span text:style-name="Emphasis"><text:span text:style-name="T130">Sheet2</text:span></text:span><text:span text:style-name="T130">, for example) and with the new sheet’s tab positioned at the right hand end of the sheet tabs</text:span>.</text:p>
      <text:p text:style-name="Text_20_Body_20_List_20_Intro">Use one of these other methods to insert more than one sheet, to rename the sheet at the same time, or to insert the sheet somewhere else in the sequence.</text:p>
      <text:list xml:id="list1881847100" text:style-name="List_20_1">
        <text:list-item>
          <text:p text:style-name="List_20_1"><text:span text:style-name="T28">Left-click</text:span> <text:span text:style-name="T28">a sheet tab and then select</text:span> <text:span text:style-name="Strong_20_Emphasis"><text:span text:style-name="T27">Sheet</text:span></text:span><text:span text:style-name="Strong_20_Emphasis"><text:span text:style-name="T4"> &gt; </text:span></text:span><text:span text:style-name="Strong_20_Emphasis"><text:span text:style-name="T6">Insert </text:span></text:span><text:span text:style-name="Strong_20_Emphasis">Sheet</text:span> from the <text:span text:style-name="T27">M</text:span>enu bar.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item>
          <text:p text:style-name="P85">Select <text:span text:style-name="Strong_20_Emphasis">Sheet &gt; Insert Sheet at End</text:span> from the Menu bar. <text:span text:style-name="T28">Calc displays the Append Sheet dialog.</text:span></text:p>
        </text:list-item>
        <text:list-item>
          <text:p text:style-name="P86">Select <text:span text:style-name="Strong_20_Emphasis">Sheet &gt; Insert Sheet from File</text:span> from the Menu bar.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9">From file</text:span></text:span><text:span text:style-name="T28"> options preselected. It also displays a file browser dialog on top of the Insert Sheet dialog to enable you to first select the source file containing the sheet to be inserted.</text:span></text:p>
        </text:list-item>
        <text:list-item>
          <text:p text:style-name="P87"><text:span text:style-name="T10">Right-click on </text:span><text:span text:style-name="T11">a sheet</text:span><text:span text:style-name="T10"> tab and select </text:span><text:span text:style-name="Strong_20_Emphasis">Insert Sheet</text:span> <text:span text:style-name="T27">from the context menu (Figure </text:span><text:span text:style-name="T27"><text:sequence-ref text:reference-format="value" text:ref-name="refFigure1">2</text:sequence-ref></text:span><text:span text:style-name="T27">)</text:span>.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item>
          <text:p text:style-name="P87"><text:span text:style-name="T27">Left-c</text:span>lick in <text:span text:style-name="T27">the </text:span>empty space at the <text:span text:style-name="T27">right </text:span>end of the line of sheet tabs <text:span text:style-name="T27">(Figure </text:span><text:span text:style-name="T27"><text:sequence-ref text:reference-format="value" text:ref-name="refFigure1">2</text:sequence-ref></text:span><text:span text:style-name="T27">)</text:span>.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item>
          <text:p text:style-name="P86">Right-click in the empty spa<text:span text:style-name="T29">c</text:span>e at the right end of the line of sheet tabs and select <text:span text:style-name="Strong_20_Emphasis">Insert Sheet</text:span> from the context menu (Figure <text:sequence-ref text:reference-format="value" text:ref-name="refFigure1">2</text:sequence-ref>).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
      <text:p text:style-name="Figure"><draw:frame draw:style-name="fr11" draw:name="Frame5" text:anchor-type="as-char" svg:width="5.2165in" draw:z-index="4"><draw:text-box fo:min-height="3.1736in"><text:p text:style-name="Caption"><draw:frame draw:style-name="fr22" draw:name="graphics26" text:anchor-type="paragraph" svg:width="5.2165in" svg:height="2.9291in" draw:z-index="5"><draw:image xlink:href="Pictures/1000020100000463000002C235ADF51AA5AA13D2.png" xlink:type="simple" xlink:show="embed" xlink:actuate="onLoad" loext:mime-type="image/png"/></draw:frame>Figure <text:sequence text:ref-name="refFigure1" text:name="Figure" text:formula="ooow:Figure+1" style:num-format="1">2</text:sequence>: Creating a new sheet <text:span text:style-name="T28">through the sheet tabs area</text:span></text:p></draw:text-box></draw:frame></text:p>
      <text:p text:style-name="P5"><text:span text:style-name="T12">The above methods use either the Insert Sheet dialog (</text:span><text:span text:style-name="T13">Figure </text:span><text:span text:style-name="T12"><text:sequence-ref text:reference-format="value" text:ref-name="refFigure2">3</text:sequence-ref></text:span><text:span text:style-name="T12">) or the Append Sheet dialog (</text:span><text:span text:style-name="T13">Figure </text:span><text:span text:style-name="T12"><text:sequence-ref text:reference-format="value" text:ref-name="refFigure3">4</text:sequence-ref></text:span><text:span text:style-name="T12">).</text:span></text:p>
      <text:p text:style-name="Figure"><text:soft-page-break/><draw:frame draw:style-name="fr2" draw:name="Frame24" text:anchor-type="as-char" svg:width="4.6571in" draw:z-index="18"><draw:text-box fo:min-height="4.5425in"><text:p text:style-name="Caption"><draw:frame draw:style-name="fr16" draw:name="Image3" text:anchor-type="paragraph" svg:width="4.6571in" style:rel-width="100%" svg:height="4.5425in" style:rel-height="scale" draw:z-index="19"><draw:image xlink:href="Pictures/10000000000001BF000001B44738E01CB4F83A69.png" xlink:type="simple" xlink:show="embed" xlink:actuate="onLoad" loext:mime-type="image/png"/></draw:frame>Figure <text:sequence text:ref-name="refFigure2" text:name="Figure" text:formula="ooow:Figure+1" style:num-format="1">3</text:sequence>: <text:span text:style-name="T29">Insert Sheet dialog</text:span></text:p></draw:text-box></draw:frame></text:p>
      <text:p text:style-name="Text_20_Body_20_List_20_Intro">On the Insert Sheet dialog you can:</text:p>
      <text:list xml:id="list114212864914428" text:continue-numbering="true" text:style-name="List_20_1">
        <text:list-item>
          <text:p text:style-name="P120"><text:span text:style-name="T13">C</text:span><text:span text:style-name="T10">hoose </text:span><text:span text:style-name="T13">whether </text:span><text:span text:style-name="T10">to put the new sheet before or after the </text:span><text:span text:style-name="T15">currently </text:span><text:span text:style-name="T10">selected sheet </text:span><text:span text:style-name="T13">tab.</text:span></text:p>
        </text:list-item>
        <text:list-item>
          <text:p text:style-name="P121">Choose how many sheets to insert.</text:p>
        </text:list-item>
        <text:list-item>
          <text:p text:style-name="P122"><text:span text:style-name="T10">Choose the name for a single sheet (the </text:span><text:span text:style-name="Emphasis"><text:span text:style-name="T10">Name</text:span></text:span><text:span text:style-name="T10"> field is unavailable if more than one sheet is </text:span><text:span text:style-name="T14">to be inserted</text:span><text:span text:style-name="T10">).</text:span></text:p>
        </text:list-item>
      </text:list>
      <text:p text:style-name="Text_20_body">The <text:span text:style-name="Strong_20_Emphasis">From file</text:span> <text:span text:style-name="T30">option is described in “</text:span><text:span text:style-name="T30"><text:bookmark-ref text:reference-format="text" text:ref-name="__RefHeading__5576_1885301239">Inserting sheets from a different spreadsheet</text:bookmark-ref></text:span><text:span text:style-name="T30">” (page </text:span><text:span text:style-name="T30"><text:bookmark-ref text:reference-format="page" text:ref-name="__RefHeading__5576_1885301239">8</text:bookmark-ref></text:span><text:span text:style-name="T30">).</text:span></text:p>
      <text:p text:style-name="Figure"><draw:frame draw:style-name="fr2" draw:name="Frame10" text:anchor-type="as-char" svg:width="3.0937in" draw:z-index="20"><draw:text-box fo:min-height="1.5209in"><text:p text:style-name="Caption"><draw:frame draw:style-name="fr17" draw:name="Image4" text:anchor-type="paragraph" svg:width="3.0937in" style:rel-width="100%" svg:height="1.5209in" style:rel-height="scale" draw:z-index="21"><draw:image xlink:href="Pictures/100000000000012900000092EC977738283069D7.png" xlink:type="simple" xlink:show="embed" xlink:actuate="onLoad" loext:mime-type="image/png"/></draw:frame>Figure <text:sequence text:ref-name="refFigure3" text:name="Figure" text:formula="ooow:Figure+1" style:num-format="1">4</text:sequence>: Append Sheet dialog</text:p></draw:text-box></draw:frame></text:p>
      <text:p text:style-name="Text_20_body"><text:span text:style-name="T30">For John’s spreadsheet we</text:span> need six sheets, one for each of <text:span text:style-name="T31">his</text:span> five accounts and one as a summary sheet. We also want to name each of these sheets for the account they represent: Summary, Checking Account, Savings Account, Credit Card 1, Credit Card 2, and Car Loan.</text:p>
      <text:p text:style-name="P6"><text:span text:style-name="T31">After creating a new spreadsheet with one sheet, we could</text:span>:</text:p>
      <text:list xml:id="list114211450398205" text:continue-numbering="true" text:style-name="List_20_1">
        <text:list-item>
          <text:p text:style-name="List_20_1"><text:span text:style-name="T31">I</text:span>nsert <text:span text:style-name="T31">five</text:span> new sheets and rename all six sheets afterwards; or</text:p>
        </text:list-item>
        <text:list-item>
          <text:p text:style-name="List_20_1"><text:span text:style-name="T31">R</text:span>ename the existing sheet, then insert the <text:span text:style-name="T31">five</text:span> new sheets one at a time, renaming each new sheet during the insert step.</text:p>
        </text:list-item>
      </text:list>
      <text:p text:style-name="Text_20_Body_20_List_20_Intro"><text:soft-page-break/>To insert sheets and rename <text:span text:style-name="T130">them </text:span>afterwards:</text:p>
      <text:list xml:id="list3119904048" text:style-name="Numbering_20_1">
        <text:list-item>
          <text:p text:style-name="Numbering_20_1">Make sure that the correct sheet tab is selected and open the Insert Sheet dialog.</text:p>
        </text:list-item>
        <text:list-item>
          <text:p text:style-name="Numbering_20_1"><text:span text:style-name="T32">C</text:span>hoose the position for the new sheets (in this example, we use <text:span text:style-name="Strong_20_Emphasis">After current sheet</text:span>).</text:p>
        </text:list-item>
        <text:list-item>
          <text:p text:style-name="Numbering_20_1">Choose <text:span text:style-name="Strong_20_Emphasis">New sheet</text:span> and <text:span text:style-name="T31">enter </text:span><text:span text:style-name="Code"><text:span text:style-name="T31">5</text:span></text:span> as the <text:span text:style-name="Strong_20_Emphasis">No. of sheets</text:span>. Because you are inserting more than one sheet, the <text:span text:style-name="Emphasis">Name</text:span> box is not available.</text:p>
        </text:list-item>
        <text:list-item>
          <text:p text:style-name="Numbering_20_1">Click <text:span text:style-name="Strong_20_Emphasis">OK</text:span> to insert the sheets.</text:p>
        </text:list-item>
      </text:list>
      <text:p text:style-name="Text_20_body">For the <text:span text:style-name="T31">subsequent</text:span> steps <text:span text:style-name="T31">to rename the sheets</text:span>, <text:span text:style-name="T31">see</text:span> “<text:bookmark-ref text:reference-format="text" text:ref-name="__RefHeading__28623902">Renaming sheets</text:bookmark-ref>”<text:span text:style-name="T31"> (page </text:span><text:span text:style-name="T31"><text:bookmark-ref text:reference-format="page" text:ref-name="__RefHeading__28623902">9</text:bookmark-ref></text:span><text:span text:style-name="T31">)</text:span>.</text:p>
      <text:p text:style-name="Text_20_Body_20_List_20_Intro">To insert sheets and name them at the same time:</text:p>
      <text:list xml:id="list114211487986044" text:continue-list="list3119904048" text:style-name="Numbering_20_1">
        <text:list-item text:start-value="1">
          <text:p text:style-name="Numbering_20_1">Rename the existing sheet <text:span text:style-name="T31">as </text:span><text:span text:style-name="Code">Summary</text:span>, as described in “<text:bookmark-ref text:reference-format="text" text:ref-name="__RefHeading__28623902">Renaming sheets</text:bookmark-ref>”<text:span text:style-name="T31"> (page </text:span><text:span text:style-name="T31"><text:bookmark-ref text:reference-format="page" text:ref-name="__RefHeading__28623902">9</text:bookmark-ref></text:span><text:span text:style-name="T31">)</text:span>.</text:p>
        </text:list-item>
        <text:list-item>
          <text:p text:style-name="P95"><text:bookmark-start text:name="__RefNumPara__3180_1913152978"/>Make sure that the correct sheet tab is selected and open the Insert Sheet dialog.<text:bookmark-end text:name="__RefNumPara__3180_1913152978"/></text:p>
        </text:list-item>
        <text:list-item>
          <text:p text:style-name="P96"><text:span text:style-name="T31">C</text:span>hoose the <text:span text:style-name="T31">sheet tab position for the </text:span>new sheet <text:span text:style-name="T31">(</text:span><text:span text:style-name="Strong_20_Emphasis"><text:span text:style-name="T31">Before current sheet</text:span></text:span><text:span text:style-name="T31"> or </text:span><text:span text:style-name="Strong_20_Emphasis"><text:span text:style-name="T31">After current sheet</text:span></text:span><text:span text:style-name="T31">, as applicable)</text:span>.</text:p>
        </text:list-item>
        <text:list-item>
          <text:p text:style-name="Numbering_20_1">Choose <text:span text:style-name="Strong_20_Emphasis">New sheet</text:span> and <text:span text:style-name="T31">enter </text:span><text:span text:style-name="Code">1</text:span> <text:span text:style-name="T31">in</text:span> the <text:span text:style-name="Strong_20_Emphasis">No. of sheets</text:span> <text:span text:style-name="T31">field</text:span>. The <text:span text:style-name="Emphasis">Name</text:span> box is now available.</text:p>
        </text:list-item>
        <text:list-item>
          <text:p text:style-name="Numbering_20_1">In the <text:span text:style-name="Emphasis">Name</text:span> box, type a name for this new sheet, for example <text:span text:style-name="Code"><text:span text:style-name="T32">Checking Account</text:span></text:span>.</text:p>
        </text:list-item>
        <text:list-item>
          <text:p text:style-name="Numbering_20_1"><text:bookmark-start text:name="__RefNumPara__3182_1913152978"/>Click <text:span text:style-name="Strong_20_Emphasis">OK</text:span> to insert the sheet.<text:bookmark-end text:name="__RefNumPara__3182_1913152978"/></text:p>
        </text:list-item>
        <text:list-item>
          <text:p text:style-name="Numbering_20_1">Repeat steps <text:bookmark-ref text:reference-format="number" text:ref-name="__RefNumPara__3180_1913152978">2</text:bookmark-ref><text:s/><text:span text:style-name="T32">to </text:span><text:bookmark-ref text:reference-format="number" text:ref-name="__RefNumPara__3182_1913152978">6</text:bookmark-ref><text:s/>for each new sheet, giving them the names <text:span text:style-name="Code"><text:span text:style-name="T32">Savings Account</text:span></text:span><text:span text:style-name="T32">, </text:span><text:span text:style-name="Code"><text:span text:style-name="T32">Credit Card 1</text:span></text:span><text:span text:style-name="T32">, </text:span><text:span text:style-name="Code"><text:span text:style-name="T32">Credit Card 2</text:span></text:span><text:span text:style-name="T32">, and </text:span><text:span text:style-name="Code"><text:span text:style-name="T32">Car Loan</text:span></text:span>.</text:p>
        </text:list-item>
      </text:list>
      <text:h text:style-name="Heading_20_3" text:outline-level="3"><text:bookmark-start text:name="__RefHeading__5576_1885301239"/><text:alphabetical-index-mark text:string-value="inserting from other spreadsheets" text:key1="listy"/>Inserting sheets from a different spreadsheet<text:bookmark-end text:name="__RefHeading__5576_1885301239"/></text:h>
      <text:p text:style-name="Text_20_body">On the Insert Sheet dialog, you can also add a sheet from a different spreadsheet (for example, another Calc or <text:span text:style-name="T127">Microsoft </text:span>Excel <text:span text:style-name="T34">file</text:span>), by choosing the <text:span text:style-name="Strong_20_Emphasis">From file</text:span> option. Click <text:span text:style-name="Strong_20_Emphasis">Browse</text:span>, select the file <text:span text:style-name="T127">using the file browser dialog, and click </text:span><text:span text:style-name="Strong_20_Emphasis"><text:span text:style-name="T127">Open</text:span></text:span>. <text:span text:style-name="T144">A</text:span> list of the available sheets <text:span text:style-name="T33">in that file </text:span>appears in the <text:span text:style-name="T33">adjacent list </text:span>box <text:span text:style-name="T33">(Figure </text:span><text:span text:style-name="T33"><text:sequence-ref text:reference-format="value" text:ref-name="refFigure4">5</text:sequence-ref></text:span><text:span text:style-name="T33">)</text:span>. Select the sheet to import. If, after you select the file, no sheets appear, you probably selected an invalid file type (not a spreadsheet, for example).</text:p>
      <text:p text:style-name="Figure"><draw:frame draw:style-name="fr2" draw:name="Frame25" text:anchor-type="as-char" svg:width="4.5264in" draw:z-index="22"><draw:text-box fo:min-height="2.2256in"><text:p text:style-name="Caption"><draw:frame draw:style-name="fr15" draw:name="Image5" text:anchor-type="paragraph" svg:width="4.4689in" svg:height="1.8744in" draw:z-index="23"><draw:image xlink:href="Pictures/10000000000001AD000000B4C78AAFE3623AE349.png" xlink:type="simple" xlink:show="embed" xlink:actuate="onLoad" loext:mime-type="image/png"/></draw:frame>Figure <text:sequence text:ref-name="refFigure4" text:name="Figure" text:formula="ooow:Figure+1" style:num-format="1">5</text:sequence>: <text:span text:style-name="Emphasis">From file</text:span> area of Insert Sheet dialog <text:span text:style-name="T33">showing file path and names of available sheets</text:span></text:p></draw:text-box></draw:frame></text:p>
      <text:p text:style-name="P7">If you prefer, select the <text:span text:style-name="Strong_20_Emphasis">Link</text:span> option to insert the external sheet as a link instead <text:span text:style-name="T33">of </text:span>as a copy. This is one of several ways to include “live” data from another spreadsheet; <text:span text:style-name="T33">s</text:span>ee also “<text:bookmark-ref text:reference-format="text" text:ref-name="__RefHeading__40675006">Linking to external data</text:bookmark-ref>”<text:span text:style-name="T33"> (page </text:span><text:span text:style-name="T33"><text:bookmark-ref text:reference-format="page" text:ref-name="__RefHeading__40675006">19</text:bookmark-ref></text:span>). The links can be updated manually to show the current contents of the external file <text:span text:style-name="T35">using </text:span><text:span text:style-name="Strong_20_Emphasis"><text:span text:style-name="T35">Edit &gt; Links to External Files</text:span></text:span><text:span text:style-name="T35"> from the Menu bar. Alternatively the links can be updated automatically whenever the file is opened</text:span>, depending on the options <text:span text:style-name="T35">set</text:span> <text:span text:style-name="T35">on the dialog accessed by selecting </text:span><text:span text:style-name="Strong_20_Emphasis">Tools</text:span><text:span text:style-name="Strong_20_Emphasis"><text:span text:style-name="T4"> &gt; </text:span></text:span><text:span text:style-name="Strong_20_Emphasis">Options</text:span><text:span text:style-name="Strong_20_Emphasis"><text:span text:style-name="T4"> &gt; LibreOffice</text:span></text:span><text:span text:style-name="Strong_20_Emphasis"> Calc</text:span><text:span text:style-name="Strong_20_Emphasis"><text:span text:style-name="T4"> &gt; </text:span></text:span><text:span text:style-name="Strong_20_Emphasis">General</text:span><text:span text:style-name="Strong_20_Emphasis"><text:span text:style-name="T4"> &gt; </text:span></text:span><text:span text:style-name="Strong_20_Emphasis">Updating</text:span> <text:span text:style-name="T35">from the Menu bar.</text:span> <text:span text:style-name="T34">The three options available to update links automatically when opening are </text:span><text:span text:style-name="Strong_20_Emphasis"><text:span text:style-name="T34">Always (from trusted locations)</text:span></text:span><text:span text:style-name="T34">, </text:span><text:span text:style-name="Strong_20_Emphasis"><text:span text:style-name="T34">On request</text:span></text:span><text:span text:style-name="T34">, and </text:span><text:span text:style-name="Strong_20_Emphasis"><text:span text:style-name="T34">Never</text:span></text:span><text:span text:style-name="T34">.</text:span></text:p>
      <text:p text:style-name="P23">T<text:span text:style-name="T148">o define t</text:span>rusted file locations, select <text:span text:style-name="Strong_20_Emphasis">Tools &gt; LibreOffice &gt; Security &gt; Macro Security</text:span> (<text:span text:style-name="Emphasis">Trusted Sources</text:span> tab) <text:span text:style-name="T148">from the Menu bar.</text:span></text:p>
      <text:h text:style-name="Heading_20_3" text:outline-level="3"><text:bookmark-start text:name="__RefHeading__28623902"/><text:soft-page-break/><text:alphabetical-index-mark text:string-value="přejmenování" text:key1="listy"/>Přejmenování listů<text:bookmark-end text:name="__RefHeading__28623902"/></text:h>
      <text:p text:style-name="Text_20_Body_20_List_20_Intro">Sheets can be renamed at any time. To give a sheet a more meaningful name:</text:p>
      <text:list xml:id="list114212726002511" text:continue-list="list114211450398205" text:style-name="List_20_1">
        <text:list-item>
          <text:p text:style-name="List_20_1">Enter the name in the <text:span text:style-name="Emphasis"><text:span text:style-name="T36">N</text:span></text:span><text:span text:style-name="Emphasis">ame</text:span> box when you create the sheet, or</text:p>
        </text:list-item>
        <text:list-item>
          <text:p text:style-name="P88">Double-click on the <text:span text:style-name="T36">relevant </text:span>sheet tab<text:span text:style-name="T36"> and replace the existing name through the Rename Sheet dialog,</text:span> or</text:p>
        </text:list-item>
        <text:list-item>
          <text:p text:style-name="P88">Right-click on <text:span text:style-name="T36">the relevant</text:span> sheet tab, select <text:span text:style-name="Strong_20_Emphasis">Rename Sheet</text:span> from the <text:span text:style-name="T4">context</text:span> menu, and replace the existing name <text:span text:style-name="T36">through the Rename Sheet dialog, or</text:span></text:p>
        </text:list-item>
        <text:list-item>
          <text:p text:style-name="P90">Left-click on the relevant sheet tab, select <text:span text:style-name="Strong_20_Emphasis">Sheet &gt; Rename Sheet</text:span> from the Menu bar, and replace the existing name through the Rename Sheet dialog. </text:p>
        </text:list-item>
      </text:list>
      <text:p text:style-name="Figure"><draw:frame draw:style-name="fr2" draw:name="Frame27" text:anchor-type="as-char" svg:width="3.0835in" draw:z-index="34"><draw:text-box fo:min-height="1.5102in"><text:p text:style-name="Caption"><draw:frame draw:style-name="fr16" draw:name="Image6" text:anchor-type="paragraph" svg:width="3.0835in" style:rel-width="100%" svg:height="1.5102in" style:rel-height="scale" draw:z-index="35"><draw:image xlink:href="Pictures/1000000000000128000000911AFCED0DF33B8714.png" xlink:type="simple" xlink:show="embed" xlink:actuate="onLoad" loext:mime-type="image/png"/></draw:frame>Figure <text:sequence text:ref-name="refFigure5" text:name="Figure" text:formula="ooow:Figure+1" style:num-format="1">6</text:sequence>: <text:span text:style-name="T36">Rename Sheet dialog</text:span></text:p></draw:text-box></draw:frame></text:p>
      <text:p text:style-name="P25">A sheet name cannot be empty and must not be a duplicate of an existing name.</text:p>
      <text:list xml:id="list114212317043891" text:continue-list="list114212306418496" text:style-name="Heading_20_Note">
        <text:list-item>
          <text:p text:style-name="P81">Poznámka</text:p>
        </text:list-item>
      </text:list>
      <text:p text:style-name="P47"><text:span text:style-name="T37">T</text:span>he following characters are not allowed in sheet names: colon <text:span text:style-name="T37">(</text:span><text:span text:style-name="Code">:</text:span><text:span text:style-name="T37">), </text:span>back slash <text:span text:style-name="T37">(</text:span><text:span text:style-name="Code">\</text:span><text:span text:style-name="T37">), </text:span>forward slash <text:span text:style-name="T37">(</text:span><text:span text:style-name="Code">/</text:span><text:span text:style-name="T37">), </text:span>question mark <text:span text:style-name="T37">(</text:span><text:span text:style-name="Code">?</text:span><text:span text:style-name="T37">), </text:span>asterisk <text:span text:style-name="T37">(</text:span><text:span text:style-name="Code">*</text:span><text:span text:style-name="T37">), </text:span>left square bracket <text:span text:style-name="T37">(</text:span><text:span text:style-name="Code">[</text:span><text:span text:style-name="T37">), </text:span>right square bracket <text:span text:style-name="T37">(</text:span><text:span text:style-name="Code">]</text:span><text:span text:style-name="T37">), and apostrophe</text:span> <text:span text:style-name="T37">(</text:span><text:span text:style-name="Code">'</text:span><text:span text:style-name="T37">)</text:span> as the first or last character of the name.</text:p>
      <text:list xml:id="list566105853" text:style-name="Heading_20_Tip">
        <text:list-item>
          <text:p text:style-name="Heading_20_Tip">Tip</text:p>
        </text:list-item>
      </text:list>
      <text:p text:style-name="P47"><text:span text:style-name="T37">In some LibreOffice Calc installations you can hold down the </text:span><text:span text:style-name="Code">Alt</text:span> key, click on <text:span text:style-name="T37">the</text:span> sheet name, and enter the new name directly.</text:p>
      <text:p text:style-name="Text_20_body">Your sheet tab area should now look like this.</text:p>
      <text:p text:style-name="Figure"><draw:frame draw:style-name="fr10" draw:name="Frame3" text:anchor-type="as-char" svg:width="6.5193in" draw:z-index="6"><draw:text-box fo:min-height="1.1028in"><text:p text:style-name="Caption"><draw:frame draw:style-name="fr18" draw:name="graphics27" text:anchor-type="paragraph" svg:width="6.5193in" style:rel-width="100%" svg:height="0.8543in" style:rel-height="scale" draw:z-index="7"><draw:image xlink:href="Pictures/10000000000002FB000000649F9E0AE6D57866AF.png" xlink:type="simple" xlink:show="embed" xlink:actuate="onLoad" loext:mime-type="image/png"/></draw:frame>Figure <text:sequence text:ref-name="refFigure6" text:name="Figure" text:formula="ooow:Figure+1" style:num-format="1">7</text:sequence>: Six renamed sheets</text:p></draw:text-box></draw:frame></text:p>
      <text:p text:style-name="Text_20_body">Now we will set up the account ledgers. This is just a simple summary that includes the previous balance plus the amount of the current transaction. For withdrawals, we enter the current transaction as a negative number so the balance gets smaller. A basic ledger is shown in <text:span text:style-name="T22">Figure </text:span><text:span text:style-name="T22"><text:sequence-ref text:reference-format="value" text:ref-name="refFigure7">8</text:sequence-ref></text:span>.</text:p>
      <text:p text:style-name="Text_20_body">This ledger is set up in the sheet named <text:span text:style-name="Emphasis">Checking Account</text:span>. The total balance is added up in cell F3. You can see the equation for it in the <text:span text:style-name="T38">F</text:span>ormula bar. It is the summary of the opening balance, cell C3, and all of the subsequent transactions.</text:p>
      <text:p text:style-name="Figure"><text:soft-page-break/><draw:frame draw:style-name="fr5" draw:name="Frame4" text:anchor-type="as-char" svg:width="5.7417in" draw:z-index="8"><draw:text-box fo:min-height="2.0799in"><text:p text:style-name="Caption"><draw:frame draw:style-name="fr14" draw:name="checkingledge" text:anchor-type="paragraph" svg:width="5.689in" svg:height="1.9043in" draw:z-index="9"><draw:image xlink:href="Pictures/1000000000000222000000C9D0C43E3AA0474798.png" xlink:type="simple" xlink:show="embed" xlink:actuate="onLoad" loext:mime-type="image/png"/></draw:frame>Figure <text:sequence text:ref-name="refFigure7" text:name="Figure" text:formula="ooow:Figure+1" style:num-format="1">8</text:sequence>: Checking ledger</text:p></draw:text-box></draw:frame></text:p>
      <text:h text:style-name="Heading_20_2" text:outline-level="2"><text:bookmark-start text:name="__RefHeading__42106_116595067"/><text:alphabetical-index-mark text:string-value="referencing" text:key1="listy"/>Referencing <text:alphabetical-index-mark text:string-value="listy" text:key1="referencing"/>other sheets<text:bookmark-end text:name="__RefHeading__42106_116595067"/></text:h>
      <text:p text:style-name="Text_20_body">On the <text:span text:style-name="Emphasis">Summary</text:span> sheet we display the balance from each of the other sheets. If you copy the example in <text:span text:style-name="T22">Figure </text:span><text:span text:style-name="T22"><text:sequence-ref text:reference-format="value" text:ref-name="refFigure7">8</text:sequence-ref></text:span><text:s/>onto each <text:span text:style-name="T39">of the five </text:span>account <text:span text:style-name="T39">sheets</text:span>, the current balances will be in cell F3 of each sheet.</text:p>
      <text:p text:style-name="Text_20_body">There are two ways to reference cells in other sheets: by entering the formula directly using the keyboard or by using the mouse. We will look at the mouse method first.</text:p>
      <text:h text:style-name="Heading_20_3" text:outline-level="3"><text:bookmark-start text:name="__RefHeading__42108_116595067"/>Creating the reference with the mouse<text:bookmark-end text:name="__RefHeading__42108_116595067"/></text:h>
      <text:p text:style-name="Text_20_body">On the <text:span text:style-name="Emphasis">Summary</text:span> sheet, set up a place for all five account balances, so we know where to put the cell reference. <text:span text:style-name="T23">Figure </text:span><text:span text:style-name="T23"><text:sequence-ref text:reference-format="value" text:ref-name="refFigure8">9</text:sequence-ref></text:span><text:s/>shows <text:span text:style-name="T130">the</text:span> <text:span text:style-name="T130">S</text:span>ummary sheet with a blank <text:span text:style-name="Emphasis">Balance</text:span> column. We want to place the reference for the <text:span text:style-name="T130">C</text:span>hecking <text:span text:style-name="T130">A</text:span>ccount balance in cell B3.</text:p>
      <text:p text:style-name="Figure"><draw:frame draw:style-name="fr5" draw:name="Frame6" text:anchor-type="as-char" svg:width="3.5134in" svg:height="2.202in" draw:z-index="10"><draw:text-box><text:p text:style-name="Caption"><draw:frame draw:style-name="fr14" draw:name="blanksummary" text:anchor-type="paragraph" svg:width="3.4602in" svg:height="2.0118in" draw:z-index="11"><draw:image xlink:href="Pictures/100000000000014C000000C1F9AA701B8AA8B95A.png" xlink:type="simple" xlink:show="embed" xlink:actuate="onLoad" loext:mime-type="image/png"/></draw:frame>Figure <text:sequence text:ref-name="refFigure8" text:name="Figure" text:formula="ooow:Figure+1" style:num-format="1">9</text:sequence>: Blank <text:span text:style-name="T130">S</text:span>ummary <text:span text:style-name="T130">sheet</text:span></text:p></draw:text-box></draw:frame></text:p>
      <text:p text:style-name="Text_20_Body_20_List_20_Intro">To make the cell reference in cell B3, select the cell and follow these steps:</text:p>
      <text:list xml:id="list114210984226840" text:continue-list="list114211487986044" text:style-name="Numbering_20_1">
        <text:list-item text:start-value="1">
          <text:p text:style-name="Numbering_20_1">Click on the <text:span text:style-name="Strong_20_Emphasis">=</text:span> icon next to the input line <text:span text:style-name="T40">in the Formula bar</text:span>. The icons <text:span text:style-name="T40">in the Formula bar </text:span>change and an equals <text:span text:style-name="T127">character</text:span> appears in the input line <text:span text:style-name="T130">(Figure </text:span><text:sequence-ref text:reference-format="value" text:ref-name="refFigure9">10</text:sequence-ref><text:span text:style-name="T130">)</text:span>.</text:p>
        </text:list-item>
      </text:list>
      <text:p text:style-name="Figure"><draw:frame draw:style-name="fr5" draw:name="Frame7" text:anchor-type="as-char" svg:width="4.0264in" draw:z-index="12"><draw:text-box fo:min-height="2.1173in"><text:p text:style-name="Caption"><draw:frame draw:style-name="fr14" draw:name="graphics28" text:anchor-type="paragraph" svg:width="3.3346in" svg:height="1.9366in" draw:z-index="13"><draw:image xlink:href="Pictures/1000000000000140000000BAEAE6065E0A4C4579.png" xlink:type="simple" xlink:show="embed" xlink:actuate="onLoad" loext:mime-type="image/png"/></draw:frame>Figure <text:sequence text:ref-name="refFigure9" text:name="Figure" text:formula="ooow:Figure+1" style:num-format="1">10</text:sequence>: Equal<text:span text:style-name="T127">s character </text:span>in input line <text:span text:style-name="T130">of Formula bar</text:span></text:p></draw:text-box></draw:frame></text:p>
      <text:list xml:id="list114212046363265" text:continue-numbering="true" text:style-name="Numbering_20_1">
        <text:list-item>
          <text:p text:style-name="Numbering_20_1"><text:soft-page-break/>Now, click on the sheet tab for the sheet containing the cell to be referenced. In this case, that is the <text:span text:style-name="Emphasis">Checking Account</text:span> sheet <text:span text:style-name="T130">(Figure </text:span><text:span text:style-name="T130"><text:sequence-ref text:reference-format="value" text:ref-name="refFigure10">11</text:sequence-ref></text:span><text:span text:style-name="T130">)</text:span>.</text:p>
        </text:list-item>
      </text:list>
      <text:p text:style-name="Figure"><draw:frame draw:style-name="fr5" draw:name="Frame8" text:anchor-type="as-char" svg:width="6.6689in" draw:z-index="36"><draw:text-box fo:min-height="0.778in"><text:p text:style-name="Caption"><draw:frame draw:style-name="fr18" draw:name="graphics29" text:anchor-type="paragraph" svg:width="6.6689in" style:rel-width="100%" svg:height="0.8165in" draw:z-index="37"><draw:image xlink:href="Pictures/10000000000002D900000056934D742474F361DC.png" xlink:type="simple" xlink:show="embed" xlink:actuate="onLoad" loext:mime-type="image/png"/></draw:frame>Figure <text:sequence text:ref-name="refFigure10" text:name="Figure" text:formula="ooow:Figure+1" style:num-format="1">11</text:sequence>: Click on the <text:span text:style-name="T40">C</text:span>hecking <text:span text:style-name="T40">A</text:span>ccount tab</text:p></draw:text-box></draw:frame></text:p>
      <text:list xml:id="list114212437392258" text:continue-numbering="true" text:style-name="Numbering_20_1">
        <text:list-item>
          <text:p text:style-name="Numbering_20_1">Click on cell F3 (where the balance is) in the <text:span text:style-name="Emphasis">Checking Account</text:span> sheet. The phrase <text:span text:style-name="Code"><text:span text:style-name="T40">$</text:span></text:span><text:span text:style-name="Code">'Checking Account'.F3</text:span> should appear in the input line <text:span text:style-name="T130">(Figure </text:span><text:span text:style-name="T130"><text:sequence-ref text:reference-format="value" text:ref-name="refFigure11">12</text:sequence-ref></text:span><text:span text:style-name="T130">)</text:span> and the selected cell is <text:span text:style-name="T127">surrounded by a colored border</text:span>.</text:p>
        </text:list-item>
      </text:list>
      <text:p text:style-name="Figure"><draw:frame draw:style-name="fr5" draw:name="Frame9" text:anchor-type="as-char" svg:width="5.5043in" svg:height="1.9764in" draw:z-index="38"><draw:text-box><text:p text:style-name="Caption"><draw:frame draw:style-name="fr14" draw:name="Cellreferenceselected" text:anchor-type="paragraph" svg:width="5.4602in" svg:height="1.8035in" draw:z-index="39"><draw:image xlink:href="Pictures/100000000000020C000000AD9404603C47D201D8.png" xlink:type="simple" xlink:show="embed" xlink:actuate="onLoad" loext:mime-type="image/png"/></draw:frame>Figure <text:sequence text:ref-name="refFigure11" text:name="Figure" text:formula="ooow:Figure+1" style:num-format="1">12</text:sequence>: Cell reference selected</text:p></draw:text-box></draw:frame></text:p>
      <text:list xml:id="list114211199245432" text:continue-numbering="true" text:style-name="Numbering_20_1">
        <text:list-item>
          <text:p text:style-name="Numbering_20_1">Click the <text:span text:style-name="Strong_20_Emphasis"><text:span text:style-name="T136">A</text:span></text:span><text:span text:style-name="Strong_20_Emphasis"><text:span text:style-name="T137">ccept</text:span></text:span> <text:span text:style-name="T40">icon </text:span>in the input line <text:span text:style-name="T40">of the Formula bar</text:span>, or press the <text:span text:style-name="Keystroke">Enter</text:span> key to finish.</text:p>
        </text:list-item>
        <text:list-item>
          <text:p text:style-name="Numbering_20_1">The <text:span text:style-name="Emphasis">Summary</text:span> sheet should now look like <text:span text:style-name="T23">Figure </text:span><text:span text:style-name="T23"><text:sequence-ref text:reference-format="value" text:ref-name="refFigure12">13</text:sequence-ref></text:span>.</text:p>
        </text:list-item>
      </text:list>
      <text:p text:style-name="Figure"><draw:frame draw:style-name="fr5" draw:name="Frame11" text:anchor-type="as-char" svg:width="3.8835in" draw:z-index="40"><draw:text-box fo:min-height="2.1953in"><text:p text:style-name="Caption"><draw:frame draw:style-name="fr14" draw:name="Finishedcheckingaccountreference" text:anchor-type="paragraph" svg:width="3.8425in" svg:height="2.0118in" draw:z-index="41"><draw:image xlink:href="Pictures/1000000000000171000000C16D0A12C628A07A70.png" xlink:type="simple" xlink:show="embed" xlink:actuate="onLoad" loext:mime-type="image/png"/></draw:frame>Figure <text:sequence text:ref-name="refFigure12" text:name="Figure" text:formula="ooow:Figure+1" style:num-format="1">13</text:sequence>: Finished <text:span text:style-name="T130">C</text:span>hecking <text:span text:style-name="T130">A</text:span>ccount reference</text:p></draw:text-box></draw:frame></text:p>
      <text:h text:style-name="Heading_20_3" text:outline-level="3"><text:bookmark-start text:name="__RefHeading__42110_116595067"/>Creating the reference with the keyboard<text:bookmark-end text:name="__RefHeading__42110_116595067"/></text:h>
      <text:p text:style-name="Text_20_body">From <text:span text:style-name="T23">Figure </text:span><text:span text:style-name="T23"><text:sequence-ref text:reference-format="value" text:ref-name="refFigure12">13</text:sequence-ref></text:span>, you can deduce how the cell reference is constructed. The reference has two parts: the sheet name <text:span text:style-name="T41">prefixed by a dollar symbol</text:span> (<text:span text:style-name="T41">$</text:span>‘Checking Account’), and the cell reference (F3). Notice that they are separated by a period. <text:span text:style-name="T41">The default behavior of Calc is to insert the dollar symbol to form an </text:span>absolute <text:span text:style-name="T41">sheet </text:span>reference while <text:span text:style-name="T41">giving a </text:span>relative <text:span text:style-name="T41">cell </text:span>reference.</text:p>
      <text:list xml:id="list114212682713139" text:continue-list="list114212317043891" text:style-name="Heading_20_Note">
        <text:list-item>
          <text:p text:style-name="P81">Poznámka</text:p>
        </text:list-item>
      </text:list>
      <text:p text:style-name="P56">The sheet name is in single <text:span text:style-name="T127">quotation marks</text:span> because it contains a space, and the mandatory period (.) always falls outside any <text:span text:style-name="T127">quotation marks</text:span>.</text:p>
      <text:p text:style-name="Text_20_body">So, you can fill in the <text:span text:style-name="Emphasis">Savings Account</text:span> cell reference by just typing it in. Assuming that the balance is in the same cell (F3) in the <text:span text:style-name="Emphasis">Savings Account</text:span> sheet, the cell reference should be <text:span text:style-name="Code">=</text:span><text:span text:style-name="Code"><text:span text:style-name="T41">$</text:span></text:span><text:span text:style-name="Code">'Savings Account'.F3</text:span> (Figure <text:sequence-ref text:reference-format="value" text:ref-name="refFigure13">14</text:sequence-ref>).</text:p>
      <text:p text:style-name="Figure"><text:soft-page-break/><draw:frame draw:style-name="fr9" draw:name="Frame23" text:anchor-type="as-char" svg:width="3.748in" style:rel-width="56%" svg:height="2.1819in" style:rel-height="scale-min" draw:z-index="42"><draw:text-box><text:p text:style-name="Caption"><draw:frame draw:style-name="fr14" draw:name="Savingsaccountcellreference" text:anchor-type="paragraph" svg:width="3.6772in" svg:height="1.9882in" draw:z-index="43"><draw:image xlink:href="Pictures/1000000000000161000000BFA4929D24B3655B2E.png" xlink:type="simple" xlink:show="embed" xlink:actuate="onLoad" loext:mime-type="image/png"/></draw:frame>Figure <text:sequence text:ref-name="refFigure13" text:name="Figure" text:formula="ooow:Figure+1" style:num-format="1">14</text:sequence>: Savings <text:span text:style-name="T41">A</text:span>ccount <text:span text:style-name="T41">cell </text:span>reference</text:p></draw:text-box></draw:frame></text:p>
      <text:h text:style-name="Heading_20_1" text:outline-level="1"><text:bookmark-start text:name="__RefHeading__42112_116595067"/>Referencing other <text:alphabetical-index-mark text:string-value="other spreadsheets" text:key1="referencing"/>documents<text:bookmark-end text:name="__RefHeading__42112_116595067"/></text:h>
      <text:p text:style-name="Text_20_body">John decides to keep his family account information in a different spreadsheet file from his own summary. Fortunately Calc can link different files together. The process is the same as described for different sheets in a single spreadsheet, but we add one more step to indicate which file the sheet is in.</text:p>
      <text:h text:style-name="Heading_20_2" text:outline-level="2"><text:bookmark-start text:name="__RefHeading__42114_116595067"/>Creating the reference with the mouse<text:bookmark-end text:name="__RefHeading__42114_116595067"/></text:h>
      <text:p text:style-name="Text_20_Body_20_List_20_Intro">To create the reference with the mouse, both spreadsheets need to be open. </text:p>
      <text:list xml:id="list114212082736188" text:continue-list="list114211199245432" text:style-name="Numbering_20_1">
        <text:list-item text:start-value="1">
          <text:p text:style-name="Numbering_20_1"><text:span text:style-name="T131">If necessary, switch to the spreadsheet containing </text:span>the cell in which the formula is going to be entered.</text:p>
        </text:list-item>
        <text:list-item>
          <text:p text:style-name="Numbering_20_1">Select the cell in which the formula is going to be entered.</text:p>
        </text:list-item>
        <text:list-item>
          <text:p text:style-name="Numbering_20_1">Click the <text:span text:style-name="Strong_20_Emphasis">=</text:span> icon next to the input line <text:span text:style-name="T42">in the Formula bar</text:span>.</text:p>
        </text:list-item>
        <text:list-item>
          <text:p text:style-name="Numbering_20_1">Switch to the other spreadsheet (the process to do this <text:span text:style-name="T131">may</text:span> vary depending on which operating system you are using).</text:p>
        </text:list-item>
        <text:list-item>
          <text:p text:style-name="Numbering_20_1">Select the sheet (<text:span text:style-name="Emphasis">Savings Account</text:span>) and then the reference cell (F3); <text:span text:style-name="T129">se</text:span>e <text:span text:style-name="T23">Figure </text:span><text:span text:style-name="T23"><text:sequence-ref text:reference-format="value" text:ref-name="refFigure14">15</text:sequence-ref></text:span>. <text:span text:style-name="T149">You can press t</text:span>he keyboard <text:span text:style-name="Keystroke">Enter</text:span> key at this point, or continue with steps <text:span text:style-name="T71">6</text:span> and <text:bookmark-ref text:reference-format="number-all-superior" text:ref-name="__RefNumPara__2259_3236598565">7</text:bookmark-ref>.</text:p>
        </text:list-item>
      </text:list>
      <text:p text:style-name="Figure"><draw:frame draw:style-name="fr8" draw:name="Frame12" text:anchor-type="as-char" svg:y="-1.8634in" svg:width="5.6827in" draw:z-index="44"><draw:text-box fo:min-height="1.8508in"><text:p text:style-name="Caption"><draw:frame draw:style-name="fr14" draw:name="graphics30" text:anchor-type="paragraph" svg:width="5.6575in" svg:height="1.6138in" draw:z-index="45"><draw:image xlink:href="Pictures/100000000000021F0000009BB016B5915DFCBFB1.png" xlink:type="simple" xlink:show="embed" xlink:actuate="onLoad" loext:mime-type="image/png"/></draw:frame>Figure <text:sequence text:ref-name="refFigure14" text:name="Figure" text:formula="ooow:Figure+1" style:num-format="1">15</text:sequence>: Selecting the <text:span text:style-name="T131">S</text:span>avings <text:span text:style-name="T131">A</text:span>ccount reference cell</text:p></draw:text-box></draw:frame></text:p>
      <text:list xml:id="list114211356733602" text:continue-numbering="true" text:style-name="Numbering_20_1">
        <text:list-item>
          <text:p text:style-name="Numbering_20_1"><text:bookmark-start text:name="__RefNumPara__4448_1894003228"/>Switch back to the original spreadsheet.<text:bookmark-end text:name="__RefNumPara__4448_1894003228"/></text:p>
        </text:list-item>
        <text:list-item>
          <text:p text:style-name="Numbering_20_1"><text:bookmark-start text:name="__RefNumPara__2259_3236598565"/>Click the <text:span text:style-name="Strong_20_Emphasis"><text:span text:style-name="T138">A</text:span></text:span><text:span text:style-name="Strong_20_Emphasis"><text:span text:style-name="T137">ccept</text:span></text:span><text:span text:style-name="T44"> icon in the Formula bar</text:span>.<text:bookmark-end text:name="__RefNumPara__2259_3236598565"/></text:p>
        </text:list-item>
      </text:list>
      <text:p text:style-name="Text_20_body">Your spreadsheet should now resemble <text:span text:style-name="T23">Figure </text:span><text:span text:style-name="T23"><text:sequence-ref text:reference-format="value" text:ref-name="refFigure15">16</text:sequence-ref></text:span>.</text:p>
      <text:p text:style-name="P29">You will get a good feel for the format of the reference if you look closely at the input line <text:span text:style-name="T43">in the Formula bar</text:span>. Based on th<text:span text:style-name="T44">e contents of this</text:span> line, you can create the reference using the keyboard.</text:p>
      <text:p text:style-name="Figure"><text:soft-page-break/><draw:frame draw:style-name="fr5" draw:name="Frame13" text:anchor-type="as-char" svg:width="6.6791in" draw:z-index="46"><draw:text-box fo:min-height="1.2055in"><text:p text:style-name="Caption"><draw:frame draw:style-name="fr18" draw:name="LinkedFiles" text:anchor-type="paragraph" svg:width="6.6791in" style:rel-width="100%" svg:height="1.0665in" style:rel-height="scale" draw:z-index="47"><draw:image xlink:href="Pictures/10000000000002D00000007366DAFC2FD93699FB.png" xlink:type="simple" xlink:show="embed" xlink:actuate="onLoad" loext:mime-type="image/png"/></draw:frame>Figure <text:sequence text:ref-name="refFigure15" text:name="Figure" text:formula="ooow:Figure+1" style:num-format="1">16</text:sequence>: Linked files</text:p></draw:text-box></draw:frame></text:p>
      <text:h text:style-name="Heading_20_2" text:outline-level="2"><text:bookmark-start text:name="__RefHeading__42116_116595067"/>Creating the reference with the keyboard<text:bookmark-end text:name="__RefHeading__42116_116595067"/></text:h>
      <text:p text:style-name="Text_20_Body_20_List_20_Intro">Typing the reference is simple once you know the format the reference takes. The reference has three parts to it:</text:p>
      <text:list xml:id="list114212962904330" text:continue-list="list114212726002511" text:style-name="List_20_1">
        <text:list-item>
          <text:p text:style-name="List_20_1">Path and file name</text:p>
        </text:list-item>
        <text:list-item>
          <text:p text:style-name="List_20_1">Sheet name</text:p>
        </text:list-item>
        <text:list-item>
          <text:p text:style-name="List_20_1">Cell <text:span text:style-name="T44">reference</text:span></text:p>
        </text:list-item>
      </text:list>
      <text:p text:style-name="Text_20_body">From <text:span text:style-name="T24">Figure </text:span><text:span text:style-name="T24"><text:sequence-ref text:reference-format="value" text:ref-name="refFigure15">16</text:sequence-ref></text:span>, you can see <text:span text:style-name="T43">that</text:span> the general format for the reference is:</text:p>
      <text:p text:style-name="P39"><text:span text:style-name="Code">='file:///Path &amp; File Name'#$SheetName.Cell</text:span><text:span text:style-name="Code"><text:span text:style-name="T44">Reference</text:span></text:span></text:p>
      <text:list xml:id="list114212095807837" text:continue-list="list114212682713139" text:style-name="Heading_20_Note">
        <text:list-item>
          <text:p text:style-name="Heading_20_Note">Poznámka</text:p>
        </text:list-item>
      </text:list>
      <text:p text:style-name="Text_20_Note">The reference for a file has three forward slashes ///, <text:span text:style-name="T44">while</text:span> the reference for a hyperlink has two forward slashes //. <text:span text:style-name="T126">See “</text:span><text:span text:style-name="T126"><text:bookmark-ref text:reference-format="text" text:ref-name="__RefHeading__42118_116595067">Using hyperlinks and URLs</text:bookmark-ref></text:span><text:span text:style-name="T126">” </text:span><text:span text:style-name="T90">b</text:span><text:span text:style-name="T91">elow</text:span>.</text:p>
      <text:h text:style-name="Heading_20_1" text:outline-level="1"><text:bookmark-start text:name="__RefHeading__42118_116595067"/><text:span text:style-name="T131">Using h</text:span>yperlinks and URLs<text:bookmark-end text:name="__RefHeading__42118_116595067"/></text:h>
      <text:p text:style-name="Text_20_body">Hyperlinks can be used in Calc to jump to a different location from within a spreadsheet and can lead to other parts of the current file, to different files, or even to web <text:span text:style-name="T45">pages</text:span>.</text:p>
      <text:h text:style-name="Heading_20_2" text:outline-level="2"><text:bookmark-start text:name="__RefHeading__35834_1130598086"/><text:alphabetical-index-mark text:string-value="relativní" text:key1="hypertextové odkazy"/><text:alphabetical-index-mark text:string-value="absolutní" text:key1="hypertextové odkazy"/>Relativní a absolutní hypertextové odkazy<text:bookmark-end text:name="__RefHeading__35834_1130598086"/></text:h>
      <text:p text:style-name="Text_20_body">Hyperlinks stored within <text:span text:style-name="T45">a</text:span> file <text:span text:style-name="T45">can be</text:span> either relative or absolute.</text:p>
      <text:p text:style-name="Text_20_body">Relativní hypertextový odkaz udává, <text:span text:style-name="Emphasis">jak se dostat do cíle z místa, kde jsme nyní</text:span> (tím se myslí složka, ve které je uložen aktuální dokument), zatímco absolutní hypertextový odkaz udává <text:span text:style-name="Emphasis">adresu cíle bez ohledu na naši pozici</text:span>.</text:p>
      <text:p text:style-name="Text_20_body">Absolutní odkaz přestane fungovat, když se přesune cíl. Relativní odkaz přestane fungovat, když se změní umístění počátku vzhledem k cíli. For instance, if you have two spreadsheets in the same folder linked to each other and you move the entire folder to a new location, a<text:span text:style-name="T45">n absolute hyperlink will break but a r</text:span>elative <text:span text:style-name="T45">one</text:span> will not.</text:p>
      <text:p text:style-name="Text_20_body">To change the way that <text:span text:style-name="T45">Calc</text:span> stores the hyperlinks in your file, select <text:span text:style-name="Strong_20_Emphasis">Tools</text:span><text:span text:style-name="Strong_20_Emphasis"><text:span text:style-name="T4"> &gt; </text:span></text:span><text:span text:style-name="Strong_20_Emphasis">Options</text:span><text:span text:style-name="Strong_20_Emphasis"><text:span text:style-name="T4"> &gt; </text:span></text:span><text:span text:style-name="Strong_20_Emphasis">Load/Save</text:span><text:span text:style-name="Strong_20_Emphasis"><text:span text:style-name="T4"> &gt; </text:span></text:span><text:span text:style-name="Strong_20_Emphasis">General</text:span> and choose if you want URLs <text:span text:style-name="T132">(Universal Resource Locators) </text:span>saved relatively when referencing the <text:span text:style-name="T45">f</text:span>ile <text:span text:style-name="T45">s</text:span>ystem, or the Internet, or both.</text:p>
      <text:p text:style-name="Text_20_body">An absolute path such as <text:span text:style-name="Emphasis"><text:span text:style-name="T60">c</text:span></text:span><text:span text:style-name="Emphasis">:\homepage\graphics\picture.gif</text:span> would no longer function on <text:span text:style-name="T58">a</text:span> <text:span text:style-name="T58">web</text:span> server. Neither a <text:span text:style-name="T132">web </text:span>server nor the computer of a reader needs to have a <text:span text:style-name="T132">c</text:span>: hard drive, operating systems such as Unix or macOS do not recognize drive letters, and even if the folder <text:span text:style-name="Emphasis">homepage\graphics</text:span> existed, your picture would not be available. It is better to use relative <text:span text:style-name="T132">linking</text:span> for file links. <text:span text:style-name="T58">Relative linking is only possible when the document you are working on is on the same drive as the link destination.</text:span></text:p>
      <text:p text:style-name="Text_20_body">Program Calc vždy zobrazí absolutní hypertextový odkaz. Dochází k tomu i tehdy, když jsme uložili relativní hypertextový odkaz, není však třeba se znepokojovat. Taková „absolutní“ adresa cíle se změní, když soubor přesuneme.</text:p>
      <text:list xml:id="list114212573348089" text:continue-numbering="true" text:style-name="Heading_20_Note">
        <text:list-item>
          <text:p text:style-name="Heading_20_Note"><text:soft-page-break/>Poznámka</text:p>
        </text:list-item>
      </text:list>
      <text:p text:style-name="P48">HTML <text:span text:style-name="T126">(Hypertext Markup Language) f</text:span>iles containing links as relative to the file system that <text:span text:style-name="T45">are to</text:span> be uploaded to a web server require the files be in a file structure matching that of the web server. Otherwise, the links will point to the wrong folder.</text:p>
      <text:list xml:id="list114212385661550" text:continue-list="list566105853" text:style-name="Heading_20_Tip">
        <text:list-item>
          <text:p text:style-name="Heading_20_Tip">Tip</text:p>
        </text:list-item>
      </text:list>
      <text:p text:style-name="P46">When you rest the mouse pointer on a hyperlink, a help tip displays the absolute reference, <text:span text:style-name="T45">because Calc</text:span> uses absolute path names internally. The complete path and address can only be seen when you view the result of the HTML export (saving <text:span text:style-name="T45">a</text:span> spreadsheet as an HTML file), by loading the HTML file as <text:span text:style-name="T45">t</text:span>ext, or by opening it with a text editor.</text:p>
      <text:h text:style-name="Heading_20_2" text:outline-level="2"><text:bookmark-start text:name="__RefHeading__42120_116595067"/><text:alphabetical-index-mark text:string-value="vytváření" text:key1="hypertextové odkazy"/>Vytváření hypertextových odkazů<text:bookmark-end text:name="__RefHeading__42120_116595067"/></text:h>
      <text:p text:style-name="P30"><text:span text:style-name="T83">Y</text:span><text:span text:style-name="T84">ou can</text:span><text:span text:style-name="T145"> insert a hyperlink into a Calc spreadsheet using any of several methods:</text:span></text:p>
      <text:list xml:id="list114212399519966" text:continue-list="list114212962904330" text:style-name="List_20_1">
        <text:list-item>
          <text:p text:style-name="List_20_1">Place the <text:span text:style-name="T58">text </text:span>cursor at the point where you want to insert the hyperlink, or select the text that you want to put the hyperlink on. Select <text:span text:style-name="Strong_20_Emphasis">Insert &gt; Hyperlink</text:span> from the Menu bar or click the <text:span text:style-name="Strong_20_Emphasis">Insert Hyperlink</text:span> icon in the Standard toolbar to access the <text:span text:style-name="T57">Hyperlink dialog; see “</text:span><text:bookmark-ref text:reference-format="text" text:ref-name="__RefHeading___Toc5571_738996969">Hyperlink dialog</text:bookmark-ref>”<text:span text:style-name="T57"> (page </text:span><text:span text:style-name="T57"><text:bookmark-ref text:reference-format="page" text:ref-name="__RefHeading___Toc5571_738996969">15</text:bookmark-ref></text:span><text:span text:style-name="T57">)</text:span>.</text:p>
        </text:list-item>
        <text:list-item>
          <text:p text:style-name="List_20_1">Drag-and-drop an item from the Navigator to the point where you want to insert the hyperlink <text:span text:style-name="T58">(for example, a sheet or cell name)</text:span>.</text:p>
        </text:list-item>
        <text:list-item>
          <text:p text:style-name="List_20_1">Type the target web address or URL at the point where you want to insert the hyperlink. When you type text that can be used as a hyperlink (such as a website address or URL), Calc formats it automatically, creating the hyperlink and applying <text:span text:style-name="T128">color</text:span> to the text. If this does not happen, you can enable this feature using <text:span text:style-name="Strong_20_Emphasis">Tools &gt; AutoCorrect Options &gt; Options</text:span> <text:span text:style-name="T128">from the Menu bar </text:span>and selecting <text:span text:style-name="Strong_20_Emphasis">URL Recognition</text:span>.</text:p>
        </text:list-item>
      </text:list>
      <text:p text:style-name="P8">When you use the Hyperlink dialog to insert a hyperlink, you can select either a text hyperlink <text:span text:style-name="T47">(Figure </text:span><text:span text:style-name="T47"><text:sequence-ref text:reference-format="value" text:ref-name="refFigure16">17</text:sequence-ref></text:span><text:span text:style-name="T47">) </text:span>or a button hyperlink <text:span text:style-name="T47">(Figure </text:span><text:span text:style-name="T47"><text:sequence-ref text:reference-format="value" text:ref-name="refFigure17">18</text:sequence-ref></text:span><text:span text:style-name="T47">)</text:span>. In both cases, the visible text can be different from the <text:span text:style-name="T46">linked </text:span>URL.</text:p>
      <text:p text:style-name="Figure"><draw:frame draw:style-name="fr2" draw:name="Frame37" text:anchor-type="as-char" svg:width="2.9063in" draw:z-index="48"><draw:text-box fo:min-height="1.222in"><text:p text:style-name="Caption"><draw:frame draw:style-name="fr21" draw:name="Image7" text:anchor-type="paragraph" svg:width="2.9063in" style:rel-width="100%" svg:height="0.9661in" style:rel-height="scale" draw:z-index="49"><draw:image xlink:href="Pictures/1000000000000117000000694CAD632BD06B817F.png" xlink:type="simple" xlink:show="embed" xlink:actuate="onLoad" loext:mime-type="image/png"/></draw:frame>Figure <text:sequence text:ref-name="refFigure16" text:name="Figure" text:formula="ooow:Figure+1" style:num-format="1">17</text:sequence>: Example text hyperlink</text:p></draw:text-box></draw:frame></text:p>
      <text:p text:style-name="Figure"><draw:frame draw:style-name="fr2" draw:name="Frame38" text:anchor-type="as-char" svg:width="2.9063in" draw:z-index="50"><draw:text-box fo:min-height="1.3291in"><text:p text:style-name="Caption"><draw:frame draw:style-name="fr16" draw:name="Image8" text:anchor-type="paragraph" svg:width="2.9063in" style:rel-width="100%" svg:height="1.0937in" style:rel-height="scale" draw:z-index="51"><draw:image xlink:href="Pictures/100000000000011700000069626E0D3D497E6433.png" xlink:type="simple" xlink:show="embed" xlink:actuate="onLoad" loext:mime-type="image/png"/></draw:frame>Figure <text:sequence text:ref-name="refFigure17" text:name="Figure" text:formula="ooow:Figure+1" style:num-format="1">18</text:sequence>: <text:span text:style-name="T47">Example button hyperlink</text:span></text:p></draw:text-box></draw:frame></text:p>
      <text:p text:style-name="Text_20_body">To change the color of <text:span text:style-name="T47">text </text:span>hyperlinks, go to <text:span text:style-name="Strong_20_Emphasis">Tools &gt; Options &gt; LibreOffice &gt; App</text:span><text:span text:style-name="Strong_20_Emphasis"><text:span text:style-name="T47">lication Colors</text:span></text:span><text:span text:style-name="T47"> from the Menu bar</text:span>, scroll to <text:span text:style-name="Emphasis">Unvisited links</text:span> and/or <text:span text:style-name="Emphasis">Visited links</text:span>, pick the new colors and click <text:span text:style-name="Strong_20_Emphasis">OK</text:span>.</text:p>
      <text:list xml:id="list114213006065840" text:continue-list="list114212573348089" text:style-name="Heading_20_Note">
        <text:list-item>
          <text:p text:style-name="Heading_20_Note"><text:soft-page-break/>Poznámka</text:p>
        </text:list-item>
      </text:list>
      <text:p text:style-name="Text_20_Note">This will change the color for all hyperlinks in all components of LibreOffice, <text:span text:style-name="T48">which may</text:span> not be what you want.</text:p>
      <text:p text:style-name="Text_20_body">A button hyperlink is a type of form control. As with all form controls, it can be anchored or positioned by right-clicking on the button in design mode. More information about forms can be found in Chapter 1<text:span text:style-name="T54">8, Forms,</text:span> of the <text:span text:style-name="Emphasis">Writer Guide</text:span>.</text:p>
      <text:h text:style-name="Heading_20_2" text:outline-level="2"><text:bookmark-start text:name="__RefHeading___Toc4112_3042851674"/>Opening hyperlinks<text:bookmark-end text:name="__RefHeading___Toc4112_3042851674"/></text:h>
      <text:p text:style-name="Text_20_Body_20_List_20_Intro">To open a text hyperlink carry out one of the following actions:</text:p>
      <text:list xml:id="list114210900054146" text:continue-list="list114212399519966" text:style-name="List_20_1">
        <text:list-item>
          <text:p text:style-name="List_20_1">Ctrl-click with the cursor positioned over the hyperlink.</text:p>
        </text:list-item>
        <text:list-item>
          <text:p text:style-name="List_20_1"><text:span text:style-name="T48">Left-click with the cursor positioned over the hyperlink. This option is only available if the </text:span><text:span text:style-name="Strong_20_Emphasis"><text:span text:style-name="T48">Tools &gt; Options &gt; LibreOffice &gt; Security &gt; Security Options and Warnings &gt; Options &gt; Ctrl-click required to follow hyperlinks</text:span></text:span><text:span text:style-name="T48"> option is not </text:span><text:span text:style-name="T85">s</text:span><text:span text:style-name="T84">elect</text:span><text:span text:style-name="T48">ed.</text:span></text:p>
        </text:list-item>
        <text:list-item>
          <text:p text:style-name="List_20_1">Right-click with the cursor positioned <text:span text:style-name="T57">immediately in front of</text:span> the hyperlink and select the <text:span text:style-name="Strong_20_Emphasis">Open Hyperlink</text:span> option from the context menu. This option is only available if the <text:span text:style-name="Strong_20_Emphasis">Tools &gt; </text:span><text:span text:style-name="Strong_20_Emphasis"><text:span text:style-name="T128">Options &gt;</text:span></text:span><text:span text:style-name="Strong_20_Emphasis"> LibreOffice &gt; Security &gt; Security Options and Warnings &gt; </text:span><text:span text:style-name="Strong_20_Emphasis"><text:span text:style-name="T153">Options &gt; </text:span></text:span><text:span text:style-name="Strong_20_Emphasis">Ctrl-click required to follow hyperlinks</text:span> <text:span text:style-name="T132">option </text:span>is not <text:span text:style-name="T84">select</text:span>ed.</text:p>
        </text:list-item>
      </text:list>
      <text:p text:style-name="P9">To open a button hyperlink, left-click the button. This option is only available when the form design mode is deactivated; the status of this mode is controlled by pressing the <text:span text:style-name="Strong_20_Emphasis">Toggle Design Mode</text:span> button in either the Form Controls toolbar or the Form Design toolbar.</text:p>
      <text:h text:style-name="Heading_20_2" text:outline-level="2"><text:bookmark-start text:name="__RefHeading___Toc5571_738996969"/>Hyperlink dialog<text:bookmark-end text:name="__RefHeading___Toc5571_738996969"/></text:h>
      <text:p text:style-name="Text_20_body">You can insert and modify <text:span text:style-name="T49">hyper</text:span>links using the Hyperlink dialog. To display th<text:span text:style-name="T49">is</text:span> dialog, click the <text:span text:style-name="Strong_20_Emphasis"><text:span text:style-name="T57">Insert </text:span></text:span><text:span text:style-name="Strong_20_Emphasis">Hyperlink</text:span> icon <text:span text:style-name="T49">i</text:span>n the Standard toolbar or choose <text:span text:style-name="Strong_20_Emphasis">Insert</text:span><text:span text:style-name="Strong_20_Emphasis"><text:span text:style-name="T4"> &gt; </text:span></text:span><text:span text:style-name="Strong_20_Emphasis">Hyperlink</text:span> from the <text:span text:style-name="T49">M</text:span>enu bar.</text:p>
      <text:p text:style-name="Text_20_Body_20_List_20_Intro">On the left side <text:span text:style-name="T49">of the dialog</text:span>, select one of the four categories of hyperlink:</text:p>
      <text:list xml:id="list114212208527779" text:continue-numbering="true" text:style-name="List_20_1">
        <text:list-item>
          <text:p text:style-name="List_20_1"><text:span text:style-name="Strong_20_Emphasis">Internet</text:span>. <text:span text:style-name="T49">T</text:span>he hyperlink points to a <text:span text:style-name="T49">WWW (World Wide Web) or FTP (File Transfer Protocol) address.</text:span></text:p>
        </text:list-item>
        <text:list-item>
          <text:p text:style-name="List_20_1"><text:span text:style-name="Strong_20_Emphasis">Mail</text:span>. <text:span text:style-name="T49">T</text:span>he hyperlink <text:span text:style-name="T49">points to an</text:span> email <text:span text:style-name="T49">address</text:span>.</text:p>
        </text:list-item>
        <text:list-item>
          <text:p text:style-name="List_20_1"><text:span text:style-name="Strong_20_Emphasis">Document</text:span>. <text:span text:style-name="T49">T</text:span>he hyperlink points to a <text:span text:style-name="T49">location</text:span> in either the current document or another existing document.</text:p>
        </text:list-item>
        <text:list-item>
          <text:p text:style-name="List_20_1"><text:span text:style-name="Strong_20_Emphasis">New </text:span><text:span text:style-name="Strong_20_Emphasis"><text:span text:style-name="T57">D</text:span></text:span><text:span text:style-name="Strong_20_Emphasis">ocument</text:span>. <text:span text:style-name="T49">Opening </text:span>the hyperlink creates a new document.</text:p>
        </text:list-item>
      </text:list>
      <text:p text:style-name="Text_20_body"><text:span text:style-name="T50">Figure </text:span><text:sequence-ref text:reference-format="value" text:ref-name="refFigure18">19</text:sequence-ref><text:s/><text:span text:style-name="T50">shows the Hyperlink dialog with the </text:span><text:span text:style-name="Strong_20_Emphasis"><text:span text:style-name="T50">Internet</text:span></text:span><text:span text:style-name="T50"> category and the </text:span><text:span text:style-name="Strong_20_Emphasis"><text:span text:style-name="T50">Web</text:span></text:span><text:span text:style-name="T50"> hyperlink type selected.</text:span></text:p>
      <text:p text:style-name="P29"><text:span text:style-name="T50">The </text:span><text:span text:style-name="Emphasis"><text:span text:style-name="T50">Further Settings</text:span></text:span><text:span text:style-name="T50"> area is provided for all four hyperlink categories. The controls above the </text:span><text:span text:style-name="Emphasis"><text:span text:style-name="T50">Further Settings</text:span></text:span><text:span text:style-name="T50"> area vary dependent on which of the four hyperlink categories is selected on the left side of the dialog.</text:span></text:p>
      <text:p text:style-name="P66"><text:soft-page-break/><draw:frame draw:style-name="fr2" draw:name="Frame39" text:anchor-type="as-char" svg:width="4.9902in" draw:z-index="52"><draw:text-box fo:min-height="5.1673in"><text:p text:style-name="Caption"><draw:frame draw:style-name="fr16" draw:name="Image9" text:anchor-type="paragraph" svg:width="4.9902in" style:rel-width="100%" svg:height="5.1673in" style:rel-height="scale" draw:z-index="53"><draw:image xlink:href="Pictures/10000000000001DF000001F044EE1BD210E4590F.png" xlink:type="simple" xlink:show="embed" xlink:actuate="onLoad" loext:mime-type="image/png"/></draw:frame>Figure <text:sequence text:ref-name="refFigure18" text:name="Figure" text:formula="ooow:Figure+1" style:num-format="1">19</text:sequence>: Hyperlink dialog showing details for the Internet category</text:p></draw:text-box></draw:frame></text:p>
      <text:p text:style-name="P10"><text:span text:style-name="T50">A</text:span> full description of all the choices, and their interactions, is beyond the scope of this chapter. <text:span text:style-name="T50">The following</text:span> is a summary of the most common choices used in <text:span text:style-name="T50">Calc </text:span>spreadsheets.</text:p>
      <text:p text:style-name="Definition_20_Term">Internet</text:p>
      <text:list xml:id="list450575946" text:style-name="List_20_2">
        <text:list-item>
          <text:p text:style-name="List_20_2"><text:span text:style-name="Strong_20_Emphasis">Web </text:span>/<text:span text:style-name="Strong_20_Emphasis"> FTP</text:span>. Select the type of hyperlink. On select<text:span text:style-name="T57">ion</text:span> of the <text:span text:style-name="Strong_20_Emphasis">FTP</text:span> option, the controls above the <text:span text:style-name="Emphasis">Further Settings</text:span> area change to those shown in Figure <text:sequence-ref text:reference-format="value" text:ref-name="refFigure19">20</text:sequence-ref>.</text:p>
        </text:list-item>
      </text:list>
      <text:p text:style-name="Figure"><draw:frame draw:style-name="fr2" draw:name="Frame40" text:anchor-type="as-char" svg:width="3.9528in" draw:z-index="54"><draw:text-box fo:min-height="1.8071in"><text:p text:style-name="Caption"><draw:frame draw:style-name="fr20" draw:name="Image10" text:anchor-type="paragraph" svg:x="0in" svg:y="0in" svg:width="3.6457in" svg:height="1.602in" draw:z-index="55"><draw:image xlink:href="Pictures/100000000000015E0000009A1729E929AB0F9D6A.png" xlink:type="simple" xlink:show="embed" xlink:actuate="onLoad" loext:mime-type="image/png"/></draw:frame>Figure <text:sequence text:ref-name="refFigure19" text:name="Figure" text:formula="ooow:Figure+1" style:num-format="1">20</text:sequence>: <text:span text:style-name="T51">FTP specific c</text:span>ontrols on the Hyperlink dialog</text:p></draw:text-box></draw:frame></text:p>
      <text:list xml:id="list114211499907676" text:continue-numbering="true" text:style-name="List_20_2">
        <text:list-item>
          <text:p text:style-name="List_20_2"><text:span text:style-name="Strong_20_Emphasis">URL</text:span>. Enter the required <text:span text:style-name="T53">web </text:span>address.</text:p>
        </text:list-item>
        <text:list-item>
          <text:p text:style-name="List_20_2"><text:span text:style-name="Strong_20_Emphasis">Login name</text:span>. Only applicable for FTP hyperlinks.</text:p>
        </text:list-item>
        <text:list-item>
          <text:p text:style-name="List_20_2"><text:span text:style-name="Strong_20_Emphasis">Password</text:span>. Only applicable for FTP hyperlinks.</text:p>
        </text:list-item>
        <text:list-item>
          <text:p text:style-name="List_20_2"><text:span text:style-name="Strong_20_Emphasis">Anonymous user</text:span>. Only applicable for FTP hyperlinks.</text:p>
        </text:list-item>
      </text:list>
      <text:p text:style-name="Definition_20_Term"><text:soft-page-break/>Mail</text:p>
      <text:p text:style-name="Text_20_body_20_indent"><text:span text:style-name="T51">For Mail hyperlinks, </text:span>the controls above the <text:span text:style-name="Emphasis">Further Settings</text:span> area change to those shown in Figure <text:sequence-ref text:reference-format="value" text:ref-name="refFigure20">21</text:sequence-ref>.</text:p>
      <text:p text:style-name="Figure"><draw:frame draw:style-name="fr2" draw:name="Frame29" text:anchor-type="as-char" svg:width="3.6472in" draw:z-index="56"><draw:text-box fo:min-height="0.948in"><text:p text:style-name="Caption"><draw:frame draw:style-name="fr16" draw:name="Image11" text:anchor-type="paragraph" svg:width="3.6472in" style:rel-width="100%" svg:height="0.948in" style:rel-height="scale" draw:z-index="57"><draw:image xlink:href="Pictures/100000000000015E0000005BF5794028512B4712.png" xlink:type="simple" xlink:show="embed" xlink:actuate="onLoad" loext:mime-type="image/png"/></draw:frame>Figure <text:sequence text:ref-name="refFigure20" text:name="Figure" text:formula="ooow:Figure+1" style:num-format="1">21</text:sequence>: <text:span text:style-name="T51">Mail c</text:span>ontrols on the Hyperlink dialog</text:p></draw:text-box></draw:frame></text:p>
      <text:list xml:id="list114211319645874" text:continue-numbering="true" text:style-name="List_20_2">
        <text:list-item>
          <text:p text:style-name="P93"><text:span text:style-name="Strong_20_Emphasis">Recipient</text:span>. <text:span text:style-name="T52">Enter the email address of the recipient, or select the address from an existing database accessed by pressing the </text:span><text:span text:style-name="Strong_20_Emphasis"><text:span text:style-name="T52">Data Sources</text:span></text:span><text:span text:style-name="T52"> button.</text:span></text:p>
        </text:list-item>
        <text:list-item>
          <text:p text:style-name="P93"><text:span text:style-name="Strong_20_Emphasis">Subject</text:span>. <text:span text:style-name="T52">Enter the text to be used as the subject line of the message.</text:span></text:p>
        </text:list-item>
      </text:list>
      <text:p text:style-name="Definition_20_Term">Dokument</text:p>
      <text:p text:style-name="P58">For document hyperlinks, the controls above the <text:span text:style-name="Emphasis">Further Settings</text:span> area change to those shown in Figure <text:sequence-ref text:reference-format="value" text:ref-name="refFigure21">22</text:sequence-ref>.</text:p>
      <text:p text:style-name="Figure"><draw:frame draw:style-name="fr2" draw:name="Frame41" text:anchor-type="as-char" svg:width="3.7807in" draw:z-index="58"><draw:text-box fo:min-height="2.4575in"><text:p text:style-name="Caption"><draw:frame draw:style-name="fr17" draw:name="Image12" text:anchor-type="paragraph" svg:width="3.6681in" style:rel-width="100%" svg:height="2.2819in" style:rel-height="scale" draw:z-index="59"><draw:image xlink:href="Pictures/1000000000000160000000DBD6D8D0945A3BB3DA.png" xlink:type="simple" xlink:show="embed" xlink:actuate="onLoad" loext:mime-type="image/png"/></draw:frame>Figure <text:sequence text:ref-name="refFigure21" text:name="Figure" text:formula="ooow:Figure+1" style:num-format="1">22</text:sequence>: <text:span text:style-name="T52">Document controls on the Hyperlink dialog</text:span></text:p></draw:text-box></draw:frame></text:p>
      <text:list xml:id="list114212365224858" text:continue-numbering="true" text:style-name="List_20_2">
        <text:list-item>
          <text:p text:style-name="List_20_2"><text:span text:style-name="Strong_20_Emphasis">Path</text:span>. Specify the path of the file to be opened. <text:span text:style-name="T53">Leave this blank if you want to link to a target in the same spreadsheet.</text:span> <text:span text:style-name="T53">The </text:span><text:span text:style-name="Strong_20_Emphasis"><text:span text:style-name="T53">Open File</text:span></text:span><text:span text:style-name="T53"> icon opens a file browser for you to locate the document to be opened.</text:span></text:p>
        </text:list-item>
        <text:list-item>
          <text:p text:style-name="List_20_2"><text:span text:style-name="Strong_20_Emphasis">Target</text:span>. Optionally specify the target in the document (for example a specific sheet). Click on the <text:span text:style-name="Strong_20_Emphasis">Target in </text:span><text:span text:style-name="Strong_20_Emphasis"><text:span text:style-name="T53">D</text:span></text:span><text:span text:style-name="Strong_20_Emphasis">ocument</text:span> <text:span text:style-name="T53">icon</text:span> to open <text:span text:style-name="T58">a</text:span> Navigator <text:span text:style-name="T58">window </text:span>where you can select the target, or if you know the name of the target, you can type it into the box.</text:p>
        </text:list-item>
      </text:list>
      <text:p text:style-name="Definition_20_Term">New Document</text:p>
      <text:p text:style-name="P59"><text:span text:style-name="T52">For New Document hyperlinks, the controls above the </text:span><text:span text:style-name="Emphasis"><text:span text:style-name="T52">Further Settings</text:span></text:span><text:span text:style-name="T52"> area change to those shown in Figure </text:span><text:span text:style-name="T52"><text:sequence-ref text:reference-format="value" text:ref-name="refFigure22">23</text:sequence-ref></text:span><text:span text:style-name="T52">.</text:span></text:p>
      <text:list xml:id="list114211866420111" text:continue-numbering="true" text:style-name="List_20_2">
        <text:list-item>
          <text:p text:style-name="P94"><text:span text:style-name="Strong_20_Emphasis"><text:span text:style-name="T53">Edit now</text:span></text:span><text:span text:style-name="T53"> / </text:span><text:span text:style-name="Strong_20_Emphasis"><text:span text:style-name="T53">Edit Later</text:span></text:span><text:span text:style-name="T53">. S</text:span>pecify whether to edit the newly created document immediately or just create it.</text:p>
        </text:list-item>
        <text:list-item>
          <text:p text:style-name="P94"><text:span text:style-name="Strong_20_Emphasis"><text:span text:style-name="T54">File</text:span></text:span><text:span text:style-name="T54">. Enter the name of the file to be created. The </text:span><text:span text:style-name="Strong_20_Emphasis"><text:span text:style-name="T54">Select Path</text:span></text:span><text:span text:style-name="T54"> icon opens a directory picker dialog.</text:span></text:p>
        </text:list-item>
        <text:list-item>
          <text:p text:style-name="List_20_2"><text:span text:style-name="Strong_20_Emphasis"><text:span text:style-name="T54">File type</text:span></text:span><text:span text:style-name="T54">. Select the </text:span>type of document to <text:span text:style-name="T54">be </text:span>create<text:span text:style-name="T54">d</text:span> (<text:span text:style-name="T54">for example, </text:span>text <text:span text:style-name="T132">document</text:span>, spreadsheet, <text:span text:style-name="T54">or drawing</text:span>).</text:p>
        </text:list-item>
      </text:list>
      <text:p text:style-name="P67"><text:soft-page-break/><draw:frame draw:style-name="fr7" draw:name="Frame42" text:anchor-type="as-char" svg:y="-0.6382in" svg:width="4.2209in" draw:z-index="60"><draw:text-box fo:min-height="2.5752in"><text:p text:style-name="Caption"><draw:frame draw:style-name="fr15" draw:name="Image13" text:anchor-type="paragraph" svg:width="3.6457in" svg:height="2.3661in" draw:z-index="61"><draw:image xlink:href="Pictures/100000000000015E000000E350030F13BEDFB677.png" xlink:type="simple" xlink:show="embed" xlink:actuate="onLoad" loext:mime-type="image/png"/></draw:frame>Figure <text:sequence text:ref-name="refFigure22" text:name="Figure" text:formula="ooow:Figure+1" style:num-format="1">23</text:sequence>: <text:span text:style-name="T53">New Document controls on the Hyperlink dialog</text:span></text:p></draw:text-box></draw:frame></text:p>
      <text:p text:style-name="Text_20_Body_20_List_20_Intro">The <text:span text:style-name="Emphasis">Further </text:span><text:span text:style-name="Emphasis"><text:span text:style-name="T54">S</text:span></text:span><text:span text:style-name="Emphasis">ettings</text:span> <text:span text:style-name="T54">area</text:span> at the bottom of the <text:span text:style-name="T54">right side of the Hyperlink </text:span>dialog is common to all the hyperlink categories, although some choices are more relevant to some types of links.</text:p>
      <text:list xml:id="list114212054727117" text:continue-list="list114212208527779" text:style-name="List_20_1">
        <text:list-item>
          <text:p text:style-name="List_20_1">Set the value of <text:span text:style-name="Strong_20_Emphasis">Frame</text:span> to determine how the hyperlink will open. This applies to documents that open in a <text:span text:style-name="T54">w</text:span>eb browser. <text:span text:style-name="T132">Options are </text:span><text:span text:style-name="Emphasis"><text:span text:style-name="T132">_top</text:span></text:span><text:span text:style-name="T132">, </text:span><text:span text:style-name="Emphasis"><text:span text:style-name="T132">_parent</text:span></text:span><text:span text:style-name="T132">, </text:span><text:span text:style-name="Emphasis"><text:span text:style-name="T132">_blank</text:span></text:span><text:span text:style-name="T132">, and </text:span><text:span text:style-name="Emphasis"><text:span text:style-name="T132">_self</text:span></text:span><text:span text:style-name="T132">.</text:span></text:p>
        </text:list-item>
        <text:list-item>
          <text:p text:style-name="List_20_1"><text:span text:style-name="Strong_20_Emphasis">Formulář</text:span> stanoví, zda má být odkaz vytvořen jako text nebo jako tlačítko.</text:p>
        </text:list-item>
        <text:list-item>
          <text:p text:style-name="List_20_1"><text:span text:style-name="Strong_20_Emphasis">Text</text:span> stanovuje, jaký text se bude zobrazovat uživateli. If you do not enter anything here, Calc will use the full URL or path as the link text. Jestliže je odkaz relativní a soubor přesuneme, tento text se nezmění, ačkoliv se změní cíl odkazu.</text:p>
        </text:list-item>
        <text:list-item>
          <text:p text:style-name="List_20_1"><text:span text:style-name="Strong_20_Emphasis">Název</text:span> se týká dokumentů HTML. Určuje text, který se přidá jako atribut NAME do kódu HTML, který bude představovat hypertextový odkaz.</text:p>
        </text:list-item>
        <text:list-item>
          <text:p text:style-name="List_20_1"><text:span text:style-name="Strong_20_Emphasis">Events</text:span> button: this button will be activated to allow Calc to react to events for which the user has written some code (macro). This function is not covered <text:span text:style-name="T54">further </text:span>in this chapter.</text:p>
        </text:list-item>
      </text:list>
      <text:h text:style-name="Heading_20_2" text:outline-level="2"><text:bookmark-start text:name="__RefHeading__42122_116595067"/><text:alphabetical-index-mark text:string-value="úprava" text:key1="hypertextové odkazy"/>Úprava hypertextových odkazů<text:bookmark-end text:name="__RefHeading__42122_116595067"/></text:h>
      <text:p text:style-name="P11">To edit an existing <text:span text:style-name="T55">text hyper</text:span>link, <text:span text:style-name="T55">double-click the cell containing the hyperlink and move the input cursor until it is directly in front of the hyperlink. C</text:span>lick the <text:span text:style-name="Strong_20_Emphasis"><text:span text:style-name="T55">Insert </text:span></text:span><text:span text:style-name="Strong_20_Emphasis">Hyperlink</text:span> icon <text:span text:style-name="T55">i</text:span>n the Standard toolbar or select <text:span text:style-name="Strong_20_Emphasis"><text:span text:style-name="T55">Insert</text:span></text:span><text:span text:style-name="Strong_20_Emphasis"><text:span text:style-name="T4"> &gt; </text:span></text:span><text:span text:style-name="Strong_20_Emphasis">Hyperlink</text:span> from the <text:span text:style-name="T55">M</text:span>enu bar. <text:span text:style-name="T58">Calc opens the</text:span> Hyperlink dialog, <text:span text:style-name="T55">enabling you to modify the characteristics of the hyperlink. </text:span></text:p>
      <text:p text:style-name="P26"><text:span text:style-name="T55">For a button hyperlink</text:span>, the spreadsheet must have <text:span text:style-name="T55">the form design mode enabled</text:span> in order to edit the <text:span text:style-name="T55">h</text:span>yperlink. <text:span text:style-name="T55">With the button selected, click the </text:span><text:span text:style-name="Strong_20_Emphasis"><text:span text:style-name="T55">Insert Hyperlink</text:span></text:span><text:span text:style-name="T55"> icon in the Standard toolbar or select </text:span><text:span text:style-name="Strong_20_Emphasis"><text:span text:style-name="T55">Insert</text:span></text:span><text:span text:style-name="Strong_20_Emphasis"><text:span text:style-name="T7"> &gt; </text:span></text:span><text:span text:style-name="Strong_20_Emphasis"><text:span text:style-name="T55">Hyperlink</text:span></text:span><text:span text:style-name="T55"> from the Menu bar. </text:span>Make your changes and click <text:span text:style-name="Strong_20_Emphasis"><text:span text:style-name="T132">OK</text:span></text:span>.</text:p>
      <text:p text:style-name="P26">If you need to edit several hyperlinks, you can leave the Hyperlink dialog open until you have edited all of them. Be sure to click <text:span text:style-name="Strong_20_Emphasis">Apply</text:span> after each one. When you are finished, click <text:span text:style-name="Strong_20_Emphasis">Close</text:span>.</text:p>
      <text:p text:style-name="P13">You can also edit a button hyperlink by selecting the button (with form design mode enabled), right-clicking, and selecting <text:span text:style-name="Strong_20_Emphasis">Control</text:span> from the <text:span text:style-name="T59">context menu. Calc displays the Properties dialog. Modify the button text by editing the </text:span><text:span text:style-name="Strong_20_Emphasis"><text:span text:style-name="T59">Label</text:span></text:span><text:span text:style-name="T59"> field and modify the link address by editing the </text:span><text:span text:style-name="Strong_20_Emphasis"><text:span text:style-name="T59">URL</text:span></text:span><text:span text:style-name="T59"> field.</text:span></text:p>
      <text:h text:style-name="P80" text:outline-level="2"><text:bookmark-start text:name="__RefHeading__42124_116595067"/><text:alphabetical-index-mark text:string-value="odstranění" text:key1="hypertextové odkazy"/>Odstranění hypertextových odkazů<text:bookmark-end text:name="__RefHeading__42124_116595067"/></text:h>
      <text:p text:style-name="P12">To <text:span text:style-name="T151">remove</text:span> <text:span text:style-name="T56">a </text:span>text or button <text:span text:style-name="T56">hyperlink </text:span>from the document completely, select it and <text:span text:style-name="T56">use one of the many available deletion mechanisms (for example, press </text:span><text:span text:style-name="Keystroke"><text:span text:style-name="T56">Backspace</text:span></text:span><text:span text:style-name="T56"> or </text:span><text:span text:style-name="Keystroke"><text:span text:style-name="T56">Delete</text:span></text:span><text:span text:style-name="T56"> on the keyboard; right-click on the hyperlink and select </text:span><text:span text:style-name="Strong_20_Emphasis"><text:span text:style-name="T56">Cut</text:span></text:span><text:span text:style-name="T56"> from the context menu; select </text:span><text:span text:style-name="Strong_20_Emphasis"><text:span text:style-name="T56">Cut</text:span></text:span><text:span text:style-name="T56"> from the Standard toolbar or </text:span><text:span text:style-name="Strong_20_Emphasis"><text:span text:style-name="T56">Edit &gt; Cut</text:span></text:span><text:span text:style-name="T56"> from the Menu bar).</text:span></text:p>
      <text:h text:style-name="Heading_20_1" text:outline-level="1"><text:bookmark-start text:name="__RefHeading__40675006"/><text:soft-page-break/>Propojení s externími daty<text:bookmark-end text:name="__RefHeading__40675006"/></text:h>
      <text:p text:style-name="Text_20_body">You can insert data from another document into a Calc spreadsheet as a link.</text:p>
      <text:p text:style-name="Text_20_body">Two methods are described in this section: using the External Data dialog <text:span text:style-name="T96">and</text:span> using the Navigator. If your file has named ranges, database ranges, or named tables, and you know the name of the range or table you want to link to, using the External Data dialog is quick and easy. However, if the file has several ranges and tables, and you want to pick only one of them, you may not be able to easily determine which is which; in that case, the Navigator method may be easier.</text:p>
      <text:p text:style-name="Text_20_body">Calc provides other methods for including linked data from external sources, see for example “<text:bookmark-ref text:reference-format="text" text:ref-name="__RefHeading__38426319">Linking to registered data sources</text:bookmark-ref>” <text:span text:style-name="T126">(</text:span>page <text:bookmark-ref text:reference-format="page" text:ref-name="__RefHeading__38426319">26</text:bookmark-ref><text:span text:style-name="T126">)</text:span> and “<text:bookmark-ref text:reference-format="text" text:ref-name="__RefHeading__42150_116595067">Dynamic Data Exchange (DDE)</text:bookmark-ref>” <text:span text:style-name="T126">(</text:span>page <text:bookmark-ref text:reference-format="page" text:ref-name="__RefHeading__42150_116595067">35</text:bookmark-ref><text:span text:style-name="T126">)</text:span>.</text:p>
      <text:list xml:id="list114212779119432" text:continue-list="list114213006065840" text:style-name="Heading_20_Note">
        <text:list-item>
          <text:p text:style-name="Heading_20_Note">Poznámka</text:p>
        </text:list-item>
      </text:list>
      <text:p text:style-name="Text_20_Note">When you open a file that contains links <text:span text:style-name="T96">to external data</text:span>, <text:span text:style-name="T61">depending on your settings </text:span>you <text:span text:style-name="T61">may be prompted</text:span> to update the links <text:span text:style-name="T61">or they may be updated automatically</text:span>. Depending on where the linked files are stored, the update process can take several minutes to complete.</text:p>
      <text:h text:style-name="Heading_20_2" text:outline-level="2"><text:bookmark-start text:name="__RefHeading__42128_116595067"/>Using the <text:alphabetical-index-mark-start text:id="IMark693540216" text:key1="linking to external data"/><text:alphabetical-index-mark-start text:id="IMark616348328"/>External Data dialog<text:bookmark-end text:name="__RefHeading__42128_116595067"/><text:alphabetical-index-mark-end text:id="IMark616348328"/><text:alphabetical-index-mark-end text:id="IMark693540216"/></text:h>
      <text:p text:style-name="P24"><text:span text:style-name="T61">The External Data dialog i</text:span>nserts data from an HTML, Calc, CSV <text:span text:style-name="T126">(Comma-Separated Values), </text:span>or <text:span text:style-name="T96">Microsoft </text:span>Excel file into the current sheet as a link. <text:span text:style-name="T65">Calc utilizes a </text:span>Web Page Query import filter, <text:span text:style-name="T65">enabling </text:span>you <text:span text:style-name="T65">to </text:span>insert tables from HTML documents. <text:span text:style-name="T61">The External Data dialog is accessed by selecting </text:span><text:span text:style-name="Strong_20_Emphasis"><text:span text:style-name="T61">Sheet &gt; Link to External Data</text:span></text:span><text:span text:style-name="T61"> from the Menu bar.</text:span></text:p>
      <text:p text:style-name="P14">To insert a link to external data using the External Data dialog:</text:p>
      <text:list xml:id="list114212620640496" text:continue-list="list114211356733602" text:style-name="Numbering_20_1">
        <text:list-item text:start-value="1">
          <text:p text:style-name="Numbering_20_1">Open the Calc document where the external data is to be inserted. This is the target document.</text:p>
        </text:list-item>
        <text:list-item>
          <text:p text:style-name="Numbering_20_1">Select the cell where the upper left cell of the external data is to be inserted.</text:p>
        </text:list-item>
        <text:list-item>
          <text:p text:style-name="Numbering_20_1">Choose <text:span text:style-name="Strong_20_Emphasis"><text:span text:style-name="T61">Sheet</text:span></text:span><text:span text:style-name="Strong_20_Emphasis"><text:span text:style-name="T4"> &gt; </text:span></text:span><text:span text:style-name="Strong_20_Emphasis">Link to External Data</text:span> <text:span text:style-name="T61">from the Menu bar</text:span>. <text:span text:style-name="T61">Calc displays the External Data dialog (Figure </text:span><text:span text:style-name="T61"><text:sequence-ref text:reference-format="value" text:ref-name="refFigure23">24</text:sequence-ref></text:span><text:span text:style-name="T61">).</text:span></text:p>
        </text:list-item>
      </text:list>
      <text:p text:style-name="Figure"><draw:frame draw:style-name="fr2" draw:name="Frame18" text:anchor-type="as-char" svg:width="6.6929in" draw:z-index="14"><draw:text-box fo:min-height="2.4382in"><text:p text:style-name="Caption"><draw:frame draw:style-name="fr16" draw:name="Image2" text:anchor-type="paragraph" svg:width="6.6929in" style:rel-width="100%" svg:height="2.1909in" style:rel-height="scale" draw:z-index="15"><draw:image xlink:href="Pictures/1000000000000388000001290CF6231AA55955E0.png" xlink:type="simple" xlink:show="embed" xlink:actuate="onLoad" loext:mime-type="image/png"/></draw:frame>Figure <text:sequence text:ref-name="refFigure23" text:name="Figure" text:formula="ooow:Figure+1" style:num-format="1">24</text:sequence>: External Data dialog</text:p></draw:text-box></draw:frame></text:p>
      <text:list xml:id="list114211951034870" text:continue-numbering="true" text:style-name="Numbering_20_1">
        <text:list-item>
          <text:p text:style-name="Numbering_20_1"><text:bookmark-start text:name="__RefNumPara__3274_1791639955"/>Type the URL of a web resource that is to be used as a data source, or type the address of a source file, or select an entry in the drop-down list, or select a source file from the file selection dialog accessed through the <text:span text:style-name="Strong_20_Emphasis">Browse</text:span> button. For entries typed in, press <text:span text:style-name="Keystroke">Enter</text:span> on completion.<text:bookmark-end text:name="__RefNumPara__3274_1791639955"/></text:p>
        </text:list-item>
        <text:list-item>
          <text:p text:style-name="P116"><text:soft-page-break/>If you selected an HTML file as the data source at step <text:bookmark-ref text:reference-format="number-all-superior" text:ref-name="__RefNumPara__3274_1791639955">4</text:bookmark-ref>, Calc displays the Import Options dialog (Figure <text:sequence-ref text:reference-format="value" text:ref-name="refFigure24">25</text:sequence-ref>). On this dialog you can choose the import language of the site. Select <text:span text:style-name="Strong_20_Emphasis">Automatic</text:span> to let Calc import the data directly, or select <text:span text:style-name="Strong_20_Emphasis">Custom</text:span> and choose from the <text:span text:style-name="T62">drop-down</text:span> list of languages available. You can also select the option to have Calc <text:span text:style-name="T62">recognize </text:span>special numbers, such as dates, on import.</text:p>
        </text:list-item>
      </text:list>
      <text:p text:style-name="Figure"><draw:frame draw:style-name="fr2" draw:name="Frame20" text:anchor-type="as-char" svg:width="3.9071in" draw:z-index="62"><draw:text-box fo:min-height="1.7291in"><text:p text:style-name="Caption"><draw:frame draw:style-name="fr16" draw:name="Image14" text:anchor-type="paragraph" svg:width="3.9071in" style:rel-width="100%" svg:height="1.7291in" style:rel-height="scale" draw:z-index="63"><draw:image xlink:href="Pictures/1000000000000177000000A69C05082F4B1B2962.png" xlink:type="simple" xlink:show="embed" xlink:actuate="onLoad" loext:mime-type="image/png"/></draw:frame>Figure <text:sequence text:ref-name="refFigure24" text:name="Figure" text:formula="ooow:Figure+1" style:num-format="1">25</text:sequence>: <text:span text:style-name="T62">Import Options dialog</text:span></text:p></draw:text-box></draw:frame></text:p>
      <text:list xml:id="list678607143" text:style-name="Numbering_20_2">
        <text:list-item>
          <text:p text:style-name="P117">Click <text:span text:style-name="Strong_20_Emphasis">OK</text:span> on the Import Options dialog. <text:span text:style-name="T62">Calc loa</text:span>ds the list of available tables/ranges into the <text:span text:style-name="Emphasis">Available Tables/Ranges</text:span> area of the External Data dialog. The <text:span text:style-name="T96">Web Page Query import </text:span>filter can create names for cell ranges as they are imported. As much formatting as possible is retained while the filter intentionally does not import any images. The filter additionally creates two <text:span text:style-name="T96">additional </text:span>entries <text:span text:style-name="T96">in</text:span> the list: <text:span text:style-name="Emphasis">HTML_all</text:span> to permit selection of the entire document and <text:span text:style-name="Emphasis">HTML_tables</text:span> to permit selection of all the tables.</text:p>
        </text:list-item>
        <text:list-item>
          <text:p text:style-name="Numbering_20_2">In the <text:span text:style-name="Emphasis">Available Tables/Ranges</text:span> area, select the named ranges or tables you want to insert (hold <text:span text:style-name="Keystroke">Ctrl</text:span> to select multiple entries). The <text:span text:style-name="Strong_20_Emphasis">OK</text:span> button then becomes available.</text:p>
        </text:list-item>
      </text:list>
      <text:list xml:id="list114211330530000" text:continue-list="list114211951034870" text:style-name="Numbering_20_1">
        <text:list-item>
          <text:p text:style-name="P97">If you selected a CSV file as the data source at step <text:bookmark-ref text:reference-format="number-all-superior" text:ref-name="__RefNumPara__3274_1791639955">4</text:bookmark-ref>, Calc displays the Text Import dialog (Figure <text:sequence-ref text:reference-format="value" text:ref-name="refFigure25">26</text:sequence-ref>). This dialog is described in detail in Chapter 1, Introducing Calc. Click <text:span text:style-name="Strong_20_Emphasis">OK</text:span> on the Text Import dialog and select <text:span text:style-name="Emphasis">CSV_all</text:span> in the <text:span text:style-name="Emphasis">Available Tables/Ranges</text:span> area of the External Data dialog. The <text:span text:style-name="Strong_20_Emphasis">OK</text:span> button then becomes available.</text:p>
        </text:list-item>
        <text:list-item>
          <text:p text:style-name="P98">If you selected a Calc or Microsoft Excel file as the data source at step <text:bookmark-ref text:reference-format="number-all-superior" text:ref-name="__RefNumPara__3274_1791639955">4</text:bookmark-ref>, Calc populates the <text:span text:style-name="Emphasis">Available Tables/Ranges</text:span> area of the External Data dialog with the list of range names and database ranges that are defined in the source file. Select the range names and database ranges that you want to insert (hold <text:span text:style-name="Keystroke">Ctrl</text:span> to select multiple entries) and the <text:span text:style-name="Strong_20_Emphasis">OK</text:span> button then becomes available.</text:p>
        </text:list-item>
      </text:list>
      <text:list xml:id="list114211195752454" text:continue-list="list114212779119432" text:style-name="Heading_20_Note">
        <text:list-item>
          <text:p text:style-name="P81">Poznámka</text:p>
        </text:list-item>
      </text:list>
      <text:p text:style-name="P70"><text:span text:style-name="T92">If the source Calc or Microsoft Excel spreadsheet contains no range names or database ranges</text:span><text:span text:style-name="T139">, then you cannot use that document as the source file in the External Data dialog.</text:span></text:p>
      <text:list xml:id="list114211220238222" text:continue-list="list114211330530000" text:style-name="Numbering_20_1">
        <text:list-item>
          <text:p text:style-name="P98"><text:span text:style-name="T96">For all external data source file types</text:span>, you can also specify that the data is refreshed at a specific frequency, <text:span text:style-name="T96">defined in seconds</text:span>.</text:p>
        </text:list-item>
        <text:list-item>
          <text:p text:style-name="P98">Click <text:span text:style-name="Strong_20_Emphasis">OK</text:span> to close the External Data dialog and insert the linked data.</text:p>
        </text:list-item>
      </text:list>
      <text:p text:style-name="P68"><text:soft-page-break/><draw:frame draw:style-name="fr2" draw:name="Frame43" text:anchor-type="as-char" svg:width="5.4173in" draw:z-index="64"><draw:text-box fo:min-height="6.1571in"><text:p text:style-name="Caption"><draw:frame draw:style-name="fr16" draw:name="Image15" text:anchor-type="paragraph" svg:width="5.4173in" style:rel-width="100%" svg:height="6.1571in" style:rel-height="scale" draw:z-index="65"><draw:image xlink:href="Pictures/10000000000002080000024F5E03118B0076EFD3.png" xlink:type="simple" xlink:show="embed" xlink:actuate="onLoad" loext:mime-type="image/png"/></draw:frame>Figure <text:sequence text:ref-name="refFigure25" text:name="Figure" text:formula="ooow:Figure+1" style:num-format="1">26</text:sequence>: Text import dialog</text:p></draw:text-box></draw:frame></text:p>
      <text:p text:style-name="Text_20_body">Calc adds the new <text:span text:style-name="T96">entry</text:span> to the <text:span text:style-name="Emphasis"><text:span text:style-name="T96">L</text:span></text:span><text:span text:style-name="Emphasis">inked areas</text:span> <text:span text:style-name="T96">list </text:span>in the Navigator (Figure <text:sequence-ref text:reference-format="value" text:ref-name="refFigure26">27</text:sequence-ref>). <text:span text:style-name="T63">If y</text:span>ou double-click th<text:span text:style-name="T63">is entry, Calc highlights the linked data within the sheet. When you hover the cursor over the entry, a tooltip indicates the file location of the linked data.</text:span></text:p>
      <text:p text:style-name="Figure"><text:soft-page-break/><draw:frame draw:style-name="fr2" draw:name="Frame2" text:anchor-type="as-char" svg:width="3.4799in" draw:z-index="66"><draw:text-box fo:min-height="3.8228in"><text:p text:style-name="Caption"><draw:frame draw:style-name="fr16" draw:name="Image16" text:anchor-type="paragraph" svg:width="3.4799in" style:rel-width="100%" svg:height="3.8228in" style:rel-height="scale" draw:z-index="67"><draw:image xlink:href="Pictures/100000000000014E0000016FF942CC5DAB07D892.png" xlink:type="simple" xlink:show="embed" xlink:actuate="onLoad" loext:mime-type="image/png"/></draw:frame>Figure <text:sequence text:ref-name="refFigure26" text:name="Figure" text:formula="ooow:Figure+1" style:num-format="1">27</text:sequence>: Linke<text:span text:style-name="T63">d</text:span> areas in the Navigator</text:p></draw:text-box></draw:frame></text:p>
      <text:p text:style-name="P27"><text:span text:style-name="T145">To view a list of all external data links in the spreadsheet, select </text:span><text:span text:style-name="Strong_20_Emphasis"><text:span text:style-name="T63">Edit &gt; Links to External Files</text:span></text:span><text:span text:style-name="T63"> from the Menu bar. Calc displays the Edit Links dialog (Figure </text:span><text:span text:style-name="T63"><text:sequence-ref text:reference-format="value" text:ref-name="refFigure27">28</text:sequence-ref></text:span><text:span text:style-name="T63">).</text:span></text:p>
      <text:p text:style-name="Figure"><draw:frame draw:style-name="fr2" draw:name="Frame14" text:anchor-type="as-char" svg:width="6.6929in" draw:z-index="16"><draw:text-box fo:min-height="2.6453in"><text:p text:style-name="Caption"><draw:frame draw:style-name="fr16" draw:name="Image17" text:anchor-type="paragraph" svg:width="6.6929in" style:rel-width="100%" svg:height="2.4008in" style:rel-height="scale" draw:z-index="17"><draw:image xlink:href="Pictures/10000000000003C40000014E64A2D6649BCDE599.png" xlink:type="simple" xlink:show="embed" xlink:actuate="onLoad" loext:mime-type="image/png"/></draw:frame>Figure <text:sequence text:ref-name="refFigure27" text:name="Figure" text:formula="ooow:Figure+1" style:num-format="1">28</text:sequence>: <text:span text:style-name="T64">Edit Links dialog</text:span></text:p></draw:text-box></draw:frame></text:p>
      <text:list xml:id="list114211797023868" text:continue-list="list114211195752454" text:style-name="Heading_20_Note">
        <text:list-item>
          <text:p text:style-name="P81">Poznámka</text:p>
        </text:list-item>
      </text:list>
      <text:p text:style-name="P49">The Edit Links dialog can display information about other links that were not created using the External Data dialog.</text:p>
      <text:p text:style-name="P16">For links that have been created using the External Data dialog, you can access that dialog again by selecting the link and clicking the <text:span text:style-name="Strong_20_Emphasis">Modify</text:span> button, or double-clicking the link. <text:span text:style-name="T65">If you c</text:span>lick <text:span text:style-name="Strong_20_Emphasis">Break Link</text:span> and confirm <text:span text:style-name="T65">that </text:span>you want to remove the selected link, the <text:span text:style-name="T96">previously-linked </text:span>data becomes embedded in the spreadsheet. Click <text:span text:style-name="Strong_20_Emphasis">Update</text:span> to refresh the linked data in the target file so that it matches that in the source file.</text:p>
      <text:list xml:id="list114210966250209" text:continue-numbering="true" text:style-name="Heading_20_Note">
        <text:list-item>
          <text:p text:style-name="P81"><text:soft-page-break/>Poznámka</text:p>
        </text:list-item>
      </text:list>
      <text:p text:style-name="P51">The <text:span text:style-name="Emphasis">Status</text:span> column on the Edit Links dialog always shows the string <text:span text:style-name="Emphasis">Manual</text:span> for a link created using the External Data dialog. <text:span text:style-name="T133">The string in this column does not reflect the setting of the </text:span><text:span text:style-name="Emphasis"><text:span text:style-name="T133">Update every … seconds</text:span></text:span><text:span text:style-name="T133"> option on the External Data dialog.</text:span></text:p>
      <text:h text:style-name="Heading_20_2" text:outline-level="2"><text:bookmark-start text:name="__RefHeading__42130_116595067"/>Using the <text:alphabetical-index-mark-start text:id="IMark496545048" text:key1="linking to external data"/>Navigator<text:bookmark-end text:name="__RefHeading__42130_116595067"/><text:alphabetical-index-mark-end text:id="IMark496545048"/></text:h>
      <text:p text:style-name="P28"><text:span text:style-name="T139">You can also use the Navigator to link external data. Access the Navigator by selecting </text:span><text:span text:style-name="Strong_20_Emphasis"><text:span text:style-name="T139">View &gt; Navigator</text:span></text:span><text:span text:style-name="T139"> </text:span><text:span text:style-name="T72">o</text:span><text:span text:style-name="T73">n</text:span><text:span text:style-name="T139"> the Menu bar. See Chapter 1, Introducing Calc, for more details about the Navigator. </text:span></text:p>
      <text:p text:style-name="P15">To insert a link to external data using the <text:span text:style-name="T66">Navigator</text:span>:</text:p>
      <text:list xml:id="list114212224487101" text:continue-list="list114211220238222" text:style-name="Numbering_20_1">
        <text:list-item text:start-value="1">
          <text:p text:style-name="Numbering_20_1">Open the Calc spreadsheet in which the external data is to be inserted (target document).</text:p>
        </text:list-item>
        <text:list-item>
          <text:p text:style-name="Numbering_20_1">Open the document from which the external data is to be taken (source document) <text:span text:style-name="T67">in Calc</text:span>. The source document <text:span text:style-name="T67">does not need to be a Calc file; it could, for example, be a Microsoft Excel file, an HTML file, or a CSV file.</text:span> <text:span text:style-name="T67">In the case of an HTML file, Calc displays the Import Options dialog (Figure </text:span><text:span text:style-name="T67"><text:sequence-ref text:reference-format="value" text:ref-name="refFigure24">25</text:sequence-ref></text:span><text:span text:style-name="T67">) before opening the file.</text:span></text:p>
        </text:list-item>
        <text:list-item>
          <text:p text:style-name="P99">In the target document, open the Navigator <text:span text:style-name="T67">(Figure </text:span><text:span text:style-name="T67"><text:sequence-ref text:reference-format="value" text:ref-name="refFigure28">29</text:sequence-ref></text:span><text:span text:style-name="T67">)</text:span>. <text:span text:style-name="T68">This illustration shows the Navigator for a new file called </text:span><text:span text:style-name="Emphasis"><text:span text:style-name="T68">Untitled 1</text:span></text:span><text:span text:style-name="T68">, which currently has no range names, database ranges, or linked areas.</text:span></text:p>
        </text:list-item>
      </text:list>
      <text:p text:style-name="Figure"><draw:frame draw:style-name="fr6" draw:name="Frame21" text:anchor-type="as-char" svg:width="2.8543in" draw:z-index="68"><draw:text-box fo:min-height="3.7299in"><text:p text:style-name="Caption"><draw:frame draw:style-name="fr15" draw:name="Image18" text:anchor-type="paragraph" svg:width="2.8543in" svg:height="3.7283in" draw:z-index="69"><draw:image xlink:href="Pictures/100000000000011200000166E587646135C0DA02.png" xlink:type="simple" xlink:show="embed" xlink:actuate="onLoad" loext:mime-type="image/png"/></draw:frame>Figure <text:sequence text:ref-name="refFigure28" text:name="Figure" text:formula="ooow:Figure+1" style:num-format="1">29</text:sequence>: <text:span text:style-name="T69">Navigator for target file</text:span></text:p></draw:text-box></draw:frame></text:p>
      <text:list xml:id="list114212775611736" text:continue-numbering="true" text:style-name="Numbering_20_1">
        <text:list-item>
          <text:p text:style-name="P100">At the bottom of the Navigator, select the source document <text:span text:style-name="T69">from the drop-down menu (Figure </text:span><text:span text:style-name="T69"><text:sequence-ref text:reference-format="value" text:ref-name="refFigure29">30</text:sequence-ref></text:span><text:span text:style-name="T69">). In this case the source is called </text:span><text:span text:style-name="Emphasis"><text:span text:style-name="T68">summary-indices-constituents</text:span></text:span><text:span text:style-name="T68"> and the file contains three range names which are highlighted with a red box. You may need to click the </text:span><text:span text:style-name="Strong_20_Emphasis"><text:span text:style-name="T68">+</text:span></text:span><text:span text:style-name="T68"> icon at the left of the </text:span><text:span text:style-name="Emphasis"><text:span text:style-name="T68">Range names</text:span></text:span><text:span text:style-name="T68"> field to view the names. It would not be possible to use a file as the source for an external link if it contains no range names or database ranges.</text:span></text:p>
        </text:list-item>
      </text:list>
      <text:p text:style-name="Figure"><text:soft-page-break/><draw:frame draw:style-name="fr2" draw:name="Frame44" text:anchor-type="as-char" svg:width="2.8543in" draw:z-index="70"><draw:text-box fo:min-height="3.7299in"><text:p text:style-name="Caption"><draw:frame draw:style-name="fr17" draw:name="Image19" text:anchor-type="paragraph" svg:width="2.8543in" style:rel-width="100%" svg:height="3.7299in" style:rel-height="scale" draw:z-index="71"><draw:image xlink:href="Pictures/100000000000011200000166C60FC6A206A458F7.png" xlink:type="simple" xlink:show="embed" xlink:actuate="onLoad" loext:mime-type="image/png"/></draw:frame>Figure <text:sequence text:ref-name="refFigure29" text:name="Figure" text:formula="ooow:Figure+1" style:num-format="1">30</text:sequence>: <text:span text:style-name="T69">Navigator for source file</text:span></text:p></draw:text-box></draw:frame></text:p>
      <text:list xml:id="list114211466843839" text:continue-numbering="true" text:style-name="Numbering_20_1">
        <text:list-item>
          <text:p text:style-name="P106">In the Navigator, select the<text:span text:style-name="Strong_20_Emphasis"> Insert as Link</text:span> <text:span text:style-name="T93">option from the D</text:span>rag <text:span text:style-name="T93">M</text:span>ode <text:span text:style-name="T93">menu</text:span>, as shown in <text:span text:style-name="T24">Figure </text:span><text:span text:style-name="T24"><text:sequence-ref text:reference-format="value" text:ref-name="refFigure30">31</text:sequence-ref></text:span>.</text:p>
        </text:list-item>
      </text:list>
      <text:p text:style-name="Figure"><draw:frame draw:style-name="fr2" draw:name="Frame45" text:anchor-type="as-char" svg:width="4.3228in" draw:z-index="72"><draw:text-box fo:min-height="4.0299in"><text:p text:style-name="Caption"><draw:frame draw:style-name="fr16" draw:name="Image20" text:anchor-type="paragraph" svg:width="4.3228in" style:rel-width="100%" svg:height="3.7925in" style:rel-height="scale" draw:z-index="73"><draw:image xlink:href="Pictures/100000000000019F0000016CA0FFB0314B4109D4.png" xlink:type="simple" xlink:show="embed" xlink:actuate="onLoad" loext:mime-type="image/png"/></draw:frame>Figure <text:sequence text:ref-name="refFigure30" text:name="Figure" text:formula="ooow:Figure+1" style:num-format="1">31</text:sequence>: Select <text:span text:style-name="Strong_20_Emphasis">Insert as Link</text:span> from Drag Mode menu</text:p></draw:text-box></draw:frame></text:p>
      <text:p text:style-name="P43">You can also change the drag mode by right-clicking on a range name and selecting the required option from the context menu.</text:p>
      <text:list xml:id="list114212956527938" text:continue-list="list114212385661550" text:style-name="Heading_20_Tip">
        <text:list-item>
          <text:p text:style-name="Heading_20_Tip"><text:soft-page-break/>Tip</text:p>
        </text:list-item>
      </text:list>
      <text:p text:style-name="P50">The graphic on the <text:span text:style-name="Strong_20_Emphasis">Drag Mode</text:span> icon of the Navigator changes to reflect the currently selected drag mode.</text:p>
      <text:list xml:id="list114212441207477" text:continue-list="list114211466843839" text:style-name="Numbering_20_1">
        <text:list-item>
          <text:p text:style-name="Numbering_20_1">Select the <text:span text:style-name="T70">required</text:span> <text:span text:style-name="Emphasis"><text:span text:style-name="T93">Range names</text:span></text:span><text:span text:style-name="T93"> or </text:span><text:span text:style-name="Emphasis"><text:span text:style-name="T93">Database ranges</text:span></text:span><text:span text:style-name="T93"> entry </text:span>and drag it from the Navigator into the target document, to the cell where you want the upper left <text:span text:style-name="T93">c</text:span>ell of the data range to be.</text:p>
        </text:list-item>
        <text:list-item>
          <text:p text:style-name="P101"><text:span text:style-name="T93">Re-select</text:span> the target document in the <text:span text:style-name="T93">drop-down menu</text:span> at the bottom of the Navigator. Instead of a <text:span text:style-name="Strong_20_Emphasis"><text:span text:style-name="T133">+</text:span></text:span> <text:span text:style-name="T99">icon</text:span> next to <text:span text:style-name="Emphasis">Range names</text:span>, it shows a <text:span text:style-name="Strong_20_Emphasis"><text:span text:style-name="T133">+</text:span></text:span> <text:span text:style-name="T99">icon</text:span> next to <text:span text:style-name="Emphasis">Linked areas</text:span>. Click the <text:span text:style-name="Strong_20_Emphasis"><text:span text:style-name="T133">+</text:span></text:span> <text:span text:style-name="T99">icon</text:span> to see the <text:span text:style-name="T93">entry</text:span> dragged across from the source document, <text:span text:style-name="T93">similar to Figure </text:span><text:span text:style-name="T93"><text:sequence-ref text:reference-format="value" text:ref-name="refFigure26">27</text:sequence-ref></text:span>.</text:p>
        </text:list-item>
      </text:list>
      <text:h text:style-name="Heading_20_2" text:outline-level="2"><text:bookmark-start text:name="__RefHeading__42132_116595067"/>How to <text:alphabetical-index-mark text:string-value="find required range" text:key1="linking to external data"/>find the required data range or table<text:bookmark-end text:name="__RefHeading__42132_116595067"/></text:h>
      <text:p text:style-name="Text_20_Body_20_List_20_Intro"><text:span text:style-name="T94">Calc’s Web Page Query import filter giv</text:span>e<text:span text:style-name="T94">s </text:span>names to the data ranges (tables) <text:span text:style-name="T97">it finds </text:span>in <text:span text:style-name="T94">a </text:span>web page, starting from <text:span text:style-name="Emphasis">HTML_1</text:span>. It also create<text:span text:style-name="T94">s</text:span> two additional range names:</text:p>
      <text:list xml:id="list114211802923898" text:continue-list="list114212054727117" text:style-name="List_20_1">
        <text:list-item>
          <text:p text:style-name="List_20_1"><text:span text:style-name="Emphasis">HTML_all</text:span> – designates the entire document</text:p>
        </text:list-item>
        <text:list-item>
          <text:p text:style-name="List_20_1"><text:span text:style-name="Emphasis">HTML_tables</text:span> – designates all HTML tables in the document</text:p>
        </text:list-item>
      </text:list>
      <text:p text:style-name="Text_20_body">If <text:span text:style-name="T98">any of </text:span>the data tables in the source HTML document have been given <text:span text:style-name="T97">meaningful </text:span>names (using the <text:span text:style-name="Emphasis">ID</text:span> attribute on the <text:span text:style-name="Emphasis">TABLE</text:span> tag), those names appear in the <text:span text:style-name="Emphasis"><text:span text:style-name="T94">Range names</text:span></text:span><text:span text:style-name="T94"> </text:span>list, along with the ranges Calc has sequentially numbered.</text:p>
      <text:p text:style-name="Text_20_body">If the data range or table you want is not <text:span text:style-name="T97">meaningfully</text:span> named, how can you tell which one to select?</text:p>
      <text:p text:style-name="Text_20_body">Go to the source document, which you opened in Calc. In the Navigator, double-click on a range name: that range is highlighted on the sheet. <text:span text:style-name="T97">The example in Figure </text:span><text:span text:style-name="T97"><text:sequence-ref text:reference-format="value" text:ref-name="refFigure31">32</text:sequence-ref></text:span><text:s/><text:span text:style-name="T97">shows a table of best-selling albums of recorded music by year worldwide and was extracted from Wikipedia’s </text:span><text:span text:style-name="Emphasis"><text:span text:style-name="T97">List of best-selling albums</text:span></text:span><text:span text:style-name="T97"> page (</text:span><text:a xlink:type="simple" xlink:href="https://en.wikipedia.org/wiki/List_of_best-selling_albums" text:style-name="Internet_20_link" text:visited-style-name="Visited_20_Internet_20_Link"><text:span text:style-name="T97">https://en.wikipedia.org/wiki/List_of_best-selling_albums</text:span></text:a><text:span text:style-name="T97">).</text:span></text:p>
      <text:p text:style-name="Figure"><draw:frame draw:style-name="fr1" draw:name="Frame26" text:anchor-type="as-char" svg:width="6.6929in" draw:z-index="24"><draw:text-box fo:min-height="3.1673in"><text:p text:style-name="Caption"><draw:frame draw:style-name="fr19" draw:name="graphics7" text:anchor-type="paragraph" svg:width="6.6929in" style:rel-width="100%" svg:height="2.9571in" style:rel-height="scale" draw:z-index="25"><draw:image xlink:href="Pictures/10000000000003ED000001BCE7355128A431EA36.png" xlink:type="simple" xlink:show="embed" xlink:actuate="onLoad" loext:mime-type="image/png"/></draw:frame>Figure <text:sequence text:ref-name="refFigure31" text:name="Figure" text:formula="ooow:Figure+1" style:num-format="1">32</text:sequence>: Using the Navigator to find a data range name</text:p></draw:text-box></draw:frame></text:p>
      <text:p text:style-name="P17">If the Formula <text:span text:style-name="T94">b</text:span>ar is visible, the range name is also displayed in the <text:span text:style-name="T95">N</text:span>ame box at the left end (<text:span text:style-name="T24">Figure </text:span><text:span text:style-name="T24"><text:sequence-ref text:reference-format="value" text:ref-name="refFigure32">33</text:sequence-ref></text:span>). The range name can be selected from th<text:span text:style-name="T98">e</text:span> drop-down list to highlight it on the page.</text:p>
      <text:p text:style-name="Figure"><text:soft-page-break/><draw:frame draw:style-name="fr1" draw:name="Frame28" text:anchor-type="as-char" svg:width="4.9244in" draw:z-index="26"><draw:text-box fo:min-height="2.6035in"><text:p text:style-name="Caption"><draw:frame draw:style-name="fr18" draw:name="graphics8" text:anchor-type="paragraph" svg:width="4.9244in" style:rel-width="100%" svg:height="3.2598in" style:rel-height="scale" draw:z-index="27"><draw:image xlink:href="Pictures/100000000000028B000001AF697B9E0A7322FB7E.png" xlink:type="simple" xlink:show="embed" xlink:actuate="onLoad" loext:mime-type="image/png"/></draw:frame>Figure <text:sequence text:ref-name="refFigure32" text:name="Figure" text:formula="ooow:Figure+1" style:num-format="1">33</text:sequence>: Using the Name box to find a data range name</text:p></draw:text-box></draw:frame></text:p>
      <text:h text:style-name="Heading_20_1" text:outline-level="1"><text:bookmark-start text:name="__RefHeading__38426319"/>Linking to registered data sources<text:bookmark-end text:name="__RefHeading__38426319"/></text:h>
      <text:p text:style-name="Text_20_body">You can access a variety of databases and other <text:alphabetical-index-mark text:string-value="registrace" text:key1="zdroj dat"/><text:alphabetical-index-mark text:string-value="propojování" text:key1="zdroj dat"/>data sources and link them into Calc documents.</text:p>
      <text:p text:style-name="Text_20_body">First you need to register the data source with <text:span text:style-name="T4">LibreOffice</text:span>. To register means to tell LibreOffice what type of data source it is and where the file is located. The way to do this depends on whether or not the data source is a database in *.odb format.</text:p>
      <text:p text:style-name="Text_20_Body_20_List_20_Intro">To register a data source that is in *.odb format:</text:p>
      <text:list xml:id="list114211117555442" text:continue-list="list114212441207477" text:style-name="Numbering_20_1">
        <text:list-item text:start-value="1">
          <text:p text:style-name="Numbering_20_1">V nabídce zvolíme <text:span text:style-name="Strong_20_Emphasis">Nástroje &gt; Možnosti &gt; LibreOffice Base &gt; Databáze</text:span>. <text:span text:style-name="T100">Calc displays the Options – LibreOffice Base – Databases dialog (Figure </text:span><text:span text:style-name="T100"><text:sequence-ref text:reference-format="value" text:ref-name="refFigure33">34</text:sequence-ref></text:span><text:span text:style-name="T100">).</text:span></text:p>
        </text:list-item>
      </text:list>
      <text:p text:style-name="Figure"><draw:frame draw:style-name="fr2" draw:name="Frame15" text:anchor-type="as-char" svg:width="6.6929in" draw:z-index="74"><draw:text-box fo:min-height="3.4181in"><text:p text:style-name="P62"><draw:frame draw:style-name="fr14" draw:name="Image21" text:anchor-type="paragraph" svg:width="6.6965in" svg:height="3.2083in" draw:z-index="75"><draw:image xlink:href="Pictures/10000201000002FF0000016F907FDE0EE3B11581.png" xlink:type="simple" xlink:show="embed" xlink:actuate="onLoad" loext:mime-type="image/png"/></draw:frame>Figure <text:sequence text:ref-name="refFigure33" text:name="Figure" text:formula="ooow:Figure+1" style:num-format="1">34</text:sequence>: Options <text:span text:style-name="T100">–</text:span> LibreOffice <text:span text:style-name="T134">Base –</text:span> Databases dialog</text:p></draw:text-box></draw:frame></text:p>
      <text:list xml:id="list114212804647351" text:continue-numbering="true" text:style-name="Numbering_20_1">
        <text:list-item>
          <text:p text:style-name="Numbering_20_1">Click the <text:span text:style-name="Strong_20_Emphasis">New</text:span> button to open the Create Database Link dialog (<text:span text:style-name="T24">Figure </text:span><text:span text:style-name="T24"><text:sequence-ref text:reference-format="value" text:ref-name="refFigure34">35</text:sequence-ref></text:span>).</text:p>
        </text:list-item>
      </text:list>
      <text:p text:style-name="Figure"><text:soft-page-break/><draw:frame draw:style-name="fr2" draw:name="Frame36" text:anchor-type="as-char" svg:width="3.5217in" draw:z-index="76"><draw:text-box fo:min-height="2.1874in"><text:p text:style-name="Caption"><draw:frame draw:style-name="fr16" draw:name="Image22" text:anchor-type="paragraph" svg:width="3.5217in" style:rel-width="100%" svg:height="2.1874in" style:rel-height="scale" draw:z-index="77"><draw:image xlink:href="Pictures/1000000000000152000000D21B8C21BD73D5C1FF.png" xlink:type="simple" xlink:show="embed" xlink:actuate="onLoad" loext:mime-type="image/png"/></draw:frame>Figure <text:sequence text:ref-name="refFigure34" text:name="Figure" text:formula="ooow:Figure+1" style:num-format="1">35</text:sequence>: Create Database Link dialog</text:p></draw:text-box></draw:frame></text:p>
      <text:list xml:id="list114211779154094" text:continue-numbering="true" text:style-name="Numbering_20_1">
        <text:list-item>
          <text:p text:style-name="Numbering_20_1">Enter the location of the database file, <text:span text:style-name="T101">select a database file from the drop-down list, </text:span>or click <text:span text:style-name="Strong_20_Emphasis">Browse</text:span> to open a file browser and select the database file.</text:p>
        </text:list-item>
        <text:list-item>
          <text:p text:style-name="P107">Type a name to use as the registered name for the database and click <text:span text:style-name="Strong_20_Emphasis">OK</text:span>. The database is added to the list of registered databases <text:span text:style-name="T101">and LibreOffice uses the registered name to access the database.</text:span></text:p>
        </text:list-item>
      </text:list>
      <text:list xml:id="list114212113507620" text:continue-list="list114210966250209" text:style-name="Heading_20_Note">
        <text:list-item>
          <text:p text:style-name="Heading_20_Note">Poznámka</text:p>
        </text:list-item>
      </text:list>
      <text:p text:style-name="P52">The <text:span text:style-name="Strong_20_Emphasis">OK</text:span> button <text:span text:style-name="T101">on the Create Database Link dialog </text:span>is enabled only when both <text:span text:style-name="T101">the </text:span><text:span text:style-name="Emphasis"><text:span text:style-name="T101">Database file</text:span></text:span><text:span text:style-name="T101"> and </text:span><text:span text:style-name="Emphasis"><text:span text:style-name="T101">Registered name</text:span></text:span><text:span text:style-name="T101"> </text:span>fields are filled in.</text:p>
      <text:p text:style-name="Text_20_Body_20_List_20_Intro">To register a data source that is not in *.odb format:</text:p>
      <text:list xml:id="list114211188362758" text:continue-list="list114211779154094" text:style-name="Numbering_20_1">
        <text:list-item text:start-value="1">
          <text:p text:style-name="Numbering_20_1">Choose <text:span text:style-name="Strong_20_Emphasis">File &gt; New &gt; Database</text:span> <text:span text:style-name="T103">from the Menu bar </text:span>to open the Database Wizard <text:span text:style-name="T101">(Figure </text:span><text:span text:style-name="T101"><text:sequence-ref text:reference-format="value" text:ref-name="refFigure35">36</text:sequence-ref></text:span><text:span text:style-name="T101">)</text:span>. <text:span text:style-name="T101">F</text:span><text:span text:style-name="T86">o</text:span><text:span text:style-name="T87">r more about</text:span><text:span text:style-name="T101"> the Database Wizard, see Chapter 2, Creating a Database, of the </text:span><text:span text:style-name="Emphasis"><text:span text:style-name="T101">Base Handbook</text:span></text:span><text:span text:style-name="T101">.</text:span></text:p>
        </text:list-item>
        <text:list-item>
          <text:p text:style-name="P102"><text:bookmark-start text:name="__RefNumPara__5750_40775122521"/>Select <text:span text:style-name="Strong_20_Emphasis">Connect to an existing database </text:span><text:span text:style-name="T101">and select the appropriate database type from the drop-down menu</text:span>. The choices for database type depend on your operating system. For example, Microsoft Access and other Microsoft products are not among the choices if you are using Linux. <text:span text:style-name="T101">The example database type menu shown in Figure </text:span><text:span text:style-name="T101"><text:sequence-ref text:reference-format="value" text:ref-name="refFigure35">36</text:sequence-ref></text:span><text:span text:style-name="T101"><text:s/>relates to a Windows 10 installation.</text:span><text:bookmark-end text:name="__RefNumPara__5750_40775122521"/></text:p>
        </text:list-item>
      </text:list>
      <text:list xml:id="list114212922935367" text:continue-list="list114212113507620" text:style-name="Heading_20_Note">
        <text:list-item>
          <text:p text:style-name="P83">Poznámka</text:p>
        </text:list-item>
      </text:list>
      <text:p text:style-name="P69">The exact interactions required to connect to a database vary depending on the type of database. Steps <text:span text:style-name="T152">3</text:span> and <text:span text:style-name="T152">4</text:span> assume that you selected a dBASE database type at step <text:span text:style-name="T152">2</text:span>.</text:p>
      <text:list xml:id="list114211477916519" text:continue-list="list114211188362758" text:style-name="Numbering_20_1">
        <text:list-item>
          <text:p text:style-name="P108"><text:bookmark-start text:name="__RefNumPara__5746_40775122521"/>Click <text:span text:style-name="Strong_20_Emphasis">Next </text:span><text:span text:style-name="Strong_20_Emphasis"><text:span text:style-name="T102">&gt;</text:span></text:span>. Type the path to the <text:span text:style-name="T104">folder where the dBase files are stored</text:span> or click <text:span text:style-name="Strong_20_Emphasis">Browse</text:span> and use the <text:span text:style-name="T134">folder selection</text:span> dialog to navigate to <text:span text:style-name="T104">the relevant folder before pressing the </text:span><text:span text:style-name="Strong_20_Emphasis"><text:span text:style-name="T104">Select Folder</text:span></text:span><text:span text:style-name="T104"> button.</text:span><text:bookmark-end text:name="__RefNumPara__5746_40775122521"/></text:p>
        </text:list-item>
        <text:list-item>
          <text:p text:style-name="P102"><text:bookmark-start text:name="__RefNumPara__5748_40775122521"/>Click <text:span text:style-name="Strong_20_Emphasis">Next </text:span><text:span text:style-name="Strong_20_Emphasis"><text:span text:style-name="T104">&gt;</text:span></text:span>. Select <text:span text:style-name="Strong_20_Emphasis">Yes, register the database for me</text:span>, but clear the <text:span text:style-name="Strong_20_Emphasis">Open the database for editing</text:span> checkbox.<text:bookmark-end text:name="__RefNumPara__5748_40775122521"/></text:p>
        </text:list-item>
        <text:list-item>
          <text:p text:style-name="P108">Klepneme na tlačítko <text:span text:style-name="Strong_20_Emphasis">Dokončit</text:span>. Pojmenujeme a uložíme databázi na místo dle vlastního výběru.</text:p>
        </text:list-item>
      </text:list>
      <text:list xml:id="list114212763583213" text:continue-list="list114212922935367" text:style-name="Heading_20_Note">
        <text:list-item>
          <text:p text:style-name="P82"><text:s/>Poznámka</text:p>
        </text:list-item>
      </text:list>
      <text:p text:style-name="P57"><text:span text:style-name="T104">The above steps create a </text:span>*.odb <text:span text:style-name="T104">format database based on the content of the </text:span>original dBASE <text:span text:style-name="T104">database</text:span>. <text:span text:style-name="T104">The original dBASE database remains unchanged.</text:span></text:p>
      <text:p text:style-name="Figure"><text:soft-page-break/><draw:frame draw:style-name="fr2" draw:name="Frame46" text:anchor-type="as-char" svg:width="6.5319in" draw:z-index="78"><draw:text-box fo:min-height="5.6398in"><text:p text:style-name="Caption"><draw:frame draw:style-name="fr17" draw:name="Image23" text:anchor-type="paragraph" svg:width="6.5319in" style:rel-width="100%" svg:height="5.378in" style:rel-height="scale" draw:z-index="79"><draw:image xlink:href="Pictures/1000000000000273000002287A4C9A86086853AB.png" xlink:type="simple" xlink:show="embed" xlink:actuate="onLoad" loext:mime-type="image/png"/></draw:frame>Figure <text:sequence text:ref-name="refFigure35" text:name="Figure" text:formula="ooow:Figure+1" style:num-format="1">36</text:sequence>: Database Wizard</text:p></draw:text-box></draw:frame></text:p>
      <text:p text:style-name="Text_20_body">Once a data source has been registered, it can be used by any LibreOffice component (f<text:span text:style-name="T4">or example,</text:span> Calc <text:span text:style-name="T146">or Writer</text:span>).</text:p>
      <text:h text:style-name="Heading_20_2" text:outline-level="2"><text:bookmark-start text:name="__RefHeading__42134_116595067"/><text:alphabetical-index-mark text:string-value="zobrazení" text:key1="zdroj dat"/>Prohlížení zdrojů dat<text:bookmark-end text:name="__RefHeading__42134_116595067"/></text:h>
      <text:p text:style-name="P18">Open a document in Calc. To view the data sources available, select <text:span text:style-name="Strong_20_Emphasis">View &gt; Data Sources</text:span> <text:span text:style-name="T74">on</text:span> the <text:span text:style-name="T105">M</text:span>enu bar. <text:span text:style-name="T105">Calc opens the </text:span>Data Source <text:span text:style-name="T105">window </text:span>above the spreadsheet.</text:p>
      <text:p text:style-name="P18"><text:span text:style-name="T105">The Data Source window </text:span><text:span text:style-name="T88">h</text:span><text:span text:style-name="T89">a</text:span><text:span text:style-name="T105">s three main components:</text:span></text:p>
      <text:list xml:id="list114211527497441" text:continue-list="list114211802923898" text:style-name="List_20_1">
        <text:list-item>
          <text:p text:style-name="P89"><text:span text:style-name="T105">The Table Data bar (Figure </text:span><text:span text:style-name="T105"><text:sequence-ref text:reference-format="value" text:ref-name="refFigure36">37</text:sequence-ref></text:span><text:span text:style-name="T105">), which is by default located at the top of the Data Source window.</text:span></text:p>
        </text:list-item>
      </text:list>
      <text:p text:style-name="Figure"><draw:frame draw:style-name="fr2" draw:name="Frame35" text:anchor-type="as-char" svg:width="6.6929in" draw:z-index="80"><draw:text-box fo:min-height="0.3571in"><text:p text:style-name="Caption"><draw:frame draw:style-name="fr14" draw:name="Image24" text:anchor-type="paragraph" svg:width="6.6929in" svg:height="0.3717in" draw:z-index="81"><draw:image xlink:href="Pictures/10000201000002E200000029F6563721CA26C69B.png" xlink:type="simple" xlink:show="embed" xlink:actuate="onLoad" loext:mime-type="image/png"/></draw:frame>Figure <text:sequence text:ref-name="refFigure36" text:name="Figure" text:formula="ooow:Figure+1" style:num-format="1">37</text:sequence>: Table Data bar</text:p></draw:text-box></draw:frame></text:p>
      <text:p text:style-name="P40">The Table Data bar provides the following icons, <text:span text:style-name="T147">from left to right</text:span>:</text:p>
      <text:list xml:id="list114212306358378" text:continue-list="list114211866420111" text:style-name="List_20_2">
        <text:list-item>
          <text:p text:style-name="List_20_2"><text:span text:style-name="Strong_20_Emphasis">Save </text:span><text:span text:style-name="Strong_20_Emphasis"><text:span text:style-name="T129">Current </text:span></text:span><text:span text:style-name="Strong_20_Emphasis">Record</text:span></text:p>
        </text:list-item>
        <text:list-item>
          <text:p text:style-name="List_20_2"><text:span text:style-name="Strong_20_Emphasis">Edit Data</text:span></text:p>
        </text:list-item>
        <text:list-item>
          <text:p text:style-name="List_20_2"><text:span text:style-name="Strong_20_Emphasis">Cut</text:span></text:p>
        </text:list-item>
        <text:list-item>
          <text:p text:style-name="List_20_2"><text:span text:style-name="Strong_20_Emphasis">Copy</text:span></text:p>
        </text:list-item>
        <text:list-item>
          <text:p text:style-name="List_20_2"><text:soft-page-break/><text:span text:style-name="Strong_20_Emphasis">Paste</text:span></text:p>
        </text:list-item>
        <text:list-item>
          <text:p text:style-name="List_20_2"><text:span text:style-name="Strong_20_Emphasis">Undo</text:span></text:p>
        </text:list-item>
        <text:list-item>
          <text:p text:style-name="List_20_2"><text:span text:style-name="Strong_20_Emphasis">Find Record</text:span></text:p>
        </text:list-item>
        <text:list-item>
          <text:p text:style-name="List_20_2"><text:span text:style-name="Strong_20_Emphasis">Refresh</text:span></text:p>
        </text:list-item>
        <text:list-item>
          <text:p text:style-name="List_20_2"><text:span text:style-name="Strong_20_Emphasis">Sort</text:span></text:p>
        </text:list-item>
        <text:list-item>
          <text:p text:style-name="List_20_2"><text:span text:style-name="Strong_20_Emphasis">Sort Ascending</text:span></text:p>
        </text:list-item>
        <text:list-item>
          <text:p text:style-name="List_20_2"><text:span text:style-name="Strong_20_Emphasis">Sort Descending</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Standard Filter</text:span></text:p>
        </text:list-item>
        <text:list-item>
          <text:p text:style-name="List_20_2"><text:span text:style-name="Strong_20_Emphasis">Reset Filter/Sort</text:span></text:p>
        </text:list-item>
        <text:list-item>
          <text:p text:style-name="List_20_2"><text:span text:style-name="Strong_20_Emphasis">Data to Text</text:span></text:p>
        </text:list-item>
        <text:list-item>
          <text:p text:style-name="List_20_2"><text:span text:style-name="Strong_20_Emphasis">Data to Field</text:span><text:span text:style-name="Strong_20_Emphasis"><text:span text:style-name="T129">s</text:span></text:span></text:p>
        </text:list-item>
        <text:list-item>
          <text:p text:style-name="List_20_2"><text:span text:style-name="Strong_20_Emphasis">Mail Merge</text:span></text:p>
        </text:list-item>
        <text:list-item>
          <text:p text:style-name="List_20_2"><text:span text:style-name="Strong_20_Emphasis">Data Source of Current Document</text:span></text:p>
        </text:list-item>
        <text:list-item>
          <text:p text:style-name="List_20_2"><text:span text:style-name="Strong_20_Emphasis">Explorer On/Off</text:span></text:p>
        </text:list-item>
      </text:list>
      <text:list xml:id="list114212513170819" text:continue-list="list114211527497441" text:style-name="List_20_1">
        <text:list-item>
          <text:p text:style-name="P91">The Data Source Explorer (Figure <text:sequence-ref text:reference-format="value" text:ref-name="refFigure37">38</text:sequence-ref>), which by default <text:span text:style-name="T146">is </text:span>located <text:span text:style-name="T106">on</text:span> the left side of the Data Source window, below the Table Data bar.</text:p>
        </text:list-item>
      </text:list>
      <text:p text:style-name="Figure"><draw:frame draw:style-name="fr6" draw:name="Frame47" text:anchor-type="as-char" svg:width="4.0217in" draw:z-index="82"><draw:text-box fo:min-height="1.5209in"><text:p text:style-name="Caption"><draw:frame draw:style-name="fr16" draw:name="Image25" text:anchor-type="paragraph" svg:width="4.0217in" style:rel-width="100%" svg:height="1.5209in" style:rel-height="scale" draw:z-index="83"><draw:image xlink:href="Pictures/1000000000000182000000924313DC4632A7E679.png" xlink:type="simple" xlink:show="embed" xlink:actuate="onLoad" loext:mime-type="image/png"/></draw:frame>Figure <text:sequence text:ref-name="refFigure37" text:name="Figure" text:formula="ooow:Figure+1" style:num-format="1">38</text:sequence>: Data Source Explorer</text:p></draw:text-box></draw:frame></text:p>
      <text:p text:style-name="P41">The Data Source Explorer provides a list of the registered databases, which by default includes the built-in <text:span text:style-name="Emphasis">Bibliography</text:span> database.</text:p>
      <text:p text:style-name="P44"><text:span text:style-name="T135">To view each database, click on the </text:span><text:span text:style-name="Strong_20_Emphasis"><text:span text:style-name="T133">+</text:span></text:span><text:span text:style-name="T135"> icon to the left of the name of the database. This has already been done for the </text:span><text:span text:style-name="Emphasis"><text:span text:style-name="T135">Automobiles</text:span></text:span><text:span text:style-name="T135"> database in Figure </text:span><text:span text:style-name="T135"><text:sequence-ref text:reference-format="value" text:ref-name="refFigure37">38</text:sequence-ref></text:span><text:span text:style-name="T135">. Click on the </text:span><text:span text:style-name="Strong_20_Emphasis"><text:span text:style-name="T133">+</text:span></text:span><text:span text:style-name="T135"> icon </text:span><text:span text:style-name="T75">l</text:span><text:span text:style-name="T76">eft of</text:span><text:span text:style-name="T135"> </text:span><text:span text:style-name="Emphasis"><text:span text:style-name="T135">Tables</text:span></text:span><text:span text:style-name="T135"> to view the individual tables within the selected database; similarly you can click on the </text:span><text:span text:style-name="Strong_20_Emphasis"><text:span text:style-name="T107">+</text:span></text:span><text:span text:style-name="T107"> icon </text:span><text:span text:style-name="T77">l</text:span><text:span text:style-name="T76">eft of</text:span><text:span text:style-name="T107"> </text:span><text:span text:style-name="Emphasis"><text:span text:style-name="T107">Queries</text:span></text:span><text:span text:style-name="T107"> to view the individual queries within the selected database. Click on the name of a table to view all the records held in that table.</text:span></text:p>
      <text:list xml:id="list114211719419022" text:continue-numbering="true" text:style-name="List_20_1">
        <text:list-item>
          <text:p text:style-name="P92">The data records for the selected table are displayed in the area at the right side of the Data Source window, below the Table Data bar.</text:p>
        </text:list-item>
      </text:list>
      <text:p text:style-name="Figure"><draw:frame draw:style-name="fr2" draw:name="Frame48" text:anchor-type="as-char" svg:width="6.6929in" draw:z-index="84"><draw:text-box fo:min-height="1.098in"><text:p text:style-name="P61"><draw:frame draw:style-name="fr16" draw:name="Image26" text:anchor-type="paragraph" svg:width="6.6929in" style:rel-width="100%" svg:height="1.098in" style:rel-height="scale" draw:z-index="85"><draw:image xlink:href="Pictures/100002000000040C000000AA2490947610EBBDB4.png" xlink:type="simple" xlink:show="embed" xlink:actuate="onLoad" loext:mime-type="image/png"/></draw:frame>Figure <text:sequence text:ref-name="refFigure38" text:name="Figure" text:formula="ooow:Figure+1" style:num-format="1">39</text:sequence>: <text:span text:style-name="T135">Data Source window</text:span> records</text:p></draw:text-box></draw:frame></text:p>
      <text:p text:style-name="P42"><text:soft-page-break/>To see more columns in this area, you can click the <text:span text:style-name="Strong_20_Emphasis">Explorer On/Off</text:span> icon in the Table Data bar to temporarily hide the Data Source Explorer.</text:p>
      <text:p text:style-name="P42">Below the data records is a navigation bar, which shows which record is selected and t<text:span text:style-name="T129">h</text:span>e total number of records. This provides the following buttons, <text:span text:style-name="T147">from left to right</text:span>:</text:p>
      <text:list xml:id="list114212015472263" text:continue-list="list114212306358378" text:style-name="List_20_2">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Add new record</text:span></text:p>
        </text:list-item>
      </text:list>
      <text:p text:style-name="P118">A horizontal scroll bar appears when the available columns do not <text:span text:style-name="T106">all </text:span>fit in the visible area. A vertical scroll bar appears when the available data records do not <text:span text:style-name="T106">all </text:span>fit in the visible area.</text:p>
      <text:p text:style-name="P19">At the bottom center of the Data Source window is an additional control to temporarily hide the entire window. This control is <text:span text:style-name="T106">highlighted with</text:span> a red box in Figure <text:sequence-ref text:reference-format="value" text:ref-name="refFigure38">39</text:sequence-ref>.</text:p>
      <text:h text:style-name="Heading_20_2" text:outline-level="2"><text:bookmark-start text:name="__RefHeading__42136_116595067"/><text:alphabetical-index-mark text:string-value="úprava" text:key1="zdroj dat"/>Úpravy zdrojů dat<text:bookmark-end text:name="__RefHeading__42136_116595067"/></text:h>
      <text:p text:style-name="P20">Some data sources (such as spreadsheets) cannot be edited in the <text:span text:style-name="T108">Data Source window.</text:span></text:p>
      <text:p text:style-name="Text_20_body">In editable data sources, records can be edited, added, or deleted. If you cannot save your edits, you need to open the database in Base and edit it there; see “<text:span text:style-name="Emphasis"><text:bookmark-ref text:reference-format="text" text:ref-name="__RefHeading__27620922">Launching Base to work on data sources</text:bookmark-ref></text:span><text:span text:style-name="Emphasis">”</text:span><text:span text:style-name="T109"> (page </text:span><text:span text:style-name="T109"><text:bookmark-ref text:reference-format="page" text:ref-name="__RefHeading__27620922">30</text:bookmark-ref></text:span><text:span text:style-name="T109">)</text:span>. You can also hide columns and make other changes to the display.</text:p>
      <text:h text:style-name="Heading_20_2" text:outline-level="2"><text:bookmark-start text:name="__RefHeading__27620922"/>Launching <text:alphabetical-index-mark text:string-value="editing data sources" text:key1="Base"/><text:alphabetical-index-mark text:string-value="editing using Base" text:key1="zdroj dat"/>Base to work on data sources<text:bookmark-end text:name="__RefHeading__27620922"/></text:h>
      <text:p text:style-name="Text_20_body">You can launch LibreOffice Base at any time from the Data Source View pane. Right-click on a database, <text:span text:style-name="Emphasis"><text:span text:style-name="T110">Tables</text:span></text:span><text:span text:style-name="T110">, a table name</text:span>, <text:span text:style-name="Emphasis"><text:span text:style-name="T110">Queries,</text:span></text:span><text:span text:style-name="T110"> or a</text:span> <text:span text:style-name="T109">q</text:span>uer<text:span text:style-name="T109">y name, and then </text:span>select <text:span text:style-name="Strong_20_Emphasis">Edit Database File</text:span> <text:span text:style-name="T109">from the context menu</text:span>. Jakmile se spustí program Base, můžeme upravovat, přidávat a mazat tabulky, dotazy, formuláře a sestavy.</text:p>
      <text:p text:style-name="Text_20_body">For more about using Base, see Chapter 8, Getting Started with Base, in the <text:span text:style-name="Emphasis">Getting Started </text:span><text:span text:style-name="Emphasis"><text:span text:style-name="T109">G</text:span></text:span><text:span text:style-name="Emphasis">uide, </text:span><text:span text:style-name="T109">or the </text:span><text:span text:style-name="Emphasis"><text:span text:style-name="T109">Base Handbook</text:span></text:span>.</text:p>
      <text:h text:style-name="Heading_20_2" text:outline-level="2"><text:bookmark-start text:name="__RefHeading__42138_116595067"/><text:alphabetical-index-mark text:string-value="použití v dokumentech LO" text:key1="zdroj dat"/>Using data sources in Calc spreadsheets<text:bookmark-end text:name="__RefHeading__42138_116595067"/></text:h>
      <text:p text:style-name="Text_20_body">Data from <text:span text:style-name="T111">a table displayed on the right side of the Data Source window can be placed into a Calc document </text:span>in a variety of ways.</text:p>
      <text:p text:style-name="P21">You can select a <text:span text:style-name="T111">single </text:span>cell, <text:span text:style-name="T111">a single row, </text:span>or <text:span text:style-name="T111">multiple </text:span>row<text:span text:style-name="T111">s </text:span>in the <text:span text:style-name="T111">D</text:span>ata <text:span text:style-name="T111">S</text:span>ource <text:span text:style-name="T111">window </text:span>and drag and drop the data into the spreadsheet. The data is inserted at the place where you release the mouse button. <text:span text:style-name="T111">If you selected one or more rows, Calc will also include the column headings above the data you insert. To s</text:span>elect the rows of data you want to add to the spreadsheet:</text:p>
      <text:list xml:id="list114212610667323" text:continue-list="list114211477916519" text:style-name="Numbering_20_1">
        <text:list-item text:start-value="1">
          <text:p text:style-name="Numbering_20_1">Click the gray box to the left of the <text:span text:style-name="T111">first </text:span>row you want to select. Tento řádek se zvýrazní.</text:p>
        </text:list-item>
        <text:list-item>
          <text:p text:style-name="Numbering_20_1">To select multiple adjacent rows, hold down the <text:span text:style-name="Keystroke">Shift</text:span> key while clicking the gray box of the <text:span text:style-name="T111">last </text:span>row you need. </text:p>
        </text:list-item>
        <text:list-item>
          <text:p text:style-name="Numbering_20_1">To select multiple separate rows, hold down the <text:span text:style-name="Keystroke">Control</text:span> key while selecting <text:span text:style-name="T111">each</text:span> row. The selected rows are highlighted.</text:p>
        </text:list-item>
        <text:list-item>
          <text:p text:style-name="Numbering_20_1">Pokud chceme vybrat všechny řádky, klepneme na šedé pole v levém horním rohu. Všechny řádky se zvýrazní.</text:p>
        </text:list-item>
      </text:list>
      <text:p text:style-name="Text_20_Body_20_List_20_Intro"><text:span text:style-name="T4">An alternative method uses </text:span>the <text:alphabetical-index-mark text:string-value="data to text" text:key1="zdroj dat"/><text:alphabetical-index-mark text:string-value="data to text"/><text:span text:style-name="Strong_20_Emphasis">Data to Text</text:span> icon <text:span text:style-name="T112">in the Table Data bar </text:span>and will include the column headings above the data you insert:</text:p>
      <text:list xml:id="list114211547024595" text:continue-list="list114212610667323" text:style-name="Numbering_20_1">
        <text:list-item text:start-value="1">
          <text:p text:style-name="Numbering_20_1">Click the cell of the spreadsheet which you want to be the top left of your data, including the column names.</text:p>
        </text:list-item>
        <text:list-item>
          <text:p text:style-name="Numbering_20_1"><text:soft-page-break/>Select the rows of data you want to add to the spreadsheet, <text:span text:style-name="T112">as described in the previous paragraph.</text:span></text:p>
        </text:list-item>
        <text:list-item>
          <text:p text:style-name="Numbering_20_1">Click the <text:span text:style-name="Strong_20_Emphasis">Data to </text:span><text:span text:style-name="Strong_20_Emphasis"><text:span text:style-name="T112">T</text:span></text:span><text:span text:style-name="Strong_20_Emphasis">ext</text:span> icon <text:span text:style-name="T112">in the Table Data bar </text:span>to insert the data into the spreadsheet cells.</text:p>
        </text:list-item>
      </text:list>
      <text:p text:style-name="Text_20_body"><text:span text:style-name="T4">You can also drag the data source column headings (field names) onto your spreadsheet to create a form for viewing and editing individual records one at a time.</text:span> Follow these steps:</text:p>
      <text:list xml:id="list114212460866684" text:continue-list="list114211547024595" text:style-name="Numbering_20_1">
        <text:list-item text:start-value="1">
          <text:p text:style-name="Numbering_20_1"><text:bookmark-start text:name="__RefNumPara__3615_3774669331"/>Drag and drop the gray box at the top of the column (containing the field name you wish to use) to where you want the record to appear in the spreadsheet.<text:bookmark-end text:name="__RefNumPara__3615_3774669331"/></text:p>
        </text:list-item>
        <text:list-item>
          <text:p text:style-name="Numbering_20_1">Repeat <text:span text:style-name="T113">step </text:span><text:span text:style-name="T113"><text:bookmark-ref text:reference-format="number" text:ref-name="__RefNumPara__3615_3774669331">1</text:bookmark-ref></text:span><text:span text:style-name="T113"><text:s/></text:span>until you have moved all of the fields you need to where you want them.</text:p>
        </text:list-item>
        <text:list-item>
          <text:p text:style-name="Numbering_20_1">Close the Data Source window by <text:span text:style-name="T113">selecting </text:span><text:span text:style-name="Strong_20_Emphasis"><text:span text:style-name="T113">View &gt; Data Sources</text:span></text:span><text:span text:style-name="T113"> from the Menu bar</text:span>.</text:p>
        </text:list-item>
        <text:list-item>
          <text:p text:style-name="P109">Save the spreadsheet and <text:span text:style-name="T113">select </text:span><text:span text:style-name="Strong_20_Emphasis"><text:span text:style-name="T113">Edit &gt; Edit Mode</text:span></text:span><text:span text:style-name="T113"> from the Menu bar</text:span>, to make the spreadsheet read-only.</text:p>
        </text:list-item>
        <text:list-item>
          <text:p text:style-name="P109"><text:span text:style-name="T113">Select </text:span><text:span text:style-name="Strong_20_Emphasis"><text:span text:style-name="T113">File &gt; Reload</text:span></text:span><text:span text:style-name="T113"> from the Menu bar. </text:span>All of the fields will show the value for the data of the first record <text:span text:style-name="T113">of the data source that </text:span>you selected.</text:p>
        </text:list-item>
        <text:list-item>
          <text:p text:style-name="Numbering_20_1"><text:span text:style-name="T113">Select </text:span><text:span text:style-name="Strong_20_Emphasis">View &gt; Toolbars &gt; Form Navigation </text:span><text:span text:style-name="T113">to show the Form Navigation toolbar</text:span>. By default, this toolbar opens at the bottom of the Calc window, just above the <text:span text:style-name="T113">S</text:span>tatus bar.</text:p>
        </text:list-item>
        <text:list-item>
          <text:p text:style-name="P110">Klepnutím na šipky v nástrojové liště Navigace ve formuláři zobrazíme jednotlivé záznamy v tabulce. <text:span text:style-name="T113">The toolbar indicates which record is currently displayed and the total number of records available. </text:span>The<text:span text:style-name="T113"> current record number </text:span>changes as you move through the records <text:span text:style-name="T113">and the </text:span>data in the <text:span text:style-name="T113">spreadsheet </text:span>fields <text:span text:style-name="T114">updates</text:span> to correspond to the data for that particular record number.</text:p>
          <text:p text:style-name="P111">From left to right, the Form Navigation toolbar provides the following interactions:</text:p>
        </text:list-item>
      </text:list>
      <text:list xml:id="list114212152594277" text:continue-list="list114212015472263" text:style-name="List_20_2">
        <text:list-item>
          <text:p text:style-name="List_20_2"><text:span text:style-name="Strong_20_Emphasis">Find Record</text:span></text:p>
        </text:list-item>
        <text:list-item>
          <text:p text:style-name="List_20_2"><text:span text:style-name="Strong_20_Emphasis">First Record</text:span></text:p>
        </text:list-item>
        <text:list-item>
          <text:p text:style-name="List_20_2"><text:span text:style-name="Strong_20_Emphasis">Previous Record</text:span></text:p>
        </text:list-item>
        <text:list-item>
          <text:p text:style-name="List_20_2"><text:span text:style-name="Strong_20_Emphasis">Next Record</text:span></text:p>
        </text:list-item>
        <text:list-item>
          <text:p text:style-name="List_20_2"><text:span text:style-name="Strong_20_Emphasis">Last Record</text:span></text:p>
        </text:list-item>
        <text:list-item>
          <text:p text:style-name="List_20_2"><text:span text:style-name="Strong_20_Emphasis">New Record</text:span></text:p>
        </text:list-item>
        <text:list-item>
          <text:p text:style-name="List_20_2"><text:span text:style-name="Strong_20_Emphasis">Save Record</text:span></text:p>
        </text:list-item>
        <text:list-item>
          <text:p text:style-name="List_20_2"><text:span text:style-name="Strong_20_Emphasis">Undo</text:span></text:p>
        </text:list-item>
        <text:list-item>
          <text:p text:style-name="List_20_2"><text:span text:style-name="Strong_20_Emphasis">Delete Record</text:span></text:p>
        </text:list-item>
        <text:list-item>
          <text:p text:style-name="List_20_2"><text:span text:style-name="Strong_20_Emphasis">Refresh</text:span></text:p>
        </text:list-item>
        <text:list-item>
          <text:p text:style-name="List_20_2"><text:span text:style-name="Strong_20_Emphasis">Refresh Control</text:span></text:p>
        </text:list-item>
        <text:list-item>
          <text:p text:style-name="List_20_2"><text:span text:style-name="Strong_20_Emphasis">Sort</text:span></text:p>
        </text:list-item>
        <text:list-item>
          <text:p text:style-name="List_20_2"><text:span text:style-name="Strong_20_Emphasis">Sort Ascending</text:span></text:p>
        </text:list-item>
        <text:list-item>
          <text:p text:style-name="List_20_2"><text:span text:style-name="Strong_20_Emphasis">Sort Descending</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Form-Base</text:span><text:span text:style-name="Strong_20_Emphasis"><text:span text:style-name="T134">d</text:span></text:span><text:span text:style-name="Strong_20_Emphasis"> Filters</text:span></text:p>
        </text:list-item>
        <text:list-item>
          <text:p text:style-name="List_20_2"><text:span text:style-name="Strong_20_Emphasis">Reset Filter/Sort</text:span></text:p>
        </text:list-item>
        <text:list-item>
          <text:p text:style-name="List_20_2"><text:span text:style-name="Strong_20_Emphasis">Data </text:span><text:span text:style-name="Strong_20_Emphasis"><text:span text:style-name="T134">S</text:span></text:span><text:span text:style-name="Strong_20_Emphasis">ource as Table</text:span></text:p>
        </text:list-item>
      </text:list>
      <text:h text:style-name="Heading_20_1" text:outline-level="1"><text:bookmark-start text:name="__RefHeading__42140_116595067"/><text:soft-page-break/><text:alphabetical-index-mark text:string-value="embedding" text:key1="sešity"/>Embedding spreadsheets<text:bookmark-end text:name="__RefHeading__42140_116595067"/></text:h>
      <text:p text:style-name="P22">Spreadsheets can be embedded in other LibreOffice files <text:span text:style-name="T116">and vice versa</text:span>. This is often used in Writer or Impress documents so that Calc data can be used in a text document. You can embed the spreadsheet as either an OLE (Object Linking and Embedding) or DDE <text:span text:style-name="T116">(</text:span>Dynamic Data Exchange<text:span text:style-name="T116">)</text:span> object. The difference between a DDE object and a Linked OLE object is that a <text:span text:style-name="T116">l</text:span>inked OLE object can be edited from the document in which it is added as a link, but a DDE object cannot.</text:p>
      <text:p text:style-name="Text_20_body">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Writer as well as in the Calc document and both documents are in sync with each other.</text:p>
      <text:h text:style-name="Heading_20_2" text:outline-level="2"><text:bookmark-start text:name="__RefHeading__42142_116595067"/><text:alphabetical-index-mark text:string-value="Object Linking and Embedding (OLE)"/>Object Linking and Embedding (OLE)<text:bookmark-end text:name="__RefHeading__42142_116595067"/></text:h>
      <text:p text:style-name="Text_20_body">The major benefit of an OLE object is that it is quick and easy to edit its contents just by double-clicking on it. You can also insert a link to the object that will appear as an icon rather than an area showing the contents itself.</text:p>
      <text:p text:style-name="Text_20_body">OLE objects can be linked to a target document or embedded in the target document. Linking inserts information which will be updated with any subsequent changes to the original file, while embedding inserts a static copy of the data. If you want to edit the embedded spreadsheet, double-click on the object.</text:p>
      <text:list xml:id="list114211796161890" text:continue-list="list114212763583213" text:style-name="Heading_20_Note">
        <text:list-item>
          <text:p text:style-name="Heading_20_Note">Poznámka</text:p>
        </text:list-item>
      </text:list>
      <text:p text:style-name="P54">If your OLE object is empty, inactive, and not displayed as an icon, then it will be transparent.</text:p>
      <text:p text:style-name="Text_20_Body_20_List_20_Intro">To embed a spreadsheet as an OLE object in a presentation:</text:p>
      <text:list xml:id="list114211379470599" text:continue-list="list114212460866684" text:style-name="Numbering_20_1">
        <text:list-item text:start-value="1">
          <text:p text:style-name="Numbering_20_1">Place the cursor in the document <text:span text:style-name="T116">at the</text:span> location <text:span text:style-name="T116">where </text:span>you want the OLE object to be.</text:p>
        </text:list-item>
        <text:list-item>
          <text:p text:style-name="Numbering_20_1">Select <text:span text:style-name="Strong_20_Emphasis">Insert &gt; Object &gt; OLE Object </text:span><text:span text:style-name="T116">from the Menu bar</text:span>. <text:span text:style-name="T116">Calc opens t</text:span>he <text:span text:style-name="T116">Insert OLE Object </text:span>dialog <text:span text:style-name="T116">shown in</text:span> <text:span text:style-name="T24">Figure </text:span><text:span text:style-name="T24"><text:sequence-ref text:reference-format="value" text:ref-name="refFigure39">40</text:sequence-ref></text:span><text:span text:style-name="T24">, with the </text:span><text:span text:style-name="Strong_20_Emphasis"><text:span text:style-name="T24">Create new</text:span></text:span><text:span text:style-name="T24"> </text:span><text:span text:style-name="T78">o</text:span><text:span text:style-name="T79">ption</text:span><text:span text:style-name="T24"> selected by default</text:span>.</text:p>
        </text:list-item>
      </text:list>
      <text:p text:style-name="Figure"><draw:frame draw:style-name="fr5" draw:name="Frame19" text:anchor-type="as-char" svg:width="3.102in" draw:z-index="28"><draw:text-box fo:min-height="3.1661in"><text:p text:style-name="Caption"><draw:frame draw:style-name="fr14" draw:name="graphics6" text:anchor-type="paragraph" svg:width="3.102in" svg:height="2.7201in" draw:z-index="29"><draw:image xlink:href="Pictures/100000000000012A000001052E43D0F1BF269917.png" xlink:type="simple" xlink:show="embed" xlink:actuate="onLoad" loext:mime-type="image/png"/></draw:frame>Figure <text:sequence text:ref-name="refFigure39" text:name="Figure" text:formula="ooow:Figure+1" style:num-format="1">40</text:sequence>: Insert OLE <text:span text:style-name="T134">O</text:span>bject dialog <text:span text:style-name="T115">with </text:span><text:span text:style-name="Strong_20_Emphasis"><text:span text:style-name="T115">Create new</text:span></text:span><text:span text:style-name="T115"> </text:span><text:span text:style-name="T142">o</text:span><text:span text:style-name="T141">ption</text:span><text:span text:style-name="T115"> selected</text:span></text:p></draw:text-box></draw:frame></text:p>
      <text:p text:style-name="Text_20_body">You can either create a new OLE object or create <text:span text:style-name="T116">the OLE object </text:span>from a<text:span text:style-name="T116">n existing</text:span> file.</text:p>
      <text:p text:style-name="Text_20_Body_20_List_20_Intro"><text:soft-page-break/>To create a new object:</text:p>
      <text:list xml:id="list114211049935954" text:continue-list="list114211379470599" text:style-name="Numbering_20_1">
        <text:list-item text:start-value="1">
          <text:p text:style-name="Numbering_20_1">Select <text:span text:style-name="T116">the </text:span><text:span text:style-name="Strong_20_Emphasis">Create new</text:span> <text:span text:style-name="T80">o</text:span><text:span text:style-name="T79">ption</text:span><text:span text:style-name="T116"> </text:span>and select the <text:span text:style-name="T116">required option from those available in the </text:span><text:span text:style-name="Emphasis"><text:span text:style-name="T116">O</text:span></text:span><text:span text:style-name="Emphasis">bject </text:span><text:span text:style-name="Emphasis"><text:span text:style-name="T118">T</text:span></text:span><text:span text:style-name="Emphasis">ype</text:span> <text:span text:style-name="T116">list. In this example, you would select </text:span><text:span text:style-name="Emphasis"><text:span text:style-name="T116">LibreOffice 6.2 Spreadsheet</text:span></text:span><text:span text:style-name="T116">.</text:span></text:p>
        </text:list-item>
        <text:list-item>
          <text:p text:style-name="P112">Click <text:span text:style-name="T116">the </text:span><text:span text:style-name="Strong_20_Emphasis">OK</text:span> <text:span text:style-name="T116">button</text:span>.</text:p>
        </text:list-item>
        <text:list-item>
          <text:p text:style-name="P112"><text:span text:style-name="T118">LibreOffice places an </text:span>empty container in the slide, <text:span text:style-name="T117">ready for you to enter information</text:span>. By default the Menu bar changes to reflect the Calc Menu bar; when you click on the slide, <text:span text:style-name="T118">anywhere </text:span>outside the spreadsheet <text:span text:style-name="T117">area</text:span>, the Menu bar reverts to the Impress Menu bar.</text:p>
        </text:list-item>
      </text:list>
      <text:p text:style-name="Text_20_body"><text:span text:style-name="T117">After clicking outside the spreadsheet area, d</text:span>ouble-click on the OLE object to <text:span text:style-name="T117">re-</text:span>enter the edit mode of the object. The application devoted to handling that type of file <text:span text:style-name="T118">(Calc in our example) </text:span>will open the object.</text:p>
      <text:list xml:id="list114212977589644" text:continue-list="list114211796161890" text:style-name="Heading_20_Note">
        <text:list-item>
          <text:p text:style-name="Heading_20_Note">Poznámka</text:p>
        </text:list-item>
      </text:list>
      <text:p text:style-name="Text_20_Note">If the object inserted is handled by LibreOffice, then the transition to the program to manipulate the object will be seamless; in other cases the object opens in a new window and an option in the File menu becomes available to update the object you inserted.</text:p>
      <text:p text:style-name="Text_20_Body_20_List_20_Intro">To insert an existing object:</text:p>
      <text:list xml:id="list114211808227471" text:continue-list="list114211049935954" text:style-name="Numbering_20_1">
        <text:list-item text:start-value="1">
          <text:p text:style-name="Numbering_20_1">To create <text:span text:style-name="T121">on OLE object </text:span>from a<text:span text:style-name="T121">n existing</text:span> file, select <text:span text:style-name="T118">the </text:span><text:span text:style-name="Strong_20_Emphasis">Create from file</text:span> <text:span text:style-name="T81">o</text:span><text:span text:style-name="T79">ption</text:span>. The <text:span text:style-name="T118">format of the</text:span> <text:span text:style-name="T118">Insert OLE Object </text:span>dialog changes to <text:span text:style-name="T118">that shown in</text:span> <text:span text:style-name="T24">Figure </text:span><text:span text:style-name="T24"><text:sequence-ref text:reference-format="value" text:ref-name="refFigure40">41</text:sequence-ref></text:span>.</text:p>
        </text:list-item>
      </text:list>
      <text:p text:style-name="Figure"><draw:frame draw:style-name="fr2" draw:name="Frame16" text:anchor-type="as-char" svg:width="3.1252in" draw:z-index="92"><draw:text-box fo:min-height="2.7299in"><text:p text:style-name="Caption"><draw:frame draw:style-name="fr17" draw:name="Image27" text:anchor-type="paragraph" svg:width="3.1252in" style:rel-width="100%" svg:height="2.7299in" style:rel-height="scale" draw:z-index="93"><draw:image xlink:href="Pictures/100000000000012C00000106911409942F97B072.png" xlink:type="simple" xlink:show="embed" xlink:actuate="onLoad" loext:mime-type="image/png"/></draw:frame>Figure <text:sequence text:ref-name="refFigure40" text:name="Figure" text:formula="ooow:Figure+1" style:num-format="1">41</text:sequence>: Insert OLE Object dialog with <text:span text:style-name="Strong_20_Emphasis">Create from file</text:span> <text:span text:style-name="T140">o</text:span><text:span text:style-name="T141">ption</text:span> selected</text:p></draw:text-box></draw:frame></text:p>
      <text:list xml:id="list114211857231355" text:continue-numbering="true" text:style-name="Numbering_20_1">
        <text:list-item>
          <text:p text:style-name="P103">Click <text:span text:style-name="Strong_20_Emphasis">Search</text:span>, select the required file in the <text:span text:style-name="T119">file browser</text:span> dialog, <text:span text:style-name="T119">and </text:span>then click <text:span text:style-name="T119">the </text:span><text:span text:style-name="Strong_20_Emphasis">Open</text:span> <text:span text:style-name="T119">button</text:span>.</text:p>
        </text:list-item>
      </text:list>
      <text:list xml:id="list114212271495423" text:continue-list="list114212977589644" text:style-name="Heading_20_Note">
        <text:list-item>
          <text:p text:style-name="P84">Poznámka</text:p>
        </text:list-item>
      </text:list>
      <text:p text:style-name="P53">This facility is not limited to LibreOffice files; <text:span text:style-name="T121">you </text:span>can create OLE objects using existing files from <text:span text:style-name="T122">many other</text:span> applications.</text:p>
      <text:list xml:id="list114211346678614" text:continue-list="list114211857231355" text:style-name="Numbering_20_1">
        <text:list-item>
          <text:p text:style-name="P103">To insert the object as a link <text:span text:style-name="T120">to the original file</text:span>, select the <text:span text:style-name="Strong_20_Emphasis">Link to file</text:span> option. Otherwise, the object will be embedded <text:span text:style-name="T120">in your document</text:span>.</text:p>
        </text:list-item>
        <text:list-item>
          <text:p text:style-name="P103">If you want the <text:span text:style-name="T120">object</text:span> to appear as a <text:span text:style-name="T120">selectable</text:span> icon, rather than <text:span text:style-name="T120">a section of your </text:span>file, select <text:span text:style-name="T120">the </text:span><text:span text:style-name="Strong_20_Emphasis">Display as icon</text:span> <text:span text:style-name="T120">option</text:span>.</text:p>
        </text:list-item>
        <text:list-item>
          <text:p text:style-name="P103">Click <text:span text:style-name="T116">the </text:span><text:span text:style-name="Strong_20_Emphasis">OK</text:span> <text:span text:style-name="T116">button</text:span>. A section of the inserted file is shown in the document.</text:p>
        </text:list-item>
      </text:list>
      <text:h text:style-name="Heading_20_3" text:outline-level="3"><text:bookmark-start text:name="__RefHeading__42144_116595067"/><text:soft-page-break/><text:alphabetical-index-mark text:string-value="other (Windows)" text:key1="OLE object"/>Other OLE objects<text:bookmark-end text:name="__RefHeading__42144_116595067"/></text:h>
      <text:p text:style-name="P60">Under Windows, <text:span text:style-name="T121">when you select the </text:span><text:span text:style-name="Strong_20_Emphasis"><text:span text:style-name="T121">Create new</text:span></text:span><text:span text:style-name="T121"> </text:span><text:span text:style-name="T82">o</text:span><text:span text:style-name="T79">ption</text:span><text:span text:style-name="T121"> on </text:span>the Insert OLE Object dialog, <text:span text:style-name="T121">there is</text:span> an extra entry <text:span text:style-name="Emphasis">Further objects</text:span> <text:span text:style-name="T121">in the </text:span><text:span text:style-name="Emphasis"><text:span text:style-name="T121">Object Type</text:span></text:span><text:span text:style-name="T121"> list</text:span>.</text:p>
      <text:list xml:id="list114213055867952" text:continue-list="list114211346678614" text:style-name="Numbering_20_1">
        <text:list-item text:start-value="1">
          <text:p text:style-name="Numbering_20_1">Double-click on the entry <text:span text:style-name="Emphasis">Further objects</text:span> to open the <text:span text:style-name="T121">Insert Object </text:span>dialog <text:span text:style-name="T147">(Figure </text:span><text:span text:style-name="T147"><text:sequence-ref text:reference-format="value" text:ref-name="refFigure41">42</text:sequence-ref></text:span><text:span text:style-name="T147">)</text:span>.</text:p>
        </text:list-item>
      </text:list>
      <text:p text:style-name="Figure"><draw:frame draw:style-name="fr4" draw:name="Frame30" text:anchor-type="as-char" svg:y="-2.7709in" svg:width="4.5445in" draw:z-index="30"><draw:text-box fo:min-height="2.9516in"><text:p text:style-name="Caption"><draw:frame draw:style-name="fr14" draw:name="graphics23" text:anchor-type="paragraph" svg:width="4.4957in" svg:height="2.7083in" draw:z-index="31"><draw:image xlink:href="Pictures/10000000000001BA00000112874B2E8DB20E73C2.png" xlink:type="simple" xlink:show="embed" xlink:actuate="onLoad" loext:mime-type="image/png"/></draw:frame>Figure <text:sequence text:ref-name="refFigure41" text:name="Figure" text:formula="ooow:Figure+1" style:num-format="1">42</text:sequence>: Inserting an OLE object under Windows</text:p></draw:text-box></draw:frame><text:s/></text:p>
      <text:list xml:id="list114211779571699" text:continue-numbering="true" text:style-name="Numbering_20_1">
        <text:list-item>
          <text:p text:style-name="Numbering_20_1">Select <text:span text:style-name="Strong_20_Emphasis">Create New</text:span> to insert a new object of the type selected in the <text:span text:style-name="Emphasis">Object Type</text:span> list, or select <text:span text:style-name="Strong_20_Emphasis">Create from File</text:span> to create a new object from a<text:span text:style-name="T122">n existing</text:span> file.</text:p>
        </text:list-item>
        <text:list-item>
          <text:p text:style-name="Numbering_20_1">If you choose <text:span text:style-name="Strong_20_Emphasis">Create from File</text:span>, the dialog shown in <text:span text:style-name="T24">Figure </text:span><text:span text:style-name="T24"><text:sequence-ref text:reference-format="value" text:ref-name="refFigure42">43</text:sequence-ref></text:span><text:s/>opens. Click <text:span text:style-name="Strong_20_Emphasis">Browse</text:span> and choose the file to insert. The inserted file object is editable by the Windows program that created it.</text:p>
        </text:list-item>
      </text:list>
      <text:p text:style-name="P45">If instead of inserting an object, you want to insert a link to an object, select the <text:span text:style-name="Strong_20_Emphasis">Display As Icon</text:span> option.</text:p>
      <text:p text:style-name="Figure"><draw:frame draw:style-name="fr3" draw:name="Frame17" text:anchor-type="as-char" svg:width="4.6457in" svg:height="2.9972in" draw:z-index="32"><draw:text-box><text:p text:style-name="Caption"><draw:frame draw:style-name="fr14" draw:name="graphics24" text:anchor-type="paragraph" svg:width="4.6457in" svg:height="2.7756in" draw:z-index="33"><draw:image xlink:href="Pictures/10000000000001BE0000011202607E8BCB66D189.png" xlink:type="simple" xlink:show="embed" xlink:actuate="onLoad" loext:mime-type="image/png"/></draw:frame>Figure <text:sequence text:ref-name="refFigure42" text:name="Figure" text:formula="ooow:Figure+1" style:num-format="1">43</text:sequence>: Insert <text:span text:style-name="T122">OLE </text:span>object from a file <text:span text:style-name="T122">under Windows</text:span></text:p></draw:text-box></draw:frame></text:p>
      <text:list xml:id="list114211592560012" text:continue-numbering="true" text:style-name="Numbering_20_1">
        <text:list-item>
          <text:p text:style-name="P124">Klepneme na tlačítko <text:span text:style-name="Strong_20_Emphasis">OK</text:span>.</text:p>
        </text:list-item>
      </text:list>
      <text:h text:style-name="Heading_20_3" text:outline-level="3"><text:bookmark-start text:name="__RefHeading__42146_116595067"/><text:alphabetical-index-mark text:string-value="non-linked" text:key1="OLE object"/>Non-linked OLE object<text:bookmark-end text:name="__RefHeading__42146_116595067"/></text:h>
      <text:p text:style-name="Text_20_body">If the OLE object is not linked, it can be edited in the new document. For instance, if you insert a spreadsheet into a Writer document, you can essentially treat it as a Writer table (with a little more power). To edit it, double-click on it.</text:p>
      <text:h text:style-name="Heading_20_3" text:outline-level="3"><text:bookmark-start text:name="__RefHeading__42148_116595067"/><text:soft-page-break/><text:alphabetical-index-mark text:string-value="linked" text:key1="OLE object"/>Linked OLE object<text:bookmark-end text:name="__RefHeading__42148_116595067"/></text:h>
      <text:p text:style-name="Text_20_body">When the spreadsheet OLE object is linked, if you change it in Writer it will change in Calc; if you change it in Calc, it will change in Writer. This can be a very powerful tool if you create reports in Writer using Calc data, and want to make a quick change without opening Calc.</text:p>
      <text:list xml:id="list114211200029187" text:continue-list="list114212271495423" text:style-name="Heading_20_Note">
        <text:list-item>
          <text:p text:style-name="Heading_20_Note">Poznámka</text:p>
        </text:list-item>
      </text:list>
      <text:p text:style-name="Text_20_Note">You can only edit one copy of a spreadsheet at a time. If you have a linked OLE spreadsheet object in an open Writer document and then open the same spreadsheet in Calc, the Calc spreadsheet will be a read-only copy.</text:p>
      <text:h text:style-name="Heading_20_2" text:outline-level="2"><text:bookmark-start text:name="__RefHeading__42150_116595067"/><text:alphabetical-index-mark text:string-value="popis" text:key1="DDE link"/>Dynamic Data Exchange (DDE)<text:bookmark-end text:name="__RefHeading__42150_116595067"/></text:h>
      <text:p text:style-name="Text_20_body">DDE is an acronym for <text:alphabetical-index-mark text:string-value="Dynamic Data Exchange (DDE)"/>Dynamic Data Exchange, a mechanism whereby selected data in document A can be pasted into document B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p>
      <text:p text:style-name="Text_20_body">DDE is a predecessor of OLE. With DDE, objects are linked through file reference, but not embedded. You can create DDE links either within Calc cells in a Calc sheet, or in Calc cells in another LibreOffice doc such as in Writer.</text:p>
      <text:h text:style-name="Heading_20_3" text:outline-level="3"><text:bookmark-start text:name="__RefHeading__42152_116595067"/>DDE link in Calc<text:bookmark-end text:name="__RefHeading__42152_116595067"/></text:h>
      <text:p text:style-name="Text_20_Body_20_List_20_Intro">Creating a DDE link <text:alphabetical-index-mark-start text:id="IMark496545048" text:key1="DDE link"/>in Calc<text:alphabetical-index-mark-end text:id="IMark496545048"/> is similar to creating a cell reference. The process is a little different, but the result is the same. <text:span text:style-name="T123">Carry out the following steps to create a DDE link from one Calc spreadsheet to another:</text:span></text:p>
      <text:list xml:id="list114212252756671" text:continue-list="list114211592560012" text:style-name="Numbering_20_1">
        <text:list-item text:start-value="1">
          <text:p text:style-name="P113">In Calc, <text:span text:style-name="T123">open the spreadsheet that contains the original data that you want to link to.</text:span></text:p>
        </text:list-item>
        <text:list-item>
          <text:p text:style-name="P113"><text:span text:style-name="T123">S</text:span>elect the cells that you want to make the DDE link to.</text:p>
        </text:list-item>
        <text:list-item>
          <text:p text:style-name="Numbering_20_1">Copy <text:span text:style-name="T123">the cells to the clipboard by, for example, selecting </text:span><text:span text:style-name="Strong_20_Emphasis"><text:span text:style-name="T123">Edit &gt; Copy</text:span></text:span><text:span text:style-name="T123"> from the Menu bar, clicking the </text:span><text:span text:style-name="Strong_20_Emphasis"><text:span text:style-name="T123">Copy</text:span></text:span><text:span text:style-name="T123"> icon on the Standard toolbar, or right-clicking the selected area and selecting </text:span><text:span text:style-name="Strong_20_Emphasis"><text:span text:style-name="T123">Copy</text:span></text:span><text:span text:style-name="T123"> from the context menu.</text:span></text:p>
        </text:list-item>
        <text:list-item>
          <text:p text:style-name="P114">Open the second spreadsheet that will contain the linked data.</text:p>
        </text:list-item>
        <text:list-item>
          <text:p text:style-name="P114">Click in the top left cell of the area in the second spreadsheet where you want the linked data to appear.</text:p>
        </text:list-item>
        <text:list-item>
          <text:p text:style-name="Numbering_20_1">Select <text:span text:style-name="Strong_20_Emphasis">Edit</text:span><text:span text:style-name="Strong_20_Emphasis"><text:span text:style-name="T4"> &gt; </text:span></text:span><text:span text:style-name="Strong_20_Emphasis">Paste Special </text:span><text:span text:style-name="Strong_20_Emphasis"><text:span text:style-name="T123">&gt; Paste Special</text:span></text:span><text:span text:style-name="T123"> from the Menu bar of the second spreadsheet.</text:span></text:p>
        </text:list-item>
        <text:list-item>
          <text:p text:style-name="P113"><text:span text:style-name="T123">Calc displays t</text:span><text:bookmark-start text:name="DDE_LINK1"/>he Paste Special dialog <text:span text:style-name="T124">(Figure </text:span><text:span text:style-name="T124"><text:sequence-ref text:reference-format="value" text:ref-name="refFigure43">44</text:sequence-ref></text:span><text:span text:style-name="T124">)</text:span>.</text:p>
        </text:list-item>
      </text:list>
      <text:p text:style-name="Figure"><text:soft-page-break/><draw:frame draw:style-name="fr2" draw:name="Frame33" text:anchor-type="as-char" svg:width="3.0835in" draw:z-index="86"><draw:text-box fo:min-height="4.4799in"><text:p text:style-name="Caption"><draw:frame draw:style-name="fr16" draw:name="Image28" text:anchor-type="paragraph" svg:width="3.0835in" style:rel-width="100%" svg:height="4.4799in" style:rel-height="scale" draw:z-index="87"><draw:image xlink:href="Pictures/1000000000000128000001AEF3A4AAE184FF75D6.png" xlink:type="simple" xlink:show="embed" xlink:actuate="onLoad" loext:mime-type="image/png"/></draw:frame>Figure <text:sequence text:ref-name="refFigure43" text:name="Figure" text:formula="ooow:Figure+1" style:num-format="1">44</text:sequence>: <text:span text:style-name="T123">Paste Special dialog</text:span></text:p></draw:text-box></draw:frame></text:p>
      <text:list xml:id="list114212720688706" text:continue-numbering="true" text:style-name="Numbering_20_1">
        <text:list-item>
          <text:p text:style-name="P104"><text:span text:style-name="T124">Select the </text:span><text:span text:style-name="Strong_20_Emphasis"><text:span text:style-name="T124">Link</text:span></text:span><text:span text:style-name="T124"> option on the Paste Special dialog (highlighted with a red box on Figure </text:span><text:span text:style-name="T124"><text:sequence-ref text:reference-format="value" text:ref-name="refFigure43">44</text:sequence-ref></text:span><text:span text:style-name="T124">) and then c</text:span>lick <text:span text:style-name="T124">the </text:span><text:span text:style-name="Strong_20_Emphasis"><text:span text:style-name="T124">OK</text:span></text:span><text:span text:style-name="T124"> button</text:span>.</text:p>
        </text:list-item>
      </text:list>
      <text:p text:style-name="P39"><text:span text:style-name="T124">If you now click on one of the linked cells you will see that the Formula bar shows a reference beginning with the characters </text:span><text:span text:style-name="Code"><text:span text:style-name="T124">{=’</text:span></text:span>. <text:span text:style-name="T124">See Figure </text:span><text:span text:style-name="T124"><text:sequence-ref text:reference-format="value" text:ref-name="refFigure44">45</text:sequence-ref></text:span><text:span text:style-name="T124"><text:s/>for an example, highlighted with a red box.</text:span></text:p>
      <text:p text:style-name="Figure"><draw:frame draw:style-name="fr2" draw:name="Frame34" text:anchor-type="as-char" svg:width="5.0654in" draw:z-index="88"><draw:text-box fo:min-height="2.6445in"><text:p text:style-name="Caption"><draw:frame draw:style-name="fr15" draw:name="Image29" text:anchor-type="paragraph" svg:width="5.0429in" svg:height="2.4689in" draw:z-index="89"><draw:image xlink:href="Pictures/10000000000001E4000000ED26B508012475A37A.png" xlink:type="simple" xlink:show="embed" xlink:actuate="onLoad" loext:mime-type="image/png"/></draw:frame>Figure <text:sequence text:ref-name="refFigure44" text:name="Figure" text:formula="ooow:Figure+1" style:num-format="1">45</text:sequence>: Example of DDE link to another C<text:span text:style-name="T124">alc</text:span> spreadsheet</text:p></draw:text-box></draw:frame></text:p>
      <text:list xml:id="list114212889688057" text:continue-numbering="true" text:style-name="Numbering_20_1">
        <text:list-item>
          <text:p text:style-name="P123">Save and close both spreadsheets.</text:p>
        </text:list-item>
      </text:list>
      <text:p text:style-name="Text_20_body">If you <text:span text:style-name="T124">subsequently </text:span>edit the original cells <text:span text:style-name="T124">in their spreadsheet and save the changes,</text:span> <text:span text:style-name="T124">next time you open the spreadsheet containing the </text:span>linked cells, <text:span text:style-name="T124">the values in those linked cells will update to reflect the latest values of the original cells.</text:span></text:p>
      <text:list xml:id="list114212513468202" text:continue-list="list114211200029187" text:style-name="Heading_20_Note">
        <text:list-item>
          <text:p text:style-name="Heading_20_Note"><text:soft-page-break/>Poznámka</text:p>
        </text:list-item>
      </text:list>
      <text:p text:style-name="P55">When you open a spreadsheet containing linked data, you may get a warning message indicating that automatic update of external links has been disabled. You will need to click the <text:span text:style-name="Strong_20_Emphasis">Enable Content </text:span>button to update the linked cells. You can avoid this message and interaction by making sure that the spreadsheet containing the original data is in a trusted file location and that the option is selected to always update links from trusted locations when opening. Check these settings via <text:span text:style-name="Strong_20_Emphasis">Tools &gt; Options &gt; LibreOffice &gt; Security &gt; Macro Security</text:span> (<text:span text:style-name="Emphasis">Trusted Sources</text:span> tab) and <text:span text:style-name="Strong_20_Emphasis">Tools &gt; Options &gt; LibreOffice Calc &gt; General &gt; Updating</text:span> respectively.</text:p>
      <text:h text:style-name="Heading_20_3" text:outline-level="3"><text:bookmark-start text:name="__RefHeading__42154_116595067"/><text:bookmark-end text:name="DDE_LINK1"/><text:alphabetical-index-mark text:string-value="in Writer" text:key1="DDE link"/>DDE link in Writer<text:bookmark-end text:name="__RefHeading__42154_116595067"/></text:h>
      <text:p text:style-name="Text_20_Body_20_List_20_Intro">The process for creating a DDE link from Calc to Writer is similar to creating a link within Calc.</text:p>
      <text:list xml:id="list114212069776249" text:continue-list="list114212889688057" text:style-name="Numbering_20_1">
        <text:list-item text:start-value="1">
          <text:p text:style-name="Numbering_20_1">In Calc, select the cells to make the DDE link to. Copy them.</text:p>
        </text:list-item>
        <text:list-item>
          <text:p text:style-name="Numbering_20_1">Go to the place in your Writer document where you want the DDE link. Select <text:span text:style-name="Strong_20_Emphasis">Edit &gt; Paste Special </text:span><text:span text:style-name="Strong_20_Emphasis"><text:span text:style-name="T125">&gt; Paste Special</text:span></text:span>.</text:p>
        </text:list-item>
        <text:list-item>
          <text:p text:style-name="P115">Writer displays its Paste Special dialog <text:span text:style-name="T150">(</text:span>Figure <text:sequence-ref text:reference-format="value" text:ref-name="refFigure45">46</text:sequence-ref><text:span text:style-name="T150">)</text:span>.</text:p>
        </text:list-item>
        <text:list-item>
          <text:p text:style-name="P105">Select <text:span text:style-name="T125">the </text:span><text:span text:style-name="Emphasis"><text:span text:style-name="T125">Dynamic Data Exchange (</text:span></text:span><text:span text:style-name="Emphasis">DDE </text:span><text:span text:style-name="Emphasis"><text:span text:style-name="T125">l</text:span></text:span><text:span text:style-name="Emphasis">ink</text:span><text:span text:style-name="Emphasis"><text:span text:style-name="T125">)</text:span></text:span> <text:span text:style-name="T125">option in the </text:span><text:span text:style-name="Emphasis"><text:span text:style-name="T125">Selection</text:span></text:span><text:span text:style-name="T125"> list</text:span>.</text:p>
        </text:list-item>
        <text:list-item>
          <text:p text:style-name="P105">Click <text:span text:style-name="T125">the </text:span><text:span text:style-name="Strong_20_Emphasis">OK</text:span> <text:span text:style-name="T125">button</text:span>.</text:p>
        </text:list-item>
        <text:list-item>
          <text:p text:style-name="P115">Now the link has been created in Writer. When the Calc spreadsheet is updated, the table in Writer is automatically updated.</text:p>
        </text:list-item>
      </text:list>
      <text:p text:style-name="Figure"><draw:frame draw:style-name="fr1" draw:name="Frame32" text:anchor-type="as-char" svg:width="3.1028in" draw:z-index="90"><draw:text-box fo:min-height="3.2236in"><text:p text:style-name="Caption"><draw:frame draw:style-name="fr14" draw:name="graphics15" text:anchor-type="paragraph" svg:width="3.0945in" svg:height="2.752in" draw:z-index="91"><draw:image xlink:href="Pictures/1000000000000129000001086AD3BEF0F01A9BB8.png" xlink:type="simple" xlink:show="embed" xlink:actuate="onLoad" loext:mime-type="image/png"/></draw:frame>Figure <text:sequence text:ref-name="refFigure45" text:name="Figure" text:formula="ooow:Figure+1" style:num-format="1">46</text:sequence>: Paste Special dialog in Writer, with DDE link selected</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DocumentMap" style:family="paragraph"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Default_20_Paragraph_20_Font" style:display-name="Default Paragraph Font" style:family="text"/>
    <style:style style:name="ListLabel_20_1" style:display-name="ListLabel 1" style:family="text">
      <style:text-properties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f26de8"/>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Dynamic Data Exchange (DDE)</text:chapter> | <text:page-number text:select-page="current">37</text:page-number></text:p>
      </style:footer>
      <style:footer-left>
        <text:p text:style-name="Footer"><text:page-number text:select-page="current">36</text:page-number><text:s/>| <text:chapter text:display="name" text:outline-level="1">Embedding spreadsheets</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0  Linking Calc Data</text:title><text:s/>| <text:page-number text:select-page="current">3</text:page-number></text:p>
      </style:footer>
      <style:footer-left>
        <text:p text:style-name="MP1"><text:title>Chapter 10  Linking Calc Data</text:title><text:s/>| <text:page-number text:select-page="current">4</text:page-number></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8-04T18:18:52.044000000</meta:creation-date>
    <meta:editing-duration>P0D</meta:editing-duration>
    <meta:editing-cycles>1</meta:editing-cycles>
    <meta:generator>LibreOffice/6.3.4.2$Linux_X86_64 LibreOffice_project/60da17e045e08f1793c57c00ba83cdfce946d0aa</meta:generator>
    <dc:title>Chapter 10  Linking Calc Data</dc:title>
    <meta:print-date>2019-09-07T16:25:50.005000000</meta:print-date>
    <meta:document-statistic meta:table-count="3" meta:image-count="47" meta:object-count="0" meta:page-count="37" meta:paragraph-count="578" meta:word-count="9668" meta:character-count="54185" meta:non-whitespace-character-count="45144"/>
    <meta:user-defined meta:name="Guide Name">Calc Guide</meta:user-defined>
    <meta:user-defined meta:name="LibreOffive Version" meta:value-type="float">6.2</meta:user-defined>
    <meta:template xlink:type="simple" xlink:actuate="onRequest" xlink:title="LibreOffice_6.0_Chapter_Template" xlink:href="../../../../../../G:/PortableApps/PortableApps/LibreOfficePortable/Data/settings/user/template/LibreOffice/LO_6.0_Chapter_Template.ott" meta:date="2018-11-05T14:17:43.860000000"/>
  </office:meta>
</office:document-meta>
</file>